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ro4" style:family="table-row">
      <style:table-row-properties style:row-height="12.19mm" fo:break-before="auto" style:use-optimal-row-height="true"/>
    </style:style>
    <style:style style:name="ro5" style:family="table-row">
      <style:table-row-properties style:row-height="1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ourier New"/>
    </style:style>
    <style:style style:name="ce4" style:family="table-cell" style:parent-style-name="Default">
      <style:table-cell-properties fo:wrap-option="no-wrap"/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5" office:value-type="string" calcext:value-type="string">
            <text:p>Gym Name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Area 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URL</text:p>
          </table:table-cell>
          <table:table-cell table:style-name="ce5" office:value-type="string" calcext:value-type="string">
            <text:p>InfoURLtxtid</text:p>
          </table:table-cell>
          <table:table-cell table:style-name="ce5" office:value-type="string" calcext:value-type="string">
            <text:p>InfoURLuid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4" table:number-columns-repeated="1015"/>
        </table:table-row>
        <table:table-row table:style-name="ro2">
          <table:table-cell table:style-name="ce5" office:value-type="string" calcext:value-type="string">
            <text:p>Bernard&amp;#039;s Heath</text:p>
          </table:table-cell>
          <table:table-cell table:style-name="ce5" office:value-type="string" calcext:value-type="string">
            <text:p><text:a xlink:href="http://maps.google.com/?q=51.760895,-0.333676999999966" xlink:type="simple">http://maps.google.com/?q=51.760895,-0.33367699999996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ernard-039-s-heath/1181087" xlink:type="simple">https://www.pokemongomap.info/gym/bernard-039-s-heath/1181087</text:a></text:p>
          </table:table-cell>
          <table:table-cell table:style-name="ce5" office:value-type="string" calcext:value-type="string">
            <text:p>bernard-039-s-heath</text:p>
          </table:table-cell>
          <table:table-cell table:style-name="ce5" office:value-type="float" office:value="1181087" calcext:value-type="float">
            <text:p>1181087</text:p>
          </table:table-cell>
          <table:table-cell table:style-name="ce5" office:value-type="float" office:value="51.760895" calcext:value-type="float">
            <text:p>51.760895</text:p>
          </table:table-cell>
          <table:table-cell table:style-name="ce5" office:value-type="float" office:value="-0.333677" calcext:value-type="float">
            <text:p>-0.33367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Ancient Briton</text:p>
          </table:table-cell>
          <table:table-cell table:style-name="ce5" office:value-type="string" calcext:value-type="string">
            <text:p><text:a xlink:href="http://maps.google.com/?q=51.765461,-0.335354999999936" xlink:type="simple">http://maps.google.com/?q=51.765461,-0.33535499999993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ancient-briton/768520" xlink:type="simple">https://www.pokemongomap.info/gym/the-ancient-briton/768520</text:a></text:p>
          </table:table-cell>
          <table:table-cell table:style-name="ce5" office:value-type="string" calcext:value-type="string">
            <text:p>the-ancient-briton</text:p>
          </table:table-cell>
          <table:table-cell table:style-name="ce5" office:value-type="float" office:value="768520" calcext:value-type="float">
            <text:p>768520</text:p>
          </table:table-cell>
          <table:table-cell table:style-name="ce5" office:value-type="float" office:value="51.765461" calcext:value-type="float">
            <text:p>51.765461</text:p>
          </table:table-cell>
          <table:table-cell table:style-name="ce5" office:value-type="float" office:value="-0.335355" calcext:value-type="float">
            <text:p>-0.3353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atchwood Turret</text:p>
          </table:table-cell>
          <table:table-cell table:style-name="ce5" office:value-type="string" calcext:value-type="string">
            <text:p><text:a xlink:href="http://maps.google.com/?q=51.766638,-0.353689000000031" xlink:type="simple">http://maps.google.com/?q=51.766638,-0.353689000000031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chwood-turret/608808" xlink:type="simple">https://www.pokemongomap.info/gym/batchwood-turret/608808</text:a></text:p>
          </table:table-cell>
          <table:table-cell table:style-name="ce5" office:value-type="string" calcext:value-type="string">
            <text:p>batchwood-turret</text:p>
          </table:table-cell>
          <table:table-cell table:style-name="ce5" office:value-type="float" office:value="608808" calcext:value-type="float">
            <text:p>608808</text:p>
          </table:table-cell>
          <table:table-cell table:style-name="ce5" office:value-type="float" office:value="51.766638" calcext:value-type="float">
            <text:p>51.766638</text:p>
          </table:table-cell>
          <table:table-cell table:style-name="ce5" office:value-type="float" office:value="-0.353689" calcext:value-type="float">
            <text:p>-0.3536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 Valley Walk 5</text:p>
          </table:table-cell>
          <table:table-cell table:style-name="ce5" office:value-type="string" calcext:value-type="string">
            <text:p><text:a xlink:href="http://maps.google.com/?q=51.769036,-0.358044000000064" xlink:type="simple">http://maps.google.com/?q=51.769036,-0.358044000000064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-valley-walk-5/498029" xlink:type="simple">https://www.pokemongomap.info/gym/ver-valley-walk-5/498029</text:a></text:p>
          </table:table-cell>
          <table:table-cell table:style-name="ce5" office:value-type="string" calcext:value-type="string">
            <text:p>ver-valley-walk-5</text:p>
          </table:table-cell>
          <table:table-cell table:style-name="ce5" office:value-type="float" office:value="498029" calcext:value-type="float">
            <text:p>498029</text:p>
          </table:table-cell>
          <table:table-cell table:style-name="ce5" office:value-type="float" office:value="51.769036" calcext:value-type="float">
            <text:p>51.769036</text:p>
          </table:table-cell>
          <table:table-cell table:style-name="ce5" office:value-type="float" office:value="-0.358044" calcext:value-type="float">
            <text:p>-0.3580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06907,-0.364947000000029" xlink:type="simple">http://maps.google.com/?q=51.706907,-0.36494700000002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907627" xlink:type="simple">https://www.pokemongomap.info/gym/st-luke-039-s-church/907627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907627" calcext:value-type="float">
            <text:p>907627</text:p>
          </table:table-cell>
          <table:table-cell table:style-name="ce5" office:value-type="float" office:value="51.706907" calcext:value-type="float">
            <text:p>51.706907</text:p>
          </table:table-cell>
          <table:table-cell table:style-name="ce5" office:value-type="float" office:value="-0.364947" calcext:value-type="float">
            <text:p>-0.36494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icket Wood Railway Station</text:p>
          </table:table-cell>
          <table:table-cell table:style-name="ce5" office:value-type="string" calcext:value-type="string">
            <text:p><text:a xlink:href="http://maps.google.com/?q=51.705582,-0.358956000000035" xlink:type="simple">http://maps.google.com/?q=51.705582,-0.358956000000035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railway-station/562384" xlink:type="simple">https://www.pokemongomap.info/gym/bricket-wood-railway-station/562384</text:a></text:p>
          </table:table-cell>
          <table:table-cell table:style-name="ce5" office:value-type="string" calcext:value-type="string">
            <text:p>bricket-wood-railway-station</text:p>
          </table:table-cell>
          <table:table-cell table:style-name="ce5" office:value-type="float" office:value="562384" calcext:value-type="float">
            <text:p>562384</text:p>
          </table:table-cell>
          <table:table-cell table:style-name="ce5" office:value-type="float" office:value="51.705582" calcext:value-type="float">
            <text:p>51.705582</text:p>
          </table:table-cell>
          <table:table-cell table:style-name="ce5" office:value-type="float" office:value="-0.358956" calcext:value-type="float">
            <text:p>-0.35895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 Wood United Reformed Church</text:p>
          </table:table-cell>
          <table:table-cell table:style-name="ce5" office:value-type="string" calcext:value-type="string">
            <text:p><text:a xlink:href="http://maps.google.com/?q=51.70715,-0.367804999999976" xlink:type="simple">http://maps.google.com/?q=51.70715,-0.367804999999976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united-reformed-church/185948" xlink:type="simple">https://www.pokemongomap.info/gym/bricket-wood-united-reformed-church/185948</text:a></text:p>
          </table:table-cell>
          <table:table-cell table:style-name="ce5" office:value-type="string" calcext:value-type="string">
            <text:p>bricket-wood-united-reformed-church</text:p>
          </table:table-cell>
          <table:table-cell table:style-name="ce5" office:value-type="float" office:value="185948" calcext:value-type="float">
            <text:p>185948</text:p>
          </table:table-cell>
          <table:table-cell table:style-name="ce5" office:value-type="float" office:value="51.70715" calcext:value-type="float">
            <text:p>51.70715</text:p>
          </table:table-cell>
          <table:table-cell table:style-name="ce5" office:value-type="float" office:value="-0.367805" calcext:value-type="float">
            <text:p>-0.3678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utterflies and Flowers Metal Artwork</text:p>
          </table:table-cell>
          <table:table-cell table:style-name="ce5" office:value-type="string" calcext:value-type="string">
            <text:p><text:a xlink:href="http://maps.google.com/?q=51.701207,-0.37378799999999" xlink:type="simple">http://maps.google.com/?q=51.701207,-0.3737879999999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ies-and-flowers-metal-artwork/1211781" xlink:type="simple">https://www.pokemongomap.info/gym/butterflies-and-flowers-metal-artwork/1211781</text:a></text:p>
          </table:table-cell>
          <table:table-cell table:style-name="ce5" office:value-type="string" calcext:value-type="string">
            <text:p>butterflies-and-flowers-metal-artwork</text:p>
          </table:table-cell>
          <table:table-cell table:style-name="ce5" office:value-type="float" office:value="1211781" calcext:value-type="float">
            <text:p>1211781</text:p>
          </table:table-cell>
          <table:table-cell table:style-name="ce5" office:value-type="float" office:value="51.701207" calcext:value-type="float">
            <text:p>51.701207</text:p>
          </table:table-cell>
          <table:table-cell table:style-name="ce5" office:value-type="float" office:value="-0.373788" calcext:value-type="float">
            <text:p>-0.3737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t Wood Common Circular Walk Marker</text:p>
          </table:table-cell>
          <table:table-cell table:style-name="ce5" office:value-type="string" calcext:value-type="string">
            <text:p><text:a xlink:href="http://maps.google.com/?q=51.695311,-0.366435000000024" xlink:type="simple">http://maps.google.com/?q=51.695311,-0.366435000000024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t-wood-common-circular-walk-marker/855410" xlink:type="simple">https://www.pokemongomap.info/gym/brickett-wood-common-circular-walk-marker/855410</text:a></text:p>
          </table:table-cell>
          <table:table-cell table:style-name="ce5" office:value-type="string" calcext:value-type="string">
            <text:p>brickett-wood-common-circular-walk-marker</text:p>
          </table:table-cell>
          <table:table-cell table:style-name="ce5" office:value-type="float" office:value="855410" calcext:value-type="float">
            <text:p>855410</text:p>
          </table:table-cell>
          <table:table-cell table:style-name="ce5" office:value-type="float" office:value="51.695311" calcext:value-type="float">
            <text:p>51.695311</text:p>
          </table:table-cell>
          <table:table-cell table:style-name="ce5" office:value-type="float" office:value="-0.366435" calcext:value-type="float">
            <text:p>-0.3664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lower Lady</text:p>
          </table:table-cell>
          <table:table-cell table:style-name="ce5" office:value-type="string" calcext:value-type="string">
            <text:p><text:a xlink:href="http://maps.google.com/?q=51.758985,-0.146421000000032" xlink:type="simple">http://maps.google.com/?q=51.758985,-0.14642100000003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ower-lady/66408" xlink:type="simple">https://www.pokemongomap.info/gym/flower-lady/66408</text:a></text:p>
          </table:table-cell>
          <table:table-cell table:style-name="ce5" office:value-type="string" calcext:value-type="string">
            <text:p>flower-lady</text:p>
          </table:table-cell>
          <table:table-cell table:style-name="ce5" office:value-type="float" office:value="66408" calcext:value-type="float">
            <text:p>66408</text:p>
          </table:table-cell>
          <table:table-cell table:style-name="ce5" office:value-type="float" office:value="51.758985" calcext:value-type="float">
            <text:p>51.758985</text:p>
          </table:table-cell>
          <table:table-cell table:style-name="ce5" office:value-type="float" office:value="-0.146421" calcext:value-type="float">
            <text:p>-0.1464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ck O&amp;#039; the North</text:p>
          </table:table-cell>
          <table:table-cell table:style-name="ce5" office:value-type="string" calcext:value-type="string">
            <text:p><text:a xlink:href="http://maps.google.com/?q=51.73274,-0.185956000000033" xlink:type="simple">http://maps.google.com/?q=51.73274,-0.185956000000033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ck-o-039-the-north/422281" xlink:type="simple">https://www.pokemongomap.info/gym/cock-o-039-the-north/422281</text:a></text:p>
          </table:table-cell>
          <table:table-cell table:style-name="ce5" office:value-type="string" calcext:value-type="string">
            <text:p>cock-o-039-the-north</text:p>
          </table:table-cell>
          <table:table-cell table:style-name="ce5" office:value-type="float" office:value="422281" calcext:value-type="float">
            <text:p>422281</text:p>
          </table:table-cell>
          <table:table-cell table:style-name="ce5" office:value-type="float" office:value="51.73274" calcext:value-type="float">
            <text:p>51.73274</text:p>
          </table:table-cell>
          <table:table-cell table:style-name="ce5" office:value-type="float" office:value="-0.185956" calcext:value-type="float">
            <text:p>-0.1859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obions Wood Nature Reserve</text:p>
          </table:table-cell>
          <table:table-cell table:style-name="ce5" office:value-type="string" calcext:value-type="string">
            <text:p><text:a xlink:href="http://maps.google.com/?q=51.717703,-0.187334999999962" xlink:type="simple">http://maps.google.com/?q=51.717703,-0.18733499999996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bions-wood-nature-reserve/599877" xlink:type="simple">https://www.pokemongomap.info/gym/gobions-wood-nature-reserve/599877</text:a></text:p>
          </table:table-cell>
          <table:table-cell table:style-name="ce5" office:value-type="string" calcext:value-type="string">
            <text:p>gobions-wood-nature-reserve</text:p>
          </table:table-cell>
          <table:table-cell table:style-name="ce5" office:value-type="float" office:value="599877" calcext:value-type="float">
            <text:p>599877</text:p>
          </table:table-cell>
          <table:table-cell table:style-name="ce5" office:value-type="float" office:value="51.717703" calcext:value-type="float">
            <text:p>51.717703</text:p>
          </table:table-cell>
          <table:table-cell table:style-name="ce5" office:value-type="float" office:value="-0.187335" calcext:value-type="float">
            <text:p>-0.1873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45483,-0.31508800000006" xlink:type="simple">http://maps.google.com/?q=51.745483,-0.31508800000006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352119" xlink:type="simple">https://www.pokemongomap.info/gym/st-luke-039-s-church/352119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352119" calcext:value-type="float">
            <text:p>352119</text:p>
          </table:table-cell>
          <table:table-cell table:style-name="ce5" office:value-type="float" office:value="51.745483" calcext:value-type="float">
            <text:p>51.745483</text:p>
          </table:table-cell>
          <table:table-cell table:style-name="ce5" office:value-type="float" office:value="-0.315088" calcext:value-type="float">
            <text:p>-0.3150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Cunningham Hill Football Park North Entrance</text:p>
          </table:table-cell>
          <table:table-cell table:style-name="ce5" office:value-type="string" calcext:value-type="string">
            <text:p><text:a xlink:href="http://maps.google.com/?q=51.747662,-0.317837999999938" xlink:type="simple">http://maps.google.com/?q=51.747662,-0.31783799999993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ill-football-park-north-entrance/857924" xlink:type="simple">https://www.pokemongomap.info/gym/cunningham-hill-football-park-north-entrance/857924</text:a></text:p>
          </table:table-cell>
          <table:table-cell table:style-name="ce5" office:value-type="string" calcext:value-type="string">
            <text:p>cunningham-hill-football-park-north-entrance</text:p>
          </table:table-cell>
          <table:table-cell table:style-name="ce5" office:value-type="float" office:value="857924" calcext:value-type="float">
            <text:p>857924</text:p>
          </table:table-cell>
          <table:table-cell table:style-name="ce5" office:value-type="float" office:value="51.747662" calcext:value-type="float">
            <text:p>51.747662</text:p>
          </table:table-cell>
          <table:table-cell table:style-name="ce5" office:value-type="float" office:value="-0.317838" calcext:value-type="float">
            <text:p>-0.31783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ondon Road Club</text:p>
          </table:table-cell>
          <table:table-cell table:style-name="ce5" office:value-type="string" calcext:value-type="string">
            <text:p><text:a xlink:href="http://maps.google.com/?q=51.739712,-0.308001999999988" xlink:type="simple">http://maps.google.com/?q=51.739712,-0.30800199999998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ondon-road-club/688193" xlink:type="simple">https://www.pokemongomap.info/gym/london-road-club/688193</text:a></text:p>
          </table:table-cell>
          <table:table-cell table:style-name="ce5" office:value-type="string" calcext:value-type="string">
            <text:p>london-road-club</text:p>
          </table:table-cell>
          <table:table-cell table:style-name="ce5" office:value-type="float" office:value="688193" calcext:value-type="float">
            <text:p>688193</text:p>
          </table:table-cell>
          <table:table-cell table:style-name="ce5" office:value-type="float" office:value="51.739712" calcext:value-type="float">
            <text:p>51.739712</text:p>
          </table:table-cell>
          <table:table-cell table:style-name="ce5" office:value-type="float" office:value="-0.308002" calcext:value-type="float">
            <text:p>-0.3080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AOG Church</text:p>
          </table:table-cell>
          <table:table-cell table:style-name="ce5" office:value-type="string" calcext:value-type="string">
            <text:p><text:a xlink:href="http://maps.google.com/?q=51.748578,-0.316364000000021" xlink:type="simple">http://maps.google.com/?q=51.748578,-0.316364000000021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aog-church/862416" xlink:type="simple">https://www.pokemongomap.info/gym/st-albans-aog-church/862416</text:a></text:p>
          </table:table-cell>
          <table:table-cell table:style-name="ce5" office:value-type="string" calcext:value-type="string">
            <text:p>st-albans-aog-church</text:p>
          </table:table-cell>
          <table:table-cell table:style-name="ce5" office:value-type="float" office:value="862416" calcext:value-type="float">
            <text:p>862416</text:p>
          </table:table-cell>
          <table:table-cell table:style-name="ce5" office:value-type="float" office:value="51.748578" calcext:value-type="float">
            <text:p>51.748578</text:p>
          </table:table-cell>
          <table:table-cell table:style-name="ce5" office:value-type="float" office:value="-0.316364" calcext:value-type="float">
            <text:p>-0.3163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mp Pub</text:p>
          </table:table-cell>
          <table:table-cell table:style-name="ce5" office:value-type="string" calcext:value-type="string">
            <text:p><text:a xlink:href="http://maps.google.com/?q=51.748371,-0.313517000000047" xlink:type="simple">http://maps.google.com/?q=51.748371,-0.313517000000047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mp-pub/567356" xlink:type="simple">https://www.pokemongomap.info/gym/the-camp-pub/567356</text:a></text:p>
          </table:table-cell>
          <table:table-cell table:style-name="ce5" office:value-type="string" calcext:value-type="string">
            <text:p>the-camp-pub</text:p>
          </table:table-cell>
          <table:table-cell table:style-name="ce5" office:value-type="float" office:value="567356" calcext:value-type="float">
            <text:p>567356</text:p>
          </table:table-cell>
          <table:table-cell table:style-name="ce5" office:value-type="float" office:value="51.748371" calcext:value-type="float">
            <text:p>51.748371</text:p>
          </table:table-cell>
          <table:table-cell table:style-name="ce5" office:value-type="float" office:value="-0.313517" calcext:value-type="float">
            <text:p>-0.31351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nningham Hub</text:p>
          </table:table-cell>
          <table:table-cell table:style-name="ce5" office:value-type="string" calcext:value-type="string">
            <text:p><text:a xlink:href="http://maps.google.com/?q=51.743325,-0.31227899999999" xlink:type="simple">http://maps.google.com/?q=51.743325,-0.31227899999999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ub/117485" xlink:type="simple">https://www.pokemongomap.info/gym/cunningham-hub/117485</text:a></text:p>
          </table:table-cell>
          <table:table-cell table:style-name="ce5" office:value-type="string" calcext:value-type="string">
            <text:p>cunningham-hub</text:p>
          </table:table-cell>
          <table:table-cell table:style-name="ce5" office:value-type="float" office:value="117485" calcext:value-type="float">
            <text:p>117485</text:p>
          </table:table-cell>
          <table:table-cell table:style-name="ce5" office:value-type="float" office:value="51.743325" calcext:value-type="float">
            <text:p>51.743325</text:p>
          </table:table-cell>
          <table:table-cell table:style-name="ce5" office:value-type="float" office:value="-0.312279" calcext:value-type="float">
            <text:p>-0.31227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tin&amp;#039;s Post Office</text:p>
          </table:table-cell>
          <table:table-cell table:style-name="ce5" office:value-type="string" calcext:value-type="string">
            <text:p><text:a xlink:href="http://maps.google.com/?q=51.743699,-0.312633000000005" xlink:type="simple">http://maps.google.com/?q=51.743699,-0.312633000000005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tin-039-s-post-office/286539" xlink:type="simple">https://www.pokemongomap.info/gym/martin-039-s-post-office/286539</text:a></text:p>
          </table:table-cell>
          <table:table-cell table:style-name="ce5" office:value-type="string" calcext:value-type="string">
            <text:p>martin-039-s-post-office</text:p>
          </table:table-cell>
          <table:table-cell table:style-name="ce5" office:value-type="float" office:value="286539" calcext:value-type="float">
            <text:p>286539</text:p>
          </table:table-cell>
          <table:table-cell table:style-name="ce5" office:value-type="float" office:value="51.743699" calcext:value-type="float">
            <text:p>51.743699</text:p>
          </table:table-cell>
          <table:table-cell table:style-name="ce5" office:value-type="float" office:value="-0.312633" calcext:value-type="float">
            <text:p>-0.31263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ock</text:p>
          </table:table-cell>
          <table:table-cell table:style-name="ce5" office:value-type="string" calcext:value-type="string">
            <text:p><text:a xlink:href="http://maps.google.com/?q=51.738243,-0.25449500000002" xlink:type="simple">http://maps.google.com/?q=51.738243,-0.25449500000002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ock/190378" xlink:type="simple">https://www.pokemongomap.info/gym/the-cock/190378</text:a></text:p>
          </table:table-cell>
          <table:table-cell table:style-name="ce5" office:value-type="string" calcext:value-type="string">
            <text:p>the-cock</text:p>
          </table:table-cell>
          <table:table-cell table:style-name="ce5" office:value-type="float" office:value="190378" calcext:value-type="float">
            <text:p>190378</text:p>
          </table:table-cell>
          <table:table-cell table:style-name="ce5" office:value-type="float" office:value="51.738243" calcext:value-type="float">
            <text:p>51.738243</text:p>
          </table:table-cell>
          <table:table-cell table:style-name="ce5" office:value-type="float" office:value="-0.254495" calcext:value-type="float">
            <text:p>-0.2544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F C and Social Club</text:p>
          </table:table-cell>
          <table:table-cell table:style-name="ce5" office:value-type="string" calcext:value-type="string">
            <text:p><text:a xlink:href="http://maps.google.com/?q=51.740389,-0.262492000000066" xlink:type="simple">http://maps.google.com/?q=51.740389,-0.262492000000066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f-c-and-social-club/891934" xlink:type="simple">https://www.pokemongomap.info/gym/colney-heath-f-c-and-social-club/891934</text:a></text:p>
          </table:table-cell>
          <table:table-cell table:style-name="ce5" office:value-type="string" calcext:value-type="string">
            <text:p>colney-heath-f-c-and-social-club</text:p>
          </table:table-cell>
          <table:table-cell table:style-name="ce5" office:value-type="float" office:value="891934" calcext:value-type="float">
            <text:p>891934</text:p>
          </table:table-cell>
          <table:table-cell table:style-name="ce5" office:value-type="float" office:value="51.740389" calcext:value-type="float">
            <text:p>51.740389</text:p>
          </table:table-cell>
          <table:table-cell table:style-name="ce5" office:value-type="float" office:value="-0.262492" calcext:value-type="float">
            <text:p>-0.2624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ney Heath Village Hall</text:p>
          </table:table-cell>
          <table:table-cell table:style-name="ce5" office:value-type="string" calcext:value-type="string">
            <text:p><text:a xlink:href="http://maps.google.com/?q=51.7395,-0.260163000000034" xlink:type="simple">http://maps.google.com/?q=51.7395,-0.260163000000034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village-hall/753313" xlink:type="simple">https://www.pokemongomap.info/gym/colney-heath-village-hall/753313</text:a></text:p>
          </table:table-cell>
          <table:table-cell table:style-name="ce5" office:value-type="string" calcext:value-type="string">
            <text:p>colney-heath-village-hall</text:p>
          </table:table-cell>
          <table:table-cell table:style-name="ce5" office:value-type="float" office:value="753313" calcext:value-type="float">
            <text:p>753313</text:p>
          </table:table-cell>
          <table:table-cell table:style-name="ce5" office:value-type="float" office:value="51.7395" calcext:value-type="float">
            <text:p>51.7395</text:p>
          </table:table-cell>
          <table:table-cell table:style-name="ce5" office:value-type="float" office:value="-0.260163" calcext:value-type="float">
            <text:p>-0.2601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Community Park</text:p>
          </table:table-cell>
          <table:table-cell table:style-name="ce5" office:value-type="string" calcext:value-type="string">
            <text:p><text:a xlink:href="http://maps.google.com/?q=51.742718,-0.267581999999948" xlink:type="simple">http://maps.google.com/?q=51.742718,-0.267581999999948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community-park/572087" xlink:type="simple">https://www.pokemongomap.info/gym/colney-heath-community-park/572087</text:a></text:p>
          </table:table-cell>
          <table:table-cell table:style-name="ce5" office:value-type="string" calcext:value-type="string">
            <text:p>colney-heath-community-park</text:p>
          </table:table-cell>
          <table:table-cell table:style-name="ce5" office:value-type="float" office:value="572087" calcext:value-type="float">
            <text:p>572087</text:p>
          </table:table-cell>
          <table:table-cell table:style-name="ce5" office:value-type="float" office:value="51.742718" calcext:value-type="float">
            <text:p>51.742718</text:p>
          </table:table-cell>
          <table:table-cell table:style-name="ce5" office:value-type="float" office:value="-0.267582" calcext:value-type="float">
            <text:p>-0.2675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uple Sculpture</text:p>
          </table:table-cell>
          <table:table-cell table:style-name="ce5" office:value-type="string" calcext:value-type="string">
            <text:p><text:a xlink:href="http://maps.google.com/?q=51.816238,-0.357330999999931" xlink:type="simple">http://maps.google.com/?q=51.816238,-0.35733099999993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uple-sculpture/201636" xlink:type="simple">https://www.pokemongomap.info/gym/couple-sculpture/201636</text:a></text:p>
          </table:table-cell>
          <table:table-cell table:style-name="ce5" office:value-type="string" calcext:value-type="string">
            <text:p>couple-sculpture</text:p>
          </table:table-cell>
          <table:table-cell table:style-name="ce5" office:value-type="float" office:value="201636" calcext:value-type="float">
            <text:p>201636</text:p>
          </table:table-cell>
          <table:table-cell table:style-name="ce5" office:value-type="float" office:value="51.816238" calcext:value-type="float">
            <text:p>51.816238</text:p>
          </table:table-cell>
          <table:table-cell table:style-name="ce5" office:value-type="float" office:value="-0.357331" calcext:value-type="float">
            <text:p>-0.35733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lough and Harrow</text:p>
          </table:table-cell>
          <table:table-cell table:style-name="ce5" office:value-type="string" calcext:value-type="string">
            <text:p><text:a xlink:href="http://maps.google.com/?q=51.807357,-0.344943999999941" xlink:type="simple">http://maps.google.com/?q=51.807357,-0.34494399999994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lough-and-harrow/453211" xlink:type="simple">https://www.pokemongomap.info/gym/plough-and-harrow/453211</text:a></text:p>
          </table:table-cell>
          <table:table-cell table:style-name="ce5" office:value-type="string" calcext:value-type="string">
            <text:p>plough-and-harrow</text:p>
          </table:table-cell>
          <table:table-cell table:style-name="ce5" office:value-type="float" office:value="453211" calcext:value-type="float">
            <text:p>453211</text:p>
          </table:table-cell>
          <table:table-cell table:style-name="ce5" office:value-type="float" office:value="51.807357" calcext:value-type="float">
            <text:p>51.807357</text:p>
          </table:table-cell>
          <table:table-cell table:style-name="ce5" office:value-type="float" office:value="-0.344944" calcext:value-type="float">
            <text:p>-0.3449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prings Damp Woodland Sign</text:p>
          </table:table-cell>
          <table:table-cell table:style-name="ce5" office:value-type="string" calcext:value-type="string">
            <text:p><text:a xlink:href="http://maps.google.com/?q=51.82234,-0.337598999999955" xlink:type="simple">http://maps.google.com/?q=51.82234,-0.337598999999955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prings-damp-woodland-sign/7239473" xlink:type="simple">https://www.pokemongomap.info/gym/batford-springs-damp-woodland-sign/7239473</text:a></text:p>
          </table:table-cell>
          <table:table-cell table:style-name="ce5" office:value-type="string" calcext:value-type="string">
            <text:p>batford-springs-damp-woodland-sign</text:p>
          </table:table-cell>
          <table:table-cell table:style-name="ce5" office:value-type="float" office:value="7239473" calcext:value-type="float">
            <text:p>7239473</text:p>
          </table:table-cell>
          <table:table-cell table:style-name="ce5" office:value-type="float" office:value="51.82234" calcext:value-type="float">
            <text:p>51.82234</text:p>
          </table:table-cell>
          <table:table-cell table:style-name="ce5" office:value-type="float" office:value="-0.337599" calcext:value-type="float">
            <text:p>-0.33759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pper Lea Valley Group Meeting Point</text:p>
          </table:table-cell>
          <table:table-cell table:style-name="ce5" office:value-type="string" calcext:value-type="string">
            <text:p><text:a xlink:href="http://maps.google.com/?q=51.823859,-0.338983999999982" xlink:type="simple">http://maps.google.com/?q=51.823859,-0.338983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upper-lea-valley-group-meeting-point/7239475" xlink:type="simple">https://www.pokemongomap.info/gym/upper-lea-valley-group-meeting-point/7239475</text:a></text:p>
          </table:table-cell>
          <table:table-cell table:style-name="ce5" office:value-type="string" calcext:value-type="string">
            <text:p>upper-lea-valley-group-meeting-point</text:p>
          </table:table-cell>
          <table:table-cell table:style-name="ce5" office:value-type="float" office:value="7239475" calcext:value-type="float">
            <text:p>7239475</text:p>
          </table:table-cell>
          <table:table-cell table:style-name="ce5" office:value-type="float" office:value="51.823859" calcext:value-type="float">
            <text:p>51.823859</text:p>
          </table:table-cell>
          <table:table-cell table:style-name="ce5" office:value-type="float" office:value="-0.338984" calcext:value-type="float">
            <text:p>-0.33898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Railway Station</text:p>
          </table:table-cell>
          <table:table-cell table:style-name="ce5" office:value-type="string" calcext:value-type="string">
            <text:p><text:a xlink:href="http://maps.google.com/?q=51.814645,-0.351783000000069" xlink:type="simple">http://maps.google.com/?q=51.814645,-0.35178300000006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railway-station/7239504" xlink:type="simple">https://www.pokemongomap.info/gym/harpenden-railway-station/7239504</text:a></text:p>
          </table:table-cell>
          <table:table-cell table:style-name="ce5" office:value-type="string" calcext:value-type="string">
            <text:p>harpenden-railway-station</text:p>
          </table:table-cell>
          <table:table-cell table:style-name="ce5" office:value-type="float" office:value="7239504" calcext:value-type="float">
            <text:p>7239504</text:p>
          </table:table-cell>
          <table:table-cell table:style-name="ce5" office:value-type="float" office:value="51.814645" calcext:value-type="float">
            <text:p>51.814645</text:p>
          </table:table-cell>
          <table:table-cell table:style-name="ce5" office:value-type="float" office:value="-0.351783" calcext:value-type="float">
            <text:p>-0.3517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ater Tower Shakespeare Road</text:p>
          </table:table-cell>
          <table:table-cell table:style-name="ce5" office:value-type="string" calcext:value-type="string">
            <text:p><text:a xlink:href="http://maps.google.com/?q=51.815238,-0.345924999999966" xlink:type="simple">http://maps.google.com/?q=51.815238,-0.345924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-tower-shakespeare-road/7239584" xlink:type="simple">https://www.pokemongomap.info/gym/water-tower-shakespeare-road/7239584</text:a></text:p>
          </table:table-cell>
          <table:table-cell table:style-name="ce5" office:value-type="string" calcext:value-type="string">
            <text:p>water-tower-shakespeare-road</text:p>
          </table:table-cell>
          <table:table-cell table:style-name="ce5" office:value-type="float" office:value="7239584" calcext:value-type="float">
            <text:p>7239584</text:p>
          </table:table-cell>
          <table:table-cell table:style-name="ce5" office:value-type="float" office:value="51.815238" calcext:value-type="float">
            <text:p>51.815238</text:p>
          </table:table-cell>
          <table:table-cell table:style-name="ce5" office:value-type="float" office:value="-0.345925" calcext:value-type="float">
            <text:p>-0.3459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&amp;#039;s Ups And Downs</text:p>
          </table:table-cell>
          <table:table-cell table:style-name="ce5" office:value-type="string" calcext:value-type="string">
            <text:p><text:a xlink:href="http://maps.google.com/?q=51.803422,-0.350819000000001" xlink:type="simple">http://maps.google.com/?q=51.803422,-0.350819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039-s-ups-and-downs/7947602" xlink:type="simple">https://www.pokemongomap.info/gym/harpenden-039-s-ups-and-downs/7947602</text:a></text:p>
          </table:table-cell>
          <table:table-cell table:style-name="ce5" office:value-type="string" calcext:value-type="string">
            <text:p>harpenden-039-s-ups-and-downs</text:p>
          </table:table-cell>
          <table:table-cell table:style-name="ce5" office:value-type="float" office:value="7947602" calcext:value-type="float">
            <text:p>7947602</text:p>
          </table:table-cell>
          <table:table-cell table:style-name="ce5" office:value-type="float" office:value="51.803422" calcext:value-type="float">
            <text:p>51.803422</text:p>
          </table:table-cell>
          <table:table-cell table:style-name="ce5" office:value-type="float" office:value="-0.350819" calcext:value-type="float">
            <text:p>-0.350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ple Tree Project</text:p>
          </table:table-cell>
          <table:table-cell table:style-name="ce5" office:value-type="string" calcext:value-type="string">
            <text:p><text:a xlink:href="http://maps.google.com/?q=51.80525,-0.347036000000003" xlink:type="simple">http://maps.google.com/?q=51.80525,-0.34703600000000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ple-tree-project/7947618" xlink:type="simple">https://www.pokemongomap.info/gym/apple-tree-project/7947618</text:a></text:p>
          </table:table-cell>
          <table:table-cell table:style-name="ce5" office:value-type="string" calcext:value-type="string">
            <text:p>apple-tree-project</text:p>
          </table:table-cell>
          <table:table-cell table:style-name="ce5" office:value-type="float" office:value="7947618" calcext:value-type="float">
            <text:p>7947618</text:p>
          </table:table-cell>
          <table:table-cell table:style-name="ce5" office:value-type="float" office:value="51.80525" calcext:value-type="float">
            <text:p>51.80525</text:p>
          </table:table-cell>
          <table:table-cell table:style-name="ce5" office:value-type="float" office:value="-0.347036" calcext:value-type="float">
            <text:p>-0.347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National Willow Collection</text:p>
          </table:table-cell>
          <table:table-cell table:style-name="ce5" office:value-type="string" calcext:value-type="string">
            <text:p><text:a xlink:href="http://maps.google.com/?q=51.806016,-0.366322999999966" xlink:type="simple">http://maps.google.com/?q=51.806016,-0.366322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national-willow-collection/7946969" xlink:type="simple">https://www.pokemongomap.info/gym/the-national-willow-collection/7946969</text:a></text:p>
          </table:table-cell>
          <table:table-cell table:style-name="ce5" office:value-type="string" calcext:value-type="string">
            <text:p>the-national-willow-collection</text:p>
          </table:table-cell>
          <table:table-cell table:style-name="ce5" office:value-type="float" office:value="7946969" calcext:value-type="float">
            <text:p>7946969</text:p>
          </table:table-cell>
          <table:table-cell table:style-name="ce5" office:value-type="float" office:value="51.806016" calcext:value-type="float">
            <text:p>51.806016</text:p>
          </table:table-cell>
          <table:table-cell table:style-name="ce5" office:value-type="float" office:value="-0.366323" calcext:value-type="float">
            <text:p>-0.36632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lmon Run</text:p>
          </table:table-cell>
          <table:table-cell table:style-name="ce5" office:value-type="string" calcext:value-type="string">
            <text:p><text:a xlink:href="http://maps.google.com/?q=51.812894,-0.35697099999993" xlink:type="simple">http://maps.google.com/?q=51.812894,-0.3569709999999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lmon-run/7947268" xlink:type="simple">https://www.pokemongomap.info/gym/salmon-run/7947268</text:a></text:p>
          </table:table-cell>
          <table:table-cell table:style-name="ce5" office:value-type="string" calcext:value-type="string">
            <text:p>salmon-run</text:p>
          </table:table-cell>
          <table:table-cell table:style-name="ce5" office:value-type="float" office:value="7947268" calcext:value-type="float">
            <text:p>7947268</text:p>
          </table:table-cell>
          <table:table-cell table:style-name="ce5" office:value-type="float" office:value="51.812894" calcext:value-type="float">
            <text:p>51.812894</text:p>
          </table:table-cell>
          <table:table-cell table:style-name="ce5" office:value-type="float" office:value="-0.356971" calcext:value-type="float">
            <text:p>-0.35697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pstead Skatepark</text:p>
          </table:table-cell>
          <table:table-cell table:style-name="ce5" office:value-type="string" calcext:value-type="string">
            <text:p><text:a xlink:href="http://maps.google.com/?q=51.812546,-0.358688000000029" xlink:type="simple">http://maps.google.com/?q=51.812546,-0.35868800000002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ad-skatepark/7947271" xlink:type="simple">https://www.pokemongomap.info/gym/rothampstead-skatepark/7947271</text:a></text:p>
          </table:table-cell>
          <table:table-cell table:style-name="ce5" office:value-type="string" calcext:value-type="string">
            <text:p>rothampstead-skatepark</text:p>
          </table:table-cell>
          <table:table-cell table:style-name="ce5" office:value-type="float" office:value="7947271" calcext:value-type="float">
            <text:p>7947271</text:p>
          </table:table-cell>
          <table:table-cell table:style-name="ce5" office:value-type="float" office:value="51.812546" calcext:value-type="float">
            <text:p>51.812546</text:p>
          </table:table-cell>
          <table:table-cell table:style-name="ce5" office:value-type="float" office:value="-0.358688" calcext:value-type="float">
            <text:p>-0.3586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thamsted Park</text:p>
          </table:table-cell>
          <table:table-cell table:style-name="ce5" office:value-type="string" calcext:value-type="string">
            <text:p><text:a xlink:href="http://maps.google.com/?q=51.813128,-0.357364999999959" xlink:type="simple">http://maps.google.com/?q=51.813128,-0.35736499999995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thamsted-park/7947272" xlink:type="simple">https://www.pokemongomap.info/gym/entrance-to-rothamsted-park/7947272</text:a></text:p>
          </table:table-cell>
          <table:table-cell table:style-name="ce5" office:value-type="string" calcext:value-type="string">
            <text:p>entrance-to-rothamsted-park</text:p>
          </table:table-cell>
          <table:table-cell table:style-name="ce5" office:value-type="float" office:value="7947272" calcext:value-type="float">
            <text:p>7947272</text:p>
          </table:table-cell>
          <table:table-cell table:style-name="ce5" office:value-type="float" office:value="51.813128" calcext:value-type="float">
            <text:p>51.813128</text:p>
          </table:table-cell>
          <table:table-cell table:style-name="ce5" office:value-type="float" office:value="-0.357365" calcext:value-type="float">
            <text:p>-0.357365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othampsted Park Wildflower Meadows</text:p>
          </table:table-cell>
          <table:table-cell table:style-name="ce5" office:value-type="string" calcext:value-type="string">
            <text:p><text:a xlink:href="http://maps.google.com/?q=51.811106,-0.366397000000006" xlink:type="simple">http://maps.google.com/?q=51.811106,-0.36639700000000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d-park-wildflower-meadows/7947626" xlink:type="simple">https://www.pokemongomap.info/gym/rothampsted-park-wildflower-meadows/7947626</text:a></text:p>
          </table:table-cell>
          <table:table-cell table:style-name="ce5" office:value-type="string" calcext:value-type="string">
            <text:p>rothampsted-park-wildflower-meadows</text:p>
          </table:table-cell>
          <table:table-cell table:style-name="ce5" office:value-type="float" office:value="7947626" calcext:value-type="float">
            <text:p>7947626</text:p>
          </table:table-cell>
          <table:table-cell table:style-name="ce5" office:value-type="float" office:value="51.811106" calcext:value-type="float">
            <text:p>51.811106</text:p>
          </table:table-cell>
          <table:table-cell table:style-name="ce5" office:value-type="float" office:value="-0.366397" calcext:value-type="float">
            <text:p>-0.3663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stead Millstone</text:p>
          </table:table-cell>
          <table:table-cell table:style-name="ce5" office:value-type="string" calcext:value-type="string">
            <text:p><text:a xlink:href="http://maps.google.com/?q=51.809159,-0.356606000000056" xlink:type="simple">http://maps.google.com/?q=51.809159,-0.356606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stead-millstone/7947265" xlink:type="simple">https://www.pokemongomap.info/gym/rothamstead-millstone/7947265</text:a></text:p>
          </table:table-cell>
          <table:table-cell table:style-name="ce5" office:value-type="string" calcext:value-type="string">
            <text:p>rothamstead-millstone</text:p>
          </table:table-cell>
          <table:table-cell table:style-name="ce5" office:value-type="float" office:value="7947265" calcext:value-type="float">
            <text:p>7947265</text:p>
          </table:table-cell>
          <table:table-cell table:style-name="ce5" office:value-type="float" office:value="51.809159" calcext:value-type="float">
            <text:p>51.809159</text:p>
          </table:table-cell>
          <table:table-cell table:style-name="ce5" office:value-type="float" office:value="-0.356606" calcext:value-type="float">
            <text:p>-0.3566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owers Parade Sensory Garden</text:p>
          </table:table-cell>
          <table:table-cell table:style-name="ce5" office:value-type="string" calcext:value-type="string">
            <text:p><text:a xlink:href="http://maps.google.com/?q=51.816957,-0.356945999999994" xlink:type="simple">http://maps.google.com/?q=51.816957,-0.356945999999994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owers-parade-sensory-garden/239051" xlink:type="simple">https://www.pokemongomap.info/gym/bowers-parade-sensory-garden/239051</text:a></text:p>
          </table:table-cell>
          <table:table-cell table:style-name="ce5" office:value-type="string" calcext:value-type="string">
            <text:p>bowers-parade-sensory-garden</text:p>
          </table:table-cell>
          <table:table-cell table:style-name="ce5" office:value-type="float" office:value="239051" calcext:value-type="float">
            <text:p>239051</text:p>
          </table:table-cell>
          <table:table-cell table:style-name="ce5" office:value-type="float" office:value="51.816957" calcext:value-type="float">
            <text:p>51.816957</text:p>
          </table:table-cell>
          <table:table-cell table:style-name="ce5" office:value-type="float" office:value="-0.356946" calcext:value-type="float">
            <text:p>-0.3569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Mary the Virgin</text:p>
          </table:table-cell>
          <table:table-cell table:style-name="ce5" office:value-type="string" calcext:value-type="string">
            <text:p><text:a xlink:href="http://maps.google.com/?q=51.832639,-0.386351999999988" xlink:type="simple">http://maps.google.com/?q=51.832639,-0.38635199999998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the-virgin/7239860" xlink:type="simple">https://www.pokemongomap.info/gym/st-mary-the-virgin/7239860</text:a></text:p>
          </table:table-cell>
          <table:table-cell table:style-name="ce5" office:value-type="string" calcext:value-type="string">
            <text:p>st-mary-the-virgin</text:p>
          </table:table-cell>
          <table:table-cell table:style-name="ce5" office:value-type="float" office:value="7239860" calcext:value-type="float">
            <text:p>7239860</text:p>
          </table:table-cell>
          <table:table-cell table:style-name="ce5" office:value-type="float" office:value="51.832639" calcext:value-type="float">
            <text:p>51.832639</text:p>
          </table:table-cell>
          <table:table-cell table:style-name="ce5" office:value-type="float" office:value="-0.386352" calcext:value-type="float">
            <text:p>-0.3863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Lydekker Park</text:p>
          </table:table-cell>
          <table:table-cell table:style-name="ce5" office:value-type="string" calcext:value-type="string">
            <text:p><text:a xlink:href="http://maps.google.com/?q=51.818841,-0.356898000000001" xlink:type="simple">http://maps.google.com/?q=51.818841,-0.356898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lydekker-park/431051" xlink:type="simple">https://www.pokemongomap.info/gym/harpenden-lydekker-park/431051</text:a></text:p>
          </table:table-cell>
          <table:table-cell table:style-name="ce5" office:value-type="string" calcext:value-type="string">
            <text:p>harpenden-lydekker-park</text:p>
          </table:table-cell>
          <table:table-cell table:style-name="ce5" office:value-type="float" office:value="431051" calcext:value-type="float">
            <text:p>431051</text:p>
          </table:table-cell>
          <table:table-cell table:style-name="ce5" office:value-type="float" office:value="51.818841" calcext:value-type="float">
            <text:p>51.818841</text:p>
          </table:table-cell>
          <table:table-cell table:style-name="ce5" office:value-type="float" office:value="-0.356898" calcext:value-type="float">
            <text:p>-0.35689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Harpenden Hilda Lydekker War Memorial Stone</text:p>
          </table:table-cell>
          <table:table-cell table:style-name="ce5" office:value-type="string" calcext:value-type="string">
            <text:p><text:a xlink:href="http://maps.google.com/?q=51.819649,-0.357551000000058" xlink:type="simple">http://maps.google.com/?q=51.819649,-0.35755100000005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hilda-lydekker-war-memorial-stone/219222" xlink:type="simple">https://www.pokemongomap.info/gym/harpenden-hilda-lydekker-war-memorial-stone/219222</text:a></text:p>
          </table:table-cell>
          <table:table-cell table:style-name="ce5" office:value-type="string" calcext:value-type="string">
            <text:p>harpenden-hilda-lydekker-war-memorial-stone</text:p>
          </table:table-cell>
          <table:table-cell table:style-name="ce5" office:value-type="float" office:value="219222" calcext:value-type="float">
            <text:p>219222</text:p>
          </table:table-cell>
          <table:table-cell table:style-name="ce5" office:value-type="float" office:value="51.819649" calcext:value-type="float">
            <text:p>51.819649</text:p>
          </table:table-cell>
          <table:table-cell table:style-name="ce5" office:value-type="float" office:value="-0.357551" calcext:value-type="float">
            <text:p>-0.3575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ign and Jubilee Sculpture</text:p>
          </table:table-cell>
          <table:table-cell table:style-name="ce5" office:value-type="string" calcext:value-type="string">
            <text:p><text:a xlink:href="http://maps.google.com/?q=51.825104,-0.341955999999982" xlink:type="simple">http://maps.google.com/?q=51.825104,-0.341955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ign-and-jubilee-sculpture/7239468" xlink:type="simple">https://www.pokemongomap.info/gym/batford-sign-and-jubilee-sculpture/7239468</text:a></text:p>
          </table:table-cell>
          <table:table-cell table:style-name="ce5" office:value-type="string" calcext:value-type="string">
            <text:p>batford-sign-and-jubilee-sculpture</text:p>
          </table:table-cell>
          <table:table-cell table:style-name="ce5" office:value-type="float" office:value="7239468" calcext:value-type="float">
            <text:p>7239468</text:p>
          </table:table-cell>
          <table:table-cell table:style-name="ce5" office:value-type="float" office:value="51.825104" calcext:value-type="float">
            <text:p>51.825104</text:p>
          </table:table-cell>
          <table:table-cell table:style-name="ce5" office:value-type="float" office:value="-0.341956" calcext:value-type="float">
            <text:p>-0.3419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 Indoor Bowls Club</text:p>
          </table:table-cell>
          <table:table-cell table:style-name="ce5" office:value-type="string" calcext:value-type="string">
            <text:p><text:a xlink:href="http://maps.google.com/?q=51.8152,-0.334362000000056" xlink:type="simple">http://maps.google.com/?q=51.8152,-0.334362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indoor-bowls-club/7239949" xlink:type="simple">https://www.pokemongomap.info/gym/harpenden-indoor-bowls-club/7239949</text:a></text:p>
          </table:table-cell>
          <table:table-cell table:style-name="ce5" office:value-type="string" calcext:value-type="string">
            <text:p>harpenden-indoor-bowls-club</text:p>
          </table:table-cell>
          <table:table-cell table:style-name="ce5" office:value-type="float" office:value="7239949" calcext:value-type="float">
            <text:p>7239949</text:p>
          </table:table-cell>
          <table:table-cell table:style-name="ce5" office:value-type="float" office:value="51.8152" calcext:value-type="float">
            <text:p>51.8152</text:p>
          </table:table-cell>
          <table:table-cell table:style-name="ce5" office:value-type="float" office:value="-0.334362" calcext:value-type="float">
            <text:p>-0.3343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llenbrook Fields Story Zone</text:p>
          </table:table-cell>
          <table:table-cell table:style-name="ce5" office:value-type="string" calcext:value-type="string">
            <text:p><text:a xlink:href="http://maps.google.com/?q=51.761902,-0.254290999999967" xlink:type="simple">http://maps.google.com/?q=51.761902,-0.254290999999967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llenbrook-fields-story-zone/510847" xlink:type="simple">https://www.pokemongomap.info/gym/ellenbrook-fields-story-zone/510847</text:a></text:p>
          </table:table-cell>
          <table:table-cell table:style-name="ce5" office:value-type="string" calcext:value-type="string">
            <text:p>ellenbrook-fields-story-zone</text:p>
          </table:table-cell>
          <table:table-cell table:style-name="ce5" office:value-type="float" office:value="510847" calcext:value-type="float">
            <text:p>510847</text:p>
          </table:table-cell>
          <table:table-cell table:style-name="ce5" office:value-type="float" office:value="51.761902" calcext:value-type="float">
            <text:p>51.761902</text:p>
          </table:table-cell>
          <table:table-cell table:style-name="ce5" office:value-type="float" office:value="-0.254291" calcext:value-type="float">
            <text:p>-0.2542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tfield Aerodrome Heritage Trail</text:p>
          </table:table-cell>
          <table:table-cell table:style-name="ce5" office:value-type="string" calcext:value-type="string">
            <text:p><text:a xlink:href="http://maps.google.com/?q=51.767105,-0.251695000000041" xlink:type="simple">http://maps.google.com/?q=51.767105,-0.251695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tfield-aerodrome-heritage-trail/884805" xlink:type="simple">https://www.pokemongomap.info/gym/hatfield-aerodrome-heritage-trail/884805</text:a></text:p>
          </table:table-cell>
          <table:table-cell table:style-name="ce5" office:value-type="string" calcext:value-type="string">
            <text:p>hatfield-aerodrome-heritage-trail</text:p>
          </table:table-cell>
          <table:table-cell table:style-name="ce5" office:value-type="float" office:value="884805" calcext:value-type="float">
            <text:p>884805</text:p>
          </table:table-cell>
          <table:table-cell table:style-name="ce5" office:value-type="float" office:value="51.767105" calcext:value-type="float">
            <text:p>51.767105</text:p>
          </table:table-cell>
          <table:table-cell table:style-name="ce5" office:value-type="float" office:value="-0.251695" calcext:value-type="float">
            <text:p>-0.2516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ollo Court Fountain</text:p>
          </table:table-cell>
          <table:table-cell table:style-name="ce5" office:value-type="string" calcext:value-type="string">
            <text:p><text:a xlink:href="http://maps.google.com/?q=51.762505,-0.24331200000006" xlink:type="simple">http://maps.google.com/?q=51.762505,-0.24331200000006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ollo-court-fountain/821988" xlink:type="simple">https://www.pokemongomap.info/gym/apollo-court-fountain/821988</text:a></text:p>
          </table:table-cell>
          <table:table-cell table:style-name="ce5" office:value-type="string" calcext:value-type="string">
            <text:p>apollo-court-fountain</text:p>
          </table:table-cell>
          <table:table-cell table:style-name="ce5" office:value-type="float" office:value="821988" calcext:value-type="float">
            <text:p>821988</text:p>
          </table:table-cell>
          <table:table-cell table:style-name="ce5" office:value-type="float" office:value="51.762505" calcext:value-type="float">
            <text:p>51.762505</text:p>
          </table:table-cell>
          <table:table-cell table:style-name="ce5" office:value-type="float" office:value="-0.243312" calcext:value-type="float">
            <text:p>-0.24331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rt &amp; Design Building</text:p>
          </table:table-cell>
          <table:table-cell table:style-name="ce5" office:value-type="string" calcext:value-type="string">
            <text:p><text:a xlink:href="http://maps.google.com/?q=51.753615,-0.243215999999961" xlink:type="simple">http://maps.google.com/?q=51.753615,-0.24321599999996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rt-design-building/302399" xlink:type="simple">https://www.pokemongomap.info/gym/art-design-building/302399</text:a></text:p>
          </table:table-cell>
          <table:table-cell table:style-name="ce5" office:value-type="string" calcext:value-type="string">
            <text:p>art-design-building</text:p>
          </table:table-cell>
          <table:table-cell table:style-name="ce5" office:value-type="float" office:value="302399" calcext:value-type="float">
            <text:p>302399</text:p>
          </table:table-cell>
          <table:table-cell table:style-name="ce5" office:value-type="float" office:value="51.753615" calcext:value-type="float">
            <text:p>51.753615</text:p>
          </table:table-cell>
          <table:table-cell table:style-name="ce5" office:value-type="float" office:value="-0.243216" calcext:value-type="float">
            <text:p>-0.243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pace-Time Portal</text:p>
          </table:table-cell>
          <table:table-cell table:style-name="ce5" office:value-type="string" calcext:value-type="string">
            <text:p><text:a xlink:href="http://maps.google.com/?q=51.752279,-0.242509000000041" xlink:type="simple">http://maps.google.com/?q=51.752279,-0.242509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pace-time-portal/382161" xlink:type="simple">https://www.pokemongomap.info/gym/space-time-portal/382161</text:a></text:p>
          </table:table-cell>
          <table:table-cell table:style-name="ce5" office:value-type="string" calcext:value-type="string">
            <text:p>space-time-portal</text:p>
          </table:table-cell>
          <table:table-cell table:style-name="ce5" office:value-type="float" office:value="382161" calcext:value-type="float">
            <text:p>382161</text:p>
          </table:table-cell>
          <table:table-cell table:style-name="ce5" office:value-type="float" office:value="51.752279" calcext:value-type="float">
            <text:p>51.752279</text:p>
          </table:table-cell>
          <table:table-cell table:style-name="ce5" office:value-type="float" office:value="-0.242509" calcext:value-type="float">
            <text:p>-0.24250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met Racer G-ACSS</text:p>
          </table:table-cell>
          <table:table-cell table:style-name="ce5" office:value-type="string" calcext:value-type="string">
            <text:p><text:a xlink:href="http://maps.google.com/?q=51.760523,-0.243674999999939" xlink:type="simple">http://maps.google.com/?q=51.760523,-0.243674999999939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met-racer-g-acss/123601" xlink:type="simple">https://www.pokemongomap.info/gym/comet-racer-g-acss/123601</text:a></text:p>
          </table:table-cell>
          <table:table-cell table:style-name="ce5" office:value-type="string" calcext:value-type="string">
            <text:p>comet-racer-g-acss</text:p>
          </table:table-cell>
          <table:table-cell table:style-name="ce5" office:value-type="float" office:value="123601" calcext:value-type="float">
            <text:p>123601</text:p>
          </table:table-cell>
          <table:table-cell table:style-name="ce5" office:value-type="float" office:value="51.760523" calcext:value-type="float">
            <text:p>51.760523</text:p>
          </table:table-cell>
          <table:table-cell table:style-name="ce5" office:value-type="float" office:value="-0.243675" calcext:value-type="float">
            <text:p>-0.2436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ilestone at de Havilland Campus</text:p>
          </table:table-cell>
          <table:table-cell table:style-name="ce5" office:value-type="string" calcext:value-type="string">
            <text:p><text:a xlink:href="http://maps.google.com/?q=51.760513,-0.245711000000028" xlink:type="simple">http://maps.google.com/?q=51.760513,-0.245711000000028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ilestone-at-de-havilland-campus/1189554" xlink:type="simple">https://www.pokemongomap.info/gym/milestone-at-de-havilland-campus/1189554</text:a></text:p>
          </table:table-cell>
          <table:table-cell table:style-name="ce5" office:value-type="string" calcext:value-type="string">
            <text:p>milestone-at-de-havilland-campus</text:p>
          </table:table-cell>
          <table:table-cell table:style-name="ce5" office:value-type="float" office:value="1189554" calcext:value-type="float">
            <text:p>1189554</text:p>
          </table:table-cell>
          <table:table-cell table:style-name="ce5" office:value-type="float" office:value="51.760513" calcext:value-type="float">
            <text:p>51.760513</text:p>
          </table:table-cell>
          <table:table-cell table:style-name="ce5" office:value-type="float" office:value="-0.245711" calcext:value-type="float">
            <text:p>-0.245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lackberry Arch</text:p>
          </table:table-cell>
          <table:table-cell table:style-name="ce5" office:value-type="string" calcext:value-type="string">
            <text:p><text:a xlink:href="http://maps.google.com/?q=51.751787,-0.260021999999935" xlink:type="simple">http://maps.google.com/?q=51.751787,-0.260021999999935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ackberry-arch/1182509" xlink:type="simple">https://www.pokemongomap.info/gym/blackberry-arch/1182509</text:a></text:p>
          </table:table-cell>
          <table:table-cell table:style-name="ce5" office:value-type="string" calcext:value-type="string">
            <text:p>blackberry-arch</text:p>
          </table:table-cell>
          <table:table-cell table:style-name="ce5" office:value-type="float" office:value="1182509" calcext:value-type="float">
            <text:p>1182509</text:p>
          </table:table-cell>
          <table:table-cell table:style-name="ce5" office:value-type="float" office:value="51.751787" calcext:value-type="float">
            <text:p>51.751787</text:p>
          </table:table-cell>
          <table:table-cell table:style-name="ce5" office:value-type="float" office:value="-0.260022" calcext:value-type="float">
            <text:p>-0.2600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erdi&amp;#039;s</text:p>
          </table:table-cell>
          <table:table-cell table:style-name="ce5" office:value-type="string" calcext:value-type="string">
            <text:p><text:a xlink:href="http://maps.google.com/?q=51.751573,-0.323590999999965" xlink:type="simple">http://maps.google.com/?q=51.751573,-0.32359099999996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di-039-s/150505" xlink:type="simple">https://www.pokemongomap.info/gym/verdi-039-s/150505</text:a></text:p>
          </table:table-cell>
          <table:table-cell table:style-name="ce5" office:value-type="string" calcext:value-type="string">
            <text:p>verdi-039-s</text:p>
          </table:table-cell>
          <table:table-cell table:style-name="ce5" office:value-type="float" office:value="150505" calcext:value-type="float">
            <text:p>150505</text:p>
          </table:table-cell>
          <table:table-cell table:style-name="ce5" office:value-type="float" office:value="51.751573" calcext:value-type="float">
            <text:p>51.751573</text:p>
          </table:table-cell>
          <table:table-cell table:style-name="ce5" office:value-type="float" office:value="-0.323591" calcext:value-type="float">
            <text:p>-0.3235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at&amp;#039;s Castle</text:p>
          </table:table-cell>
          <table:table-cell table:style-name="ce5" office:value-type="string" calcext:value-type="string">
            <text:p><text:a xlink:href="http://maps.google.com/?q=51.751849,-0.310301999999979" xlink:type="simple">http://maps.google.com/?q=51.751849,-0.310301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at-039-s-castle/1205616" xlink:type="simple">https://www.pokemongomap.info/gym/the-rat-039-s-castle/1205616</text:a></text:p>
          </table:table-cell>
          <table:table-cell table:style-name="ce5" office:value-type="string" calcext:value-type="string">
            <text:p>the-rat-039-s-castle</text:p>
          </table:table-cell>
          <table:table-cell table:style-name="ce5" office:value-type="float" office:value="1205616" calcext:value-type="float">
            <text:p>1205616</text:p>
          </table:table-cell>
          <table:table-cell table:style-name="ce5" office:value-type="float" office:value="51.751849" calcext:value-type="float">
            <text:p>51.751849</text:p>
          </table:table-cell>
          <table:table-cell table:style-name="ce5" office:value-type="float" office:value="-0.310302" calcext:value-type="float">
            <text:p>-0.3103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Midland Railway Arch</text:p>
          </table:table-cell>
          <table:table-cell table:style-name="ce5" office:value-type="string" calcext:value-type="string">
            <text:p><text:a xlink:href="http://maps.google.com/?q=51.745793,-0.326265000000035" xlink:type="simple">http://maps.google.com/?q=51.745793,-0.32626500000003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idland-railway-arch/120335" xlink:type="simple">https://www.pokemongomap.info/gym/the-midland-railway-arch/120335</text:a></text:p>
          </table:table-cell>
          <table:table-cell table:style-name="ce5" office:value-type="string" calcext:value-type="string">
            <text:p>the-midland-railway-arch</text:p>
          </table:table-cell>
          <table:table-cell table:style-name="ce5" office:value-type="float" office:value="120335" calcext:value-type="float">
            <text:p>120335</text:p>
          </table:table-cell>
          <table:table-cell table:style-name="ce5" office:value-type="float" office:value="51.745793" calcext:value-type="float">
            <text:p>51.745793</text:p>
          </table:table-cell>
          <table:table-cell table:style-name="ce5" office:value-type="float" office:value="-0.326265" calcext:value-type="float">
            <text:p>-0.32626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ictoria’s Cannon</text:p>
          </table:table-cell>
          <table:table-cell table:style-name="ce5" office:value-type="string" calcext:value-type="string">
            <text:p><text:a xlink:href="http://maps.google.com/?q=51.74954,-0.326366000000007" xlink:type="simple">http://maps.google.com/?q=51.74954,-0.326366000000007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s-cannon/39614" xlink:type="simple">https://www.pokemongomap.info/gym/victoria-s-cannon/39614</text:a></text:p>
          </table:table-cell>
          <table:table-cell table:style-name="ce5" office:value-type="string" calcext:value-type="string">
            <text:p>victoria-s-cannon</text:p>
          </table:table-cell>
          <table:table-cell table:style-name="ce5" office:value-type="float" office:value="39614" calcext:value-type="float">
            <text:p>39614</text:p>
          </table:table-cell>
          <table:table-cell table:style-name="ce5" office:value-type="float" office:value="51.74954" calcext:value-type="float">
            <text:p>51.74954</text:p>
          </table:table-cell>
          <table:table-cell table:style-name="ce5" office:value-type="float" office:value="-0.326366" calcext:value-type="float">
            <text:p>-0.3263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untain in Clarence Park</text:p>
          </table:table-cell>
          <table:table-cell table:style-name="ce5" office:value-type="string" calcext:value-type="string">
            <text:p><text:a xlink:href="http://maps.google.com/?q=51.752619,-0.325372000000016" xlink:type="simple">http://maps.google.com/?q=51.752619,-0.32537200000001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untain-in-clarence-park/586987" xlink:type="simple">https://www.pokemongomap.info/gym/fountain-in-clarence-park/586987</text:a></text:p>
          </table:table-cell>
          <table:table-cell table:style-name="ce5" office:value-type="string" calcext:value-type="string">
            <text:p>fountain-in-clarence-park</text:p>
          </table:table-cell>
          <table:table-cell table:style-name="ce5" office:value-type="float" office:value="586987" calcext:value-type="float">
            <text:p>586987</text:p>
          </table:table-cell>
          <table:table-cell table:style-name="ce5" office:value-type="float" office:value="51.752619" calcext:value-type="float">
            <text:p>51.752619</text:p>
          </table:table-cell>
          <table:table-cell table:style-name="ce5" office:value-type="float" office:value="-0.325372" calcext:value-type="float">
            <text:p>-0.3253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leetville Post Office</text:p>
          </table:table-cell>
          <table:table-cell table:style-name="ce5" office:value-type="string" calcext:value-type="string">
            <text:p><text:a xlink:href="http://maps.google.com/?q=51.752048,-0.311787999999979" xlink:type="simple">http://maps.google.com/?q=51.752048,-0.311787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eetville-post-office/298604" xlink:type="simple">https://www.pokemongomap.info/gym/fleetville-post-office/298604</text:a></text:p>
          </table:table-cell>
          <table:table-cell table:style-name="ce5" office:value-type="string" calcext:value-type="string">
            <text:p>fleetville-post-office</text:p>
          </table:table-cell>
          <table:table-cell table:style-name="ce5" office:value-type="float" office:value="298604" calcext:value-type="float">
            <text:p>298604</text:p>
          </table:table-cell>
          <table:table-cell table:style-name="ce5" office:value-type="float" office:value="51.752048" calcext:value-type="float">
            <text:p>51.752048</text:p>
          </table:table-cell>
          <table:table-cell table:style-name="ce5" office:value-type="float" office:value="-0.311788" calcext:value-type="float">
            <text:p>-0.31178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apel of Peace</text:p>
          </table:table-cell>
          <table:table-cell table:style-name="ce5" office:value-type="string" calcext:value-type="string">
            <text:p><text:a xlink:href="http://maps.google.com/?q=51.75174,-0.319424000000026" xlink:type="simple">http://maps.google.com/?q=51.75174,-0.31942400000002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apel-of-peace/140481" xlink:type="simple">https://www.pokemongomap.info/gym/chapel-of-peace/140481</text:a></text:p>
          </table:table-cell>
          <table:table-cell table:style-name="ce5" office:value-type="string" calcext:value-type="string">
            <text:p>chapel-of-peace</text:p>
          </table:table-cell>
          <table:table-cell table:style-name="ce5" office:value-type="float" office:value="140481" calcext:value-type="float">
            <text:p>140481</text:p>
          </table:table-cell>
          <table:table-cell table:style-name="ce5" office:value-type="float" office:value="51.75174" calcext:value-type="float">
            <text:p>51.75174</text:p>
          </table:table-cell>
          <table:table-cell table:style-name="ce5" office:value-type="float" office:value="-0.319424" calcext:value-type="float">
            <text:p>-0.31942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Paul&amp;#039;s Church</text:p>
          </table:table-cell>
          <table:table-cell table:style-name="ce5" office:value-type="string" calcext:value-type="string">
            <text:p><text:a xlink:href="http://maps.google.com/?q=51.752488,-0.319400999999971" xlink:type="simple">http://maps.google.com/?q=51.752488,-0.319400999999971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paul-039-s-church/396831" xlink:type="simple">https://www.pokemongomap.info/gym/st-paul-039-s-church/396831</text:a></text:p>
          </table:table-cell>
          <table:table-cell table:style-name="ce5" office:value-type="string" calcext:value-type="string">
            <text:p>st-paul-039-s-church</text:p>
          </table:table-cell>
          <table:table-cell table:style-name="ce5" office:value-type="float" office:value="396831" calcext:value-type="float">
            <text:p>396831</text:p>
          </table:table-cell>
          <table:table-cell table:style-name="ce5" office:value-type="float" office:value="51.752488" calcext:value-type="float">
            <text:p>51.752488</text:p>
          </table:table-cell>
          <table:table-cell table:style-name="ce5" office:value-type="float" office:value="-0.319401" calcext:value-type="float">
            <text:p>-0.31940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larence Park Bandstand</text:p>
          </table:table-cell>
          <table:table-cell table:style-name="ce5" office:value-type="string" calcext:value-type="string">
            <text:p><text:a xlink:href="http://maps.google.com/?q=51.752976,-0.324735000000032" xlink:type="simple">http://maps.google.com/?q=51.752976,-0.324735000000032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larence-park-bandstand/195451" xlink:type="simple">https://www.pokemongomap.info/gym/clarence-park-bandstand/195451</text:a></text:p>
          </table:table-cell>
          <table:table-cell table:style-name="ce5" office:value-type="string" calcext:value-type="string">
            <text:p>clarence-park-bandstand</text:p>
          </table:table-cell>
          <table:table-cell table:style-name="ce5" office:value-type="float" office:value="195451" calcext:value-type="float">
            <text:p>195451</text:p>
          </table:table-cell>
          <table:table-cell table:style-name="ce5" office:value-type="float" office:value="51.752976" calcext:value-type="float">
            <text:p>51.752976</text:p>
          </table:table-cell>
          <table:table-cell table:style-name="ce5" office:value-type="float" office:value="-0.324735" calcext:value-type="float">
            <text:p>-0.3247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oodland Cycle Path</text:p>
          </table:table-cell>
          <table:table-cell table:style-name="ce5" office:value-type="string" calcext:value-type="string">
            <text:p><text:a xlink:href="http://maps.google.com/?q=51.790903,-0.320476999999983" xlink:type="simple">http://maps.google.com/?q=51.790903,-0.320476999999983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oodland-cycle-path/105914" xlink:type="simple">https://www.pokemongomap.info/gym/woodland-cycle-path/105914</text:a></text:p>
          </table:table-cell>
          <table:table-cell table:style-name="ce5" office:value-type="string" calcext:value-type="string">
            <text:p>woodland-cycle-path</text:p>
          </table:table-cell>
          <table:table-cell table:style-name="ce5" office:value-type="float" office:value="105914" calcext:value-type="float">
            <text:p>105914</text:p>
          </table:table-cell>
          <table:table-cell table:style-name="ce5" office:value-type="float" office:value="51.790903" calcext:value-type="float">
            <text:p>51.790903</text:p>
          </table:table-cell>
          <table:table-cell table:style-name="ce5" office:value-type="float" office:value="-0.320477" calcext:value-type="float">
            <text:p>-0.320477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Welcome To The Magical Wood Wooden Marker</text:p>
          </table:table-cell>
          <table:table-cell table:style-name="ce5" office:value-type="string" calcext:value-type="string">
            <text:p><text:a xlink:href="http://maps.google.com/?q=51.786511,-0.31755499999997" xlink:type="simple">http://maps.google.com/?q=51.786511,-0.31755499999997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elcome-to-the-magical-wood-wooden-marker/133987" xlink:type="simple">https://www.pokemongomap.info/gym/welcome-to-the-magical-wood-wooden-marker/133987</text:a></text:p>
          </table:table-cell>
          <table:table-cell table:style-name="ce5" office:value-type="string" calcext:value-type="string">
            <text:p>welcome-to-the-magical-wood-wooden-marker</text:p>
          </table:table-cell>
          <table:table-cell table:style-name="ce5" office:value-type="float" office:value="133987" calcext:value-type="float">
            <text:p>133987</text:p>
          </table:table-cell>
          <table:table-cell table:style-name="ce5" office:value-type="float" office:value="51.786511" calcext:value-type="float">
            <text:p>51.786511</text:p>
          </table:table-cell>
          <table:table-cell table:style-name="ce5" office:value-type="float" office:value="-0.317555" calcext:value-type="float">
            <text:p>-0.3175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iscover an amazing magic carpet</text:p>
          </table:table-cell>
          <table:table-cell table:style-name="ce5" office:value-type="string" calcext:value-type="string">
            <text:p><text:a xlink:href="http://maps.google.com/?q=51.790354,-0.322703999999931" xlink:type="simple">http://maps.google.com/?q=51.790354,-0.322703999999931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scover-an-amazing-magic-carpet/1032142" xlink:type="simple">https://www.pokemongomap.info/gym/discover-an-amazing-magic-carpet/1032142</text:a></text:p>
          </table:table-cell>
          <table:table-cell table:style-name="ce5" office:value-type="string" calcext:value-type="string">
            <text:p>discover-an-amazing-magic-carpet</text:p>
          </table:table-cell>
          <table:table-cell table:style-name="ce5" office:value-type="float" office:value="1032142" calcext:value-type="float">
            <text:p>1032142</text:p>
          </table:table-cell>
          <table:table-cell table:style-name="ce5" office:value-type="float" office:value="51.790354" calcext:value-type="float">
            <text:p>51.790354</text:p>
          </table:table-cell>
          <table:table-cell table:style-name="ce5" office:value-type="float" office:value="-0.322704" calcext:value-type="float">
            <text:p>-0.3227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Royal Mail Sorting Office</text:p>
          </table:table-cell>
          <table:table-cell table:style-name="ce5" office:value-type="string" calcext:value-type="string">
            <text:p><text:a xlink:href="http://maps.google.com/?q=51.747544,-0.302390999999943" xlink:type="simple">http://maps.google.com/?q=51.747544,-0.30239099999994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oyal-mail-sorting-office/565533" xlink:type="simple">https://www.pokemongomap.info/gym/st-albans-royal-mail-sorting-office/565533</text:a></text:p>
          </table:table-cell>
          <table:table-cell table:style-name="ce5" office:value-type="string" calcext:value-type="string">
            <text:p>st-albans-royal-mail-sorting-office</text:p>
          </table:table-cell>
          <table:table-cell table:style-name="ce5" office:value-type="float" office:value="565533" calcext:value-type="float">
            <text:p>565533</text:p>
          </table:table-cell>
          <table:table-cell table:style-name="ce5" office:value-type="float" office:value="51.747544" calcext:value-type="float">
            <text:p>51.747544</text:p>
          </table:table-cell>
          <table:table-cell table:style-name="ce5" office:value-type="float" office:value="-0.302391" calcext:value-type="float">
            <text:p>-0.3023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ghfield Park - Tyttenhanger</text:p>
          </table:table-cell>
          <table:table-cell table:style-name="ce5" office:value-type="string" calcext:value-type="string">
            <text:p><text:a xlink:href="http://maps.google.com/?q=51.740246,-0.296849000000066" xlink:type="simple">http://maps.google.com/?q=51.740246,-0.296849000000066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tyttenhanger/899418" xlink:type="simple">https://www.pokemongomap.info/gym/highfield-park-tyttenhanger/899418</text:a></text:p>
          </table:table-cell>
          <table:table-cell table:style-name="ce5" office:value-type="string" calcext:value-type="string">
            <text:p>highfield-park-tyttenhanger</text:p>
          </table:table-cell>
          <table:table-cell table:style-name="ce5" office:value-type="float" office:value="899418" calcext:value-type="float">
            <text:p>899418</text:p>
          </table:table-cell>
          <table:table-cell table:style-name="ce5" office:value-type="float" office:value="51.740246" calcext:value-type="float">
            <text:p>51.740246</text:p>
          </table:table-cell>
          <table:table-cell table:style-name="ce5" office:value-type="float" office:value="-0.296849" calcext:value-type="float">
            <text:p>-0.2968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 End Garden of Rest</text:p>
          </table:table-cell>
          <table:table-cell table:style-name="ce5" office:value-type="string" calcext:value-type="string">
            <text:p><text:a xlink:href="http://maps.google.com/?q=51.748952,-0.300217999999973" xlink:type="simple">http://maps.google.com/?q=51.748952,-0.300217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garden-of-rest/593114" xlink:type="simple">https://www.pokemongomap.info/gym/hill-end-garden-of-rest/593114</text:a></text:p>
          </table:table-cell>
          <table:table-cell table:style-name="ce5" office:value-type="string" calcext:value-type="string">
            <text:p>hill-end-garden-of-rest</text:p>
          </table:table-cell>
          <table:table-cell table:style-name="ce5" office:value-type="float" office:value="593114" calcext:value-type="float">
            <text:p>593114</text:p>
          </table:table-cell>
          <table:table-cell table:style-name="ce5" office:value-type="float" office:value="51.748952" calcext:value-type="float">
            <text:p>51.748952</text:p>
          </table:table-cell>
          <table:table-cell table:style-name="ce5" office:value-type="float" office:value="-0.300218" calcext:value-type="float">
            <text:p>-0.3002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ty of St. Alban Marker</text:p>
          </table:table-cell>
          <table:table-cell table:style-name="ce5" office:value-type="string" calcext:value-type="string">
            <text:p><text:a xlink:href="http://maps.google.com/?q=51.743109,-0.30346899999995" xlink:type="simple">http://maps.google.com/?q=51.743109,-0.3034689999999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ity-of-st-alban-marker/16959" xlink:type="simple">https://www.pokemongomap.info/gym/city-of-st-alban-marker/16959</text:a></text:p>
          </table:table-cell>
          <table:table-cell table:style-name="ce5" office:value-type="string" calcext:value-type="string">
            <text:p>city-of-st-alban-marker</text:p>
          </table:table-cell>
          <table:table-cell table:style-name="ce5" office:value-type="float" office:value="16959" calcext:value-type="float">
            <text:p>16959</text:p>
          </table:table-cell>
          <table:table-cell table:style-name="ce5" office:value-type="float" office:value="51.743109" calcext:value-type="float">
            <text:p>51.743109</text:p>
          </table:table-cell>
          <table:table-cell table:style-name="ce5" office:value-type="float" office:value="-0.303469" calcext:value-type="float">
            <text:p>-0.3034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ildlife Totem</text:p>
          </table:table-cell>
          <table:table-cell table:style-name="ce5" office:value-type="string" calcext:value-type="string">
            <text:p><text:a xlink:href="http://maps.google.com/?q=51.743706,-0.302327999999989" xlink:type="simple">http://maps.google.com/?q=51.743706,-0.302327999999989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dlife-totem/733426" xlink:type="simple">https://www.pokemongomap.info/gym/wildlife-totem/733426</text:a></text:p>
          </table:table-cell>
          <table:table-cell table:style-name="ce5" office:value-type="string" calcext:value-type="string">
            <text:p>wildlife-totem</text:p>
          </table:table-cell>
          <table:table-cell table:style-name="ce5" office:value-type="float" office:value="733426" calcext:value-type="float">
            <text:p>733426</text:p>
          </table:table-cell>
          <table:table-cell table:style-name="ce5" office:value-type="float" office:value="51.743706" calcext:value-type="float">
            <text:p>51.743706</text:p>
          </table:table-cell>
          <table:table-cell table:style-name="ce5" office:value-type="float" office:value="-0.302328" calcext:value-type="float">
            <text:p>-0.3023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ll Barnes Orchard</text:p>
          </table:table-cell>
          <table:table-cell table:style-name="ce5" office:value-type="string" calcext:value-type="string">
            <text:p><text:a xlink:href="http://maps.google.com/?q=51.739295,-0.304385000000025" xlink:type="simple">http://maps.google.com/?q=51.739295,-0.30438500000002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ll-barnes-orchard/954429" xlink:type="simple">https://www.pokemongomap.info/gym/cell-barnes-orchard/954429</text:a></text:p>
          </table:table-cell>
          <table:table-cell table:style-name="ce5" office:value-type="string" calcext:value-type="string">
            <text:p>cell-barnes-orchard</text:p>
          </table:table-cell>
          <table:table-cell table:style-name="ce5" office:value-type="float" office:value="954429" calcext:value-type="float">
            <text:p>954429</text:p>
          </table:table-cell>
          <table:table-cell table:style-name="ce5" office:value-type="float" office:value="51.739295" calcext:value-type="float">
            <text:p>51.739295</text:p>
          </table:table-cell>
          <table:table-cell table:style-name="ce5" office:value-type="float" office:value="-0.304385" calcext:value-type="float">
            <text:p>-0.3043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ghfield Park Wooden Sculpture</text:p>
          </table:table-cell>
          <table:table-cell table:style-name="ce5" office:value-type="string" calcext:value-type="string">
            <text:p><text:a xlink:href="http://maps.google.com/?q=51.746511,-0.295560000000023" xlink:type="simple">http://maps.google.com/?q=51.746511,-0.29556000000002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wooden-sculpture/682838" xlink:type="simple">https://www.pokemongomap.info/gym/highfield-park-wooden-sculpture/682838</text:a></text:p>
          </table:table-cell>
          <table:table-cell table:style-name="ce5" office:value-type="string" calcext:value-type="string">
            <text:p>highfield-park-wooden-sculpture</text:p>
          </table:table-cell>
          <table:table-cell table:style-name="ce5" office:value-type="float" office:value="682838" calcext:value-type="float">
            <text:p>682838</text:p>
          </table:table-cell>
          <table:table-cell table:style-name="ce5" office:value-type="float" office:value="51.746511" calcext:value-type="float">
            <text:p>51.746511</text:p>
          </table:table-cell>
          <table:table-cell table:style-name="ce5" office:value-type="float" office:value="-0.29556" calcext:value-type="float">
            <text:p>-0.295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ll End Commemorative Garden</text:p>
          </table:table-cell>
          <table:table-cell table:style-name="ce5" office:value-type="string" calcext:value-type="string">
            <text:p><text:a xlink:href="http://maps.google.com/?q=51.745126,-0.298174000000017" xlink:type="simple">http://maps.google.com/?q=51.745126,-0.29817400000001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commemorative-garden/129658" xlink:type="simple">https://www.pokemongomap.info/gym/hill-end-commemorative-garden/129658</text:a></text:p>
          </table:table-cell>
          <table:table-cell table:style-name="ce5" office:value-type="string" calcext:value-type="string">
            <text:p>hill-end-commemorative-garden</text:p>
          </table:table-cell>
          <table:table-cell table:style-name="ce5" office:value-type="float" office:value="129658" calcext:value-type="float">
            <text:p>129658</text:p>
          </table:table-cell>
          <table:table-cell table:style-name="ce5" office:value-type="float" office:value="51.745126" calcext:value-type="float">
            <text:p>51.745126</text:p>
          </table:table-cell>
          <table:table-cell table:style-name="ce5" office:value-type="float" office:value="-0.298174" calcext:value-type="float">
            <text:p>-0.29817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iamond Jubilee Torch</text:p>
          </table:table-cell>
          <table:table-cell table:style-name="ce5" office:value-type="string" calcext:value-type="string">
            <text:p><text:a xlink:href="http://maps.google.com/?q=51.743262,-0.293920999999955" xlink:type="simple">http://maps.google.com/?q=51.743262,-0.29392099999995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amond-jubilee-torch/68020" xlink:type="simple">https://www.pokemongomap.info/gym/diamond-jubilee-torch/68020</text:a></text:p>
          </table:table-cell>
          <table:table-cell table:style-name="ce5" office:value-type="string" calcext:value-type="string">
            <text:p>diamond-jubilee-torch</text:p>
          </table:table-cell>
          <table:table-cell table:style-name="ce5" office:value-type="float" office:value="68020" calcext:value-type="float">
            <text:p>68020</text:p>
          </table:table-cell>
          <table:table-cell table:style-name="ce5" office:value-type="float" office:value="51.743262" calcext:value-type="float">
            <text:p>51.743262</text:p>
          </table:table-cell>
          <table:table-cell table:style-name="ce5" office:value-type="float" office:value="-0.293921" calcext:value-type="float">
            <text:p>-0.2939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 Albans Rugby Club</text:p>
          </table:table-cell>
          <table:table-cell table:style-name="ce5" office:value-type="string" calcext:value-type="string">
            <text:p><text:a xlink:href="http://maps.google.com/?q=51.754154,-0.272344999999973" xlink:type="simple">http://maps.google.com/?q=51.754154,-0.272344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ugby-club/624213" xlink:type="simple">https://www.pokemongomap.info/gym/st-albans-rugby-club/624213</text:a></text:p>
          </table:table-cell>
          <table:table-cell table:style-name="ce5" office:value-type="string" calcext:value-type="string">
            <text:p>st-albans-rugby-club</text:p>
          </table:table-cell>
          <table:table-cell table:style-name="ce5" office:value-type="float" office:value="624213" calcext:value-type="float">
            <text:p>624213</text:p>
          </table:table-cell>
          <table:table-cell table:style-name="ce5" office:value-type="float" office:value="51.754154" calcext:value-type="float">
            <text:p>51.754154</text:p>
          </table:table-cell>
          <table:table-cell table:style-name="ce5" office:value-type="float" office:value="-0.272345" calcext:value-type="float">
            <text:p>-0.27234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ick Marshall Plaque</text:p>
          </table:table-cell>
          <table:table-cell table:style-name="ce5" office:value-type="string" calcext:value-type="string">
            <text:p><text:a xlink:href="http://maps.google.com/?q=51.743373,-0.295712999999978" xlink:type="simple">http://maps.google.com/?q=51.743373,-0.295712999999978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ick-marshall-plaque/1131664" xlink:type="simple">https://www.pokemongomap.info/gym/nick-marshall-plaque/1131664</text:a></text:p>
          </table:table-cell>
          <table:table-cell table:style-name="ce5" office:value-type="string" calcext:value-type="string">
            <text:p>nick-marshall-plaque</text:p>
          </table:table-cell>
          <table:table-cell table:style-name="ce5" office:value-type="float" office:value="1131664" calcext:value-type="float">
            <text:p>1131664</text:p>
          </table:table-cell>
          <table:table-cell table:style-name="ce5" office:value-type="float" office:value="51.743373" calcext:value-type="float">
            <text:p>51.743373</text:p>
          </table:table-cell>
          <table:table-cell table:style-name="ce5" office:value-type="float" office:value="-0.295713" calcext:value-type="float">
            <text:p>-0.29571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yttenhanger Green Sign</text:p>
          </table:table-cell>
          <table:table-cell table:style-name="ce5" office:value-type="string" calcext:value-type="string">
            <text:p><text:a xlink:href="http://maps.google.com/?q=51.738217,-0.293890000000033" xlink:type="simple">http://maps.google.com/?q=51.738217,-0.29389000000003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yttenhanger-green-sign/161422" xlink:type="simple">https://www.pokemongomap.info/gym/tyttenhanger-green-sign/161422</text:a></text:p>
          </table:table-cell>
          <table:table-cell table:style-name="ce5" office:value-type="string" calcext:value-type="string">
            <text:p>tyttenhanger-green-sign</text:p>
          </table:table-cell>
          <table:table-cell table:style-name="ce5" office:value-type="float" office:value="161422" calcext:value-type="float">
            <text:p>161422</text:p>
          </table:table-cell>
          <table:table-cell table:style-name="ce5" office:value-type="float" office:value="51.738217" calcext:value-type="float">
            <text:p>51.738217</text:p>
          </table:table-cell>
          <table:table-cell table:style-name="ce5" office:value-type="float" office:value="-0.29389" calcext:value-type="float">
            <text:p>-0.2938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Plough</text:p>
          </table:table-cell>
          <table:table-cell table:style-name="ce5" office:value-type="string" calcext:value-type="string">
            <text:p><text:a xlink:href="http://maps.google.com/?q=51.739596,-0.289199999999937" xlink:type="simple">http://maps.google.com/?q=51.739596,-0.28919999999993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plough/714114" xlink:type="simple">https://www.pokemongomap.info/gym/the-plough/714114</text:a></text:p>
          </table:table-cell>
          <table:table-cell table:style-name="ce5" office:value-type="string" calcext:value-type="string">
            <text:p>the-plough</text:p>
          </table:table-cell>
          <table:table-cell table:style-name="ce5" office:value-type="float" office:value="714114" calcext:value-type="float">
            <text:p>714114</text:p>
          </table:table-cell>
          <table:table-cell table:style-name="ce5" office:value-type="float" office:value="51.739596" calcext:value-type="float">
            <text:p>51.739596</text:p>
          </table:table-cell>
          <table:table-cell table:style-name="ce5" office:value-type="float" office:value="-0.2892" calcext:value-type="float">
            <text:p>-0.28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Play Area</text:p>
          </table:table-cell>
          <table:table-cell table:style-name="ce5" office:value-type="string" calcext:value-type="string">
            <text:p><text:a xlink:href="http://maps.google.com/?q=51.767716,-0.296802999999954" xlink:type="simple">http://maps.google.com/?q=51.767716,-0.29680299999995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play-area/123223" xlink:type="simple">https://www.pokemongomap.info/gym/jersey-farm-play-area/123223</text:a></text:p>
          </table:table-cell>
          <table:table-cell table:style-name="ce5" office:value-type="string" calcext:value-type="string">
            <text:p>jersey-farm-play-area</text:p>
          </table:table-cell>
          <table:table-cell table:style-name="ce5" office:value-type="float" office:value="123223" calcext:value-type="float">
            <text:p>123223</text:p>
          </table:table-cell>
          <table:table-cell table:style-name="ce5" office:value-type="float" office:value="51.767716" calcext:value-type="float">
            <text:p>51.767716</text:p>
          </table:table-cell>
          <table:table-cell table:style-name="ce5" office:value-type="float" office:value="-0.296803" calcext:value-type="float">
            <text:p>-0.29680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ewgate Close Play Area I</text:p>
          </table:table-cell>
          <table:table-cell table:style-name="ce5" office:value-type="string" calcext:value-type="string">
            <text:p><text:a xlink:href="http://maps.google.com/?q=51.763552,-0.293346000000042" xlink:type="simple">http://maps.google.com/?q=51.763552,-0.293346000000042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ewgate-close-play-area-i/410726" xlink:type="simple">https://www.pokemongomap.info/gym/newgate-close-play-area-i/410726</text:a></text:p>
          </table:table-cell>
          <table:table-cell table:style-name="ce5" office:value-type="string" calcext:value-type="string">
            <text:p>newgate-close-play-area-i</text:p>
          </table:table-cell>
          <table:table-cell table:style-name="ce5" office:value-type="float" office:value="410726" calcext:value-type="float">
            <text:p>410726</text:p>
          </table:table-cell>
          <table:table-cell table:style-name="ce5" office:value-type="float" office:value="51.763552" calcext:value-type="float">
            <text:p>51.763552</text:p>
          </table:table-cell>
          <table:table-cell table:style-name="ce5" office:value-type="float" office:value="-0.293346" calcext:value-type="float">
            <text:p>-0.2933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Cycles</text:p>
          </table:table-cell>
          <table:table-cell table:style-name="ce5" office:value-type="string" calcext:value-type="string">
            <text:p><text:a xlink:href="http://maps.google.com/?q=51.769832,-0.297819000000004" xlink:type="simple">http://maps.google.com/?q=51.769832,-0.29781900000000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ycles/1137631" xlink:type="simple">https://www.pokemongomap.info/gym/st-albans-cycles/1137631</text:a></text:p>
          </table:table-cell>
          <table:table-cell table:style-name="ce5" office:value-type="string" calcext:value-type="string">
            <text:p>st-albans-cycles</text:p>
          </table:table-cell>
          <table:table-cell table:style-name="ce5" office:value-type="float" office:value="1137631" calcext:value-type="float">
            <text:p>1137631</text:p>
          </table:table-cell>
          <table:table-cell table:style-name="ce5" office:value-type="float" office:value="51.769832" calcext:value-type="float">
            <text:p>51.769832</text:p>
          </table:table-cell>
          <table:table-cell table:style-name="ce5" office:value-type="float" office:value="-0.297819" calcext:value-type="float">
            <text:p>-0.297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irklands Park Sign</text:p>
          </table:table-cell>
          <table:table-cell table:style-name="ce5" office:value-type="string" calcext:value-type="string">
            <text:p><text:a xlink:href="http://maps.google.com/?q=51.732754,-0.306681000000026" xlink:type="simple">http://maps.google.com/?q=51.732754,-0.30668100000002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irklands-park-sign/1011838" xlink:type="simple">https://www.pokemongomap.info/gym/birklands-park-sign/1011838</text:a></text:p>
          </table:table-cell>
          <table:table-cell table:style-name="ce5" office:value-type="string" calcext:value-type="string">
            <text:p>birklands-park-sign</text:p>
          </table:table-cell>
          <table:table-cell table:style-name="ce5" office:value-type="float" office:value="1011838" calcext:value-type="float">
            <text:p>1011838</text:p>
          </table:table-cell>
          <table:table-cell table:style-name="ce5" office:value-type="float" office:value="51.732754" calcext:value-type="float">
            <text:p>51.732754</text:p>
          </table:table-cell>
          <table:table-cell table:style-name="ce5" office:value-type="float" office:value="-0.306681" calcext:value-type="float">
            <text:p>-0.3066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illows Farm Falconry Sculpture</text:p>
          </table:table-cell>
          <table:table-cell table:style-name="ce5" office:value-type="string" calcext:value-type="string">
            <text:p><text:a xlink:href="http://maps.google.com/?q=51.722517,-0.282134000000042" xlink:type="simple">http://maps.google.com/?q=51.722517,-0.28213400000004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lows-farm-falconry-sculpture/687886" xlink:type="simple">https://www.pokemongomap.info/gym/willows-farm-falconry-sculpture/687886</text:a></text:p>
          </table:table-cell>
          <table:table-cell table:style-name="ce5" office:value-type="string" calcext:value-type="string">
            <text:p>willows-farm-falconry-sculpture</text:p>
          </table:table-cell>
          <table:table-cell table:style-name="ce5" office:value-type="float" office:value="687886" calcext:value-type="float">
            <text:p>687886</text:p>
          </table:table-cell>
          <table:table-cell table:style-name="ce5" office:value-type="float" office:value="51.722517" calcext:value-type="float">
            <text:p>51.722517</text:p>
          </table:table-cell>
          <table:table-cell table:style-name="ce5" office:value-type="float" office:value="-0.282134" calcext:value-type="float">
            <text:p>-0.28213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In Fond Memory Of Leonard Laidlaw</text:p>
          </table:table-cell>
          <table:table-cell table:style-name="ce5" office:value-type="string" calcext:value-type="string">
            <text:p><text:a xlink:href="http://maps.google.com/?q=51.715523,-0.298996999999986" xlink:type="simple">http://maps.google.com/?q=51.715523,-0.29899699999998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in-fond-memory-of-leonard-laidlaw/684576" xlink:type="simple">https://www.pokemongomap.info/gym/in-fond-memory-of-leonard-laidlaw/684576</text:a></text:p>
          </table:table-cell>
          <table:table-cell table:style-name="ce5" office:value-type="string" calcext:value-type="string">
            <text:p>in-fond-memory-of-leonard-laidlaw</text:p>
          </table:table-cell>
          <table:table-cell table:style-name="ce5" office:value-type="float" office:value="684576" calcext:value-type="float">
            <text:p>684576</text:p>
          </table:table-cell>
          <table:table-cell table:style-name="ce5" office:value-type="float" office:value="51.715523" calcext:value-type="float">
            <text:p>51.715523</text:p>
          </table:table-cell>
          <table:table-cell table:style-name="ce5" office:value-type="float" office:value="-0.298997" calcext:value-type="float">
            <text:p>-0.2989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Clock Tower at Napsbury Park</text:p>
          </table:table-cell>
          <table:table-cell table:style-name="ce5" office:value-type="string" calcext:value-type="string">
            <text:p><text:a xlink:href="http://maps.google.com/?q=51.722125,-0.311736999999994" xlink:type="simple">http://maps.google.com/?q=51.722125,-0.31173699999999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clock-tower-at-napsbury-park/892696" xlink:type="simple">https://www.pokemongomap.info/gym/the-old-clock-tower-at-napsbury-park/892696</text:a></text:p>
          </table:table-cell>
          <table:table-cell table:style-name="ce5" office:value-type="string" calcext:value-type="string">
            <text:p>the-old-clock-tower-at-napsbury-park</text:p>
          </table:table-cell>
          <table:table-cell table:style-name="ce5" office:value-type="float" office:value="892696" calcext:value-type="float">
            <text:p>892696</text:p>
          </table:table-cell>
          <table:table-cell table:style-name="ce5" office:value-type="float" office:value="51.722125" calcext:value-type="float">
            <text:p>51.722125</text:p>
          </table:table-cell>
          <table:table-cell table:style-name="ce5" office:value-type="float" office:value="-0.311737" calcext:value-type="float">
            <text:p>-0.31173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arving London Colney</text:p>
          </table:table-cell>
          <table:table-cell table:style-name="ce5" office:value-type="string" calcext:value-type="string">
            <text:p><text:a xlink:href="http://maps.google.com/?q=51.719364,-0.29068099999995" xlink:type="simple">http://maps.google.com/?q=51.719364,-0.29068099999995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arving-london-colney/976218" xlink:type="simple">https://www.pokemongomap.info/gym/carving-london-colney/976218</text:a></text:p>
          </table:table-cell>
          <table:table-cell table:style-name="ce5" office:value-type="string" calcext:value-type="string">
            <text:p>carving-london-colney</text:p>
          </table:table-cell>
          <table:table-cell table:style-name="ce5" office:value-type="float" office:value="976218" calcext:value-type="float">
            <text:p>976218</text:p>
          </table:table-cell>
          <table:table-cell table:style-name="ce5" office:value-type="float" office:value="51.719364" calcext:value-type="float">
            <text:p>51.719364</text:p>
          </table:table-cell>
          <table:table-cell table:style-name="ce5" office:value-type="float" office:value="-0.290681" calcext:value-type="float">
            <text:p>-0.29068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nk Chicken</text:p>
          </table:table-cell>
          <table:table-cell table:style-name="ce5" office:value-type="string" calcext:value-type="string">
            <text:p><text:a xlink:href="http://maps.google.com/?q=51.717629,-0.288757000000032" xlink:type="simple">http://maps.google.com/?q=51.717629,-0.28875700000003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nk-chicken/782899" xlink:type="simple">https://www.pokemongomap.info/gym/pink-chicken/782899</text:a></text:p>
          </table:table-cell>
          <table:table-cell table:style-name="ce5" office:value-type="string" calcext:value-type="string">
            <text:p>pink-chicken</text:p>
          </table:table-cell>
          <table:table-cell table:style-name="ce5" office:value-type="float" office:value="782899" calcext:value-type="float">
            <text:p>782899</text:p>
          </table:table-cell>
          <table:table-cell table:style-name="ce5" office:value-type="float" office:value="51.717629" calcext:value-type="float">
            <text:p>51.717629</text:p>
          </table:table-cell>
          <table:table-cell table:style-name="ce5" office:value-type="float" office:value="-0.288757" calcext:value-type="float">
            <text:p>-0.28875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oney Bunny</text:p>
          </table:table-cell>
          <table:table-cell table:style-name="ce5" office:value-type="string" calcext:value-type="string">
            <text:p><text:a xlink:href="http://maps.google.com/?q=51.728438,-0.301711000000068" xlink:type="simple">http://maps.google.com/?q=51.728438,-0.30171100000006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ney-bunny/1048017" xlink:type="simple">https://www.pokemongomap.info/gym/honey-bunny/1048017</text:a></text:p>
          </table:table-cell>
          <table:table-cell table:style-name="ce5" office:value-type="string" calcext:value-type="string">
            <text:p>honey-bunny</text:p>
          </table:table-cell>
          <table:table-cell table:style-name="ce5" office:value-type="float" office:value="1048017" calcext:value-type="float">
            <text:p>1048017</text:p>
          </table:table-cell>
          <table:table-cell table:style-name="ce5" office:value-type="float" office:value="51.728438" calcext:value-type="float">
            <text:p>51.728438</text:p>
          </table:table-cell>
          <table:table-cell table:style-name="ce5" office:value-type="float" office:value="-0.301711" calcext:value-type="float">
            <text:p>-0.3017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tch 4</text:p>
          </table:table-cell>
          <table:table-cell table:style-name="ce5" office:value-type="string" calcext:value-type="string">
            <text:p><text:a xlink:href="http://maps.google.com/?q=51.728279,-0.303048999999987" xlink:type="simple">http://maps.google.com/?q=51.728279,-0.303048999999987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tch-4/542575" xlink:type="simple">https://www.pokemongomap.info/gym/pitch-4/542575</text:a></text:p>
          </table:table-cell>
          <table:table-cell table:style-name="ce5" office:value-type="string" calcext:value-type="string">
            <text:p>pitch-4</text:p>
          </table:table-cell>
          <table:table-cell table:style-name="ce5" office:value-type="float" office:value="542575" calcext:value-type="float">
            <text:p>542575</text:p>
          </table:table-cell>
          <table:table-cell table:style-name="ce5" office:value-type="float" office:value="51.728279" calcext:value-type="float">
            <text:p>51.728279</text:p>
          </table:table-cell>
          <table:table-cell table:style-name="ce5" office:value-type="float" office:value="-0.303049" calcext:value-type="float">
            <text:p>-0.3030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ibrary - London Colney</text:p>
          </table:table-cell>
          <table:table-cell table:style-name="ce5" office:value-type="string" calcext:value-type="string">
            <text:p><text:a xlink:href="http://maps.google.com/?q=51.722934,-0.299383000000034" xlink:type="simple">http://maps.google.com/?q=51.722934,-0.29938300000003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ibrary-london-colney/1143951" xlink:type="simple">https://www.pokemongomap.info/gym/library-london-colney/1143951</text:a></text:p>
          </table:table-cell>
          <table:table-cell table:style-name="ce5" office:value-type="string" calcext:value-type="string">
            <text:p>library-london-colney</text:p>
          </table:table-cell>
          <table:table-cell table:style-name="ce5" office:value-type="float" office:value="1143951" calcext:value-type="float">
            <text:p>1143951</text:p>
          </table:table-cell>
          <table:table-cell table:style-name="ce5" office:value-type="float" office:value="51.722934" calcext:value-type="float">
            <text:p>51.722934</text:p>
          </table:table-cell>
          <table:table-cell table:style-name="ce5" office:value-type="float" office:value="-0.299383" calcext:value-type="float">
            <text:p>-0.2993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Golden Lion</text:p>
          </table:table-cell>
          <table:table-cell table:style-name="ce5" office:value-type="string" calcext:value-type="string">
            <text:p><text:a xlink:href="http://maps.google.com/?q=51.721891,-0.29386599999998" xlink:type="simple">http://maps.google.com/?q=51.721891,-0.2938659999999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golden-lion/221673" xlink:type="simple">https://www.pokemongomap.info/gym/the-golden-lion/221673</text:a></text:p>
          </table:table-cell>
          <table:table-cell table:style-name="ce5" office:value-type="string" calcext:value-type="string">
            <text:p>the-golden-lion</text:p>
          </table:table-cell>
          <table:table-cell table:style-name="ce5" office:value-type="float" office:value="221673" calcext:value-type="float">
            <text:p>221673</text:p>
          </table:table-cell>
          <table:table-cell table:style-name="ce5" office:value-type="float" office:value="51.721891" calcext:value-type="float">
            <text:p>51.721891</text:p>
          </table:table-cell>
          <table:table-cell table:style-name="ce5" office:value-type="float" office:value="-0.293866" calcext:value-type="float">
            <text:p>-0.29386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ur Lady of Walsingham Catholic Church</text:p>
          </table:table-cell>
          <table:table-cell table:style-name="ce5" office:value-type="string" calcext:value-type="string">
            <text:p><text:a xlink:href="http://maps.google.com/?q=51.723478,-0.296236000000022" xlink:type="simple">http://maps.google.com/?q=51.723478,-0.29623600000002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ur-lady-of-walsingham-catholic-church/1177703" xlink:type="simple">https://www.pokemongomap.info/gym/our-lady-of-walsingham-catholic-church/1177703</text:a></text:p>
          </table:table-cell>
          <table:table-cell table:style-name="ce5" office:value-type="string" calcext:value-type="string">
            <text:p>our-lady-of-walsingham-catholic-church</text:p>
          </table:table-cell>
          <table:table-cell table:style-name="ce5" office:value-type="float" office:value="1177703" calcext:value-type="float">
            <text:p>1177703</text:p>
          </table:table-cell>
          <table:table-cell table:style-name="ce5" office:value-type="float" office:value="51.723478" calcext:value-type="float">
            <text:p>51.723478</text:p>
          </table:table-cell>
          <table:table-cell table:style-name="ce5" office:value-type="float" office:value="-0.296236" calcext:value-type="float">
            <text:p>-0.2962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omewood Road United Reform Church</text:p>
          </table:table-cell>
          <table:table-cell table:style-name="ce5" office:value-type="string" calcext:value-type="string">
            <text:p><text:a xlink:href="http://maps.google.com/?q=51.759482,-0.31213600000001" xlink:type="simple">http://maps.google.com/?q=51.759482,-0.31213600000001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mewood-road-united-reform-church/470760" xlink:type="simple">https://www.pokemongomap.info/gym/homewood-road-united-reform-church/470760</text:a></text:p>
          </table:table-cell>
          <table:table-cell table:style-name="ce5" office:value-type="string" calcext:value-type="string">
            <text:p>homewood-road-united-reform-church</text:p>
          </table:table-cell>
          <table:table-cell table:style-name="ce5" office:value-type="float" office:value="470760" calcext:value-type="float">
            <text:p>470760</text:p>
          </table:table-cell>
          <table:table-cell table:style-name="ce5" office:value-type="float" office:value="51.759482" calcext:value-type="float">
            <text:p>51.759482</text:p>
          </table:table-cell>
          <table:table-cell table:style-name="ce5" office:value-type="float" office:value="-0.312136" calcext:value-type="float">
            <text:p>-0.3121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ree Art</text:p>
          </table:table-cell>
          <table:table-cell table:style-name="ce5" office:value-type="string" calcext:value-type="string">
            <text:p><text:a xlink:href="http://maps.google.com/?q=51.760203,-0.307610999999952" xlink:type="simple">http://maps.google.com/?q=51.760203,-0.30761099999995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ree-art/250373" xlink:type="simple">https://www.pokemongomap.info/gym/tree-art/250373</text:a></text:p>
          </table:table-cell>
          <table:table-cell table:style-name="ce5" office:value-type="string" calcext:value-type="string">
            <text:p>tree-art</text:p>
          </table:table-cell>
          <table:table-cell table:style-name="ce5" office:value-type="float" office:value="250373" calcext:value-type="float">
            <text:p>250373</text:p>
          </table:table-cell>
          <table:table-cell table:style-name="ce5" office:value-type="float" office:value="51.760203" calcext:value-type="float">
            <text:p>51.760203</text:p>
          </table:table-cell>
          <table:table-cell table:style-name="ce5" office:value-type="float" office:value="-0.307611" calcext:value-type="float">
            <text:p>-0.3076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shalswick Post Office</text:p>
          </table:table-cell>
          <table:table-cell table:style-name="ce5" office:value-type="string" calcext:value-type="string">
            <text:p><text:a xlink:href="http://maps.google.com/?q=51.764165,-0.307035000000042" xlink:type="simple">http://maps.google.com/?q=51.764165,-0.307035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post-office/300901" xlink:type="simple">https://www.pokemongomap.info/gym/marshalswick-post-office/300901</text:a></text:p>
          </table:table-cell>
          <table:table-cell table:style-name="ce5" office:value-type="string" calcext:value-type="string">
            <text:p>marshalswick-post-office</text:p>
          </table:table-cell>
          <table:table-cell table:style-name="ce5" office:value-type="float" office:value="300901" calcext:value-type="float">
            <text:p>300901</text:p>
          </table:table-cell>
          <table:table-cell table:style-name="ce5" office:value-type="float" office:value="51.764165" calcext:value-type="float">
            <text:p>51.764165</text:p>
          </table:table-cell>
          <table:table-cell table:style-name="ce5" office:value-type="float" office:value="-0.307035" calcext:value-type="float">
            <text:p>-0.307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arshalswick Library, St Albans</text:p>
          </table:table-cell>
          <table:table-cell table:style-name="ce5" office:value-type="string" calcext:value-type="string">
            <text:p><text:a xlink:href="http://maps.google.com/?q=51.763356,-0.305729000000042" xlink:type="simple">http://maps.google.com/?q=51.763356,-0.305729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library-st-albans/1137811" xlink:type="simple">https://www.pokemongomap.info/gym/marshalswick-library-st-albans/1137811</text:a></text:p>
          </table:table-cell>
          <table:table-cell table:style-name="ce5" office:value-type="string" calcext:value-type="string">
            <text:p>marshalswick-library-st-albans</text:p>
          </table:table-cell>
          <table:table-cell table:style-name="ce5" office:value-type="float" office:value="1137811" calcext:value-type="float">
            <text:p>1137811</text:p>
          </table:table-cell>
          <table:table-cell table:style-name="ce5" office:value-type="float" office:value="51.763356" calcext:value-type="float">
            <text:p>51.763356</text:p>
          </table:table-cell>
          <table:table-cell table:style-name="ce5" office:value-type="float" office:value="-0.305729" calcext:value-type="float">
            <text:p>-0.3057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Saviour&amp;#039;s Church</text:p>
          </table:table-cell>
          <table:table-cell table:style-name="ce5" office:value-type="string" calcext:value-type="string">
            <text:p><text:a xlink:href="http://maps.google.com/?q=51.75843,-0.326877999999965" xlink:type="simple">http://maps.google.com/?q=51.75843,-0.326877999999965</text:a></text:p>
          </table:table-cell>
          <table:table-cell table:style-name="ce5" office:value-type="string" calcext:value-type="string">
            <text:p>Marshalswick W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aviour-039-s-church/799908" xlink:type="simple">https://www.pokemongomap.info/gym/st-saviour-039-s-church/799908</text:a></text:p>
          </table:table-cell>
          <table:table-cell table:style-name="ce5" office:value-type="string" calcext:value-type="string">
            <text:p>st-saviour-039-s-church</text:p>
          </table:table-cell>
          <table:table-cell table:style-name="ce5" office:value-type="float" office:value="799908" calcext:value-type="float">
            <text:p>799908</text:p>
          </table:table-cell>
          <table:table-cell table:style-name="ce5" office:value-type="float" office:value="51.75843" calcext:value-type="float">
            <text:p>51.75843</text:p>
          </table:table-cell>
          <table:table-cell table:style-name="ce5" office:value-type="float" office:value="-0.326878" calcext:value-type="float">
            <text:p>-0.3268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Holly Bush</text:p>
          </table:table-cell>
          <table:table-cell table:style-name="ce5" office:value-type="string" calcext:value-type="string">
            <text:p><text:a xlink:href="http://maps.google.com/?q=51.734799,-0.384101999999984" xlink:type="simple">http://maps.google.com/?q=51.734799,-0.384101999999984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lly-bush/830177" xlink:type="simple">https://www.pokemongomap.info/gym/the-holly-bush/830177</text:a></text:p>
          </table:table-cell>
          <table:table-cell table:style-name="ce5" office:value-type="string" calcext:value-type="string">
            <text:p>the-holly-bush</text:p>
          </table:table-cell>
          <table:table-cell table:style-name="ce5" office:value-type="float" office:value="830177" calcext:value-type="float">
            <text:p>830177</text:p>
          </table:table-cell>
          <table:table-cell table:style-name="ce5" office:value-type="float" office:value="51.734799" calcext:value-type="float">
            <text:p>51.734799</text:p>
          </table:table-cell>
          <table:table-cell table:style-name="ce5" office:value-type="float" office:value="-0.384102" calcext:value-type="float">
            <text:p>-0.3841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ulam Consultants</text:p>
          </table:table-cell>
          <table:table-cell table:style-name="ce5" office:value-type="string" calcext:value-type="string">
            <text:p><text:a xlink:href="http://maps.google.com/?q=51.759695,-0.342160000000035" xlink:type="simple">http://maps.google.com/?q=51.759695,-0.342160000000035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-consultants/749198" xlink:type="simple">https://www.pokemongomap.info/gym/verulam-consultants/749198</text:a></text:p>
          </table:table-cell>
          <table:table-cell table:style-name="ce5" office:value-type="string" calcext:value-type="string">
            <text:p>verulam-consultants</text:p>
          </table:table-cell>
          <table:table-cell table:style-name="ce5" office:value-type="float" office:value="749198" calcext:value-type="float">
            <text:p>749198</text:p>
          </table:table-cell>
          <table:table-cell table:style-name="ce5" office:value-type="float" office:value="51.759695" calcext:value-type="float">
            <text:p>51.759695</text:p>
          </table:table-cell>
          <table:table-cell table:style-name="ce5" office:value-type="float" office:value="-0.34216" calcext:value-type="float">
            <text:p>-0.34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Hope &amp; Anchor</text:p>
          </table:table-cell>
          <table:table-cell table:style-name="ce5" office:value-type="string" calcext:value-type="string">
            <text:p><text:a xlink:href="http://maps.google.com/?q=51.733265,-0.21768499999996" xlink:type="simple">http://maps.google.com/?q=51.733265,-0.21768499999996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pe-anchor/1157830" xlink:type="simple">https://www.pokemongomap.info/gym/the-hope-anchor/1157830</text:a></text:p>
          </table:table-cell>
          <table:table-cell table:style-name="ce5" office:value-type="string" calcext:value-type="string">
            <text:p>the-hope-anchor</text:p>
          </table:table-cell>
          <table:table-cell table:style-name="ce5" office:value-type="float" office:value="1157830" calcext:value-type="float">
            <text:p>1157830</text:p>
          </table:table-cell>
          <table:table-cell table:style-name="ce5" office:value-type="float" office:value="51.733265" calcext:value-type="float">
            <text:p>51.733265</text:p>
          </table:table-cell>
          <table:table-cell table:style-name="ce5" office:value-type="float" office:value="-0.217685" calcext:value-type="float">
            <text:p>-0.2176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North Town Marker</text:p>
          </table:table-cell>
          <table:table-cell table:style-name="ce5" office:value-type="string" calcext:value-type="string">
            <text:p><text:a xlink:href="http://maps.google.com/?q=51.774817,-0.336281999999983" xlink:type="simple">http://maps.google.com/?q=51.774817,-0.336281999999983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north-town-marker/324193" xlink:type="simple">https://www.pokemongomap.info/gym/st-albans-north-town-marker/324193</text:a></text:p>
          </table:table-cell>
          <table:table-cell table:style-name="ce5" office:value-type="string" calcext:value-type="string">
            <text:p>st-albans-north-town-marker</text:p>
          </table:table-cell>
          <table:table-cell table:style-name="ce5" office:value-type="float" office:value="324193" calcext:value-type="float">
            <text:p>324193</text:p>
          </table:table-cell>
          <table:table-cell table:style-name="ce5" office:value-type="float" office:value="51.774817" calcext:value-type="float">
            <text:p>51.774817</text:p>
          </table:table-cell>
          <table:table-cell table:style-name="ce5" office:value-type="float" office:value="-0.336282" calcext:value-type="float">
            <text:p>-0.3362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rist Church St Albans</text:p>
          </table:table-cell>
          <table:table-cell table:style-name="ce5" office:value-type="string" calcext:value-type="string">
            <text:p><text:a xlink:href="http://maps.google.com/?q=51.769309,-0.339997000000039" xlink:type="simple">http://maps.google.com/?q=51.769309,-0.339997000000039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rist-church-st-albans/758075" xlink:type="simple">https://www.pokemongomap.info/gym/christ-church-st-albans/758075</text:a></text:p>
          </table:table-cell>
          <table:table-cell table:style-name="ce5" office:value-type="string" calcext:value-type="string">
            <text:p>christ-church-st-albans</text:p>
          </table:table-cell>
          <table:table-cell table:style-name="ce5" office:value-type="float" office:value="758075" calcext:value-type="float">
            <text:p>758075</text:p>
          </table:table-cell>
          <table:table-cell table:style-name="ce5" office:value-type="float" office:value="51.769309" calcext:value-type="float">
            <text:p>51.769309</text:p>
          </table:table-cell>
          <table:table-cell table:style-name="ce5" office:value-type="float" office:value="-0.339997" calcext:value-type="float">
            <text:p>-0.3399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oulmin Drive Fort</text:p>
          </table:table-cell>
          <table:table-cell table:style-name="ce5" office:value-type="string" calcext:value-type="string">
            <text:p><text:a xlink:href="http://maps.google.com/?q=51.767958,-0.34528899999998" xlink:type="simple">http://maps.google.com/?q=51.767958,-0.34528899999998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oulmin-drive-fort/757242" xlink:type="simple">https://www.pokemongomap.info/gym/toulmin-drive-fort/757242</text:a></text:p>
          </table:table-cell>
          <table:table-cell table:style-name="ce5" office:value-type="string" calcext:value-type="string">
            <text:p>toulmin-drive-fort</text:p>
          </table:table-cell>
          <table:table-cell table:style-name="ce5" office:value-type="float" office:value="757242" calcext:value-type="float">
            <text:p>757242</text:p>
          </table:table-cell>
          <table:table-cell table:style-name="ce5" office:value-type="float" office:value="51.767958" calcext:value-type="float">
            <text:p>51.767958</text:p>
          </table:table-cell>
          <table:table-cell table:style-name="ce5" office:value-type="float" office:value="-0.345289" calcext:value-type="float">
            <text:p>-0.3452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omansland Common</text:p>
          </table:table-cell>
          <table:table-cell table:style-name="ce5" office:value-type="string" calcext:value-type="string">
            <text:p><text:a xlink:href="http://maps.google.com/?q=51.797874,-0.302887000000055" xlink:type="simple">http://maps.google.com/?q=51.797874,-0.302887000000055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common/119232" xlink:type="simple">https://www.pokemongomap.info/gym/nomansland-common/119232</text:a></text:p>
          </table:table-cell>
          <table:table-cell table:style-name="ce5" office:value-type="string" calcext:value-type="string">
            <text:p>nomansland-common</text:p>
          </table:table-cell>
          <table:table-cell table:style-name="ce5" office:value-type="float" office:value="119232" calcext:value-type="float">
            <text:p>119232</text:p>
          </table:table-cell>
          <table:table-cell table:style-name="ce5" office:value-type="float" office:value="51.797874" calcext:value-type="float">
            <text:p>51.797874</text:p>
          </table:table-cell>
          <table:table-cell table:style-name="ce5" office:value-type="float" office:value="-0.302887" calcext:value-type="float">
            <text:p>-0.3028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omansland Model Aircraft Landing Strip</text:p>
          </table:table-cell>
          <table:table-cell table:style-name="ce5" office:value-type="string" calcext:value-type="string">
            <text:p><text:a xlink:href="http://maps.google.com/?q=51.796647,-0.30689899999993" xlink:type="simple">http://maps.google.com/?q=51.796647,-0.30689899999993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model-aircraft-landing-strip/1051520" xlink:type="simple">https://www.pokemongomap.info/gym/nomansland-model-aircraft-landing-strip/1051520</text:a></text:p>
          </table:table-cell>
          <table:table-cell table:style-name="ce5" office:value-type="string" calcext:value-type="string">
            <text:p>nomansland-model-aircraft-landing-strip</text:p>
          </table:table-cell>
          <table:table-cell table:style-name="ce5" office:value-type="float" office:value="1051520" calcext:value-type="float">
            <text:p>1051520</text:p>
          </table:table-cell>
          <table:table-cell table:style-name="ce5" office:value-type="float" office:value="51.796647" calcext:value-type="float">
            <text:p>51.796647</text:p>
          </table:table-cell>
          <table:table-cell table:style-name="ce5" office:value-type="float" office:value="-0.306899" calcext:value-type="float">
            <text:p>-0.30689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ndmark Centre</text:p>
          </table:table-cell>
          <table:table-cell table:style-name="ce5" office:value-type="string" calcext:value-type="string">
            <text:p><text:a xlink:href="http://maps.google.com/?q=51.756705,-0.288815999999997" xlink:type="simple">http://maps.google.com/?q=51.756705,-0.288815999999997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andmark-centre/843226" xlink:type="simple">https://www.pokemongomap.info/gym/landmark-centre/843226</text:a></text:p>
          </table:table-cell>
          <table:table-cell table:style-name="ce5" office:value-type="string" calcext:value-type="string">
            <text:p>landmark-centre</text:p>
          </table:table-cell>
          <table:table-cell table:style-name="ce5" office:value-type="float" office:value="843226" calcext:value-type="float">
            <text:p>843226</text:p>
          </table:table-cell>
          <table:table-cell table:style-name="ce5" office:value-type="float" office:value="51.756705" calcext:value-type="float">
            <text:p>51.756705</text:p>
          </table:table-cell>
          <table:table-cell table:style-name="ce5" office:value-type="float" office:value="-0.288816" calcext:value-type="float">
            <text:p>-0.2888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rest Town Church</text:p>
          </table:table-cell>
          <table:table-cell table:style-name="ce5" office:value-type="string" calcext:value-type="string">
            <text:p><text:a xlink:href="http://maps.google.com/?q=51.75151,-0.274576000000025" xlink:type="simple">http://maps.google.com/?q=51.75151,-0.274576000000025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rest-town-church/1093757" xlink:type="simple">https://www.pokemongomap.info/gym/forest-town-church/1093757</text:a></text:p>
          </table:table-cell>
          <table:table-cell table:style-name="ce5" office:value-type="string" calcext:value-type="string">
            <text:p>forest-town-church</text:p>
          </table:table-cell>
          <table:table-cell table:style-name="ce5" office:value-type="float" office:value="1093757" calcext:value-type="float">
            <text:p>1093757</text:p>
          </table:table-cell>
          <table:table-cell table:style-name="ce5" office:value-type="float" office:value="51.75151" calcext:value-type="float">
            <text:p>51.75151</text:p>
          </table:table-cell>
          <table:table-cell table:style-name="ce5" office:value-type="float" office:value="-0.274576" calcext:value-type="float">
            <text:p>-0.27457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Oaklands College Clock</text:p>
          </table:table-cell>
          <table:table-cell table:style-name="ce5" office:value-type="string" calcext:value-type="string">
            <text:p><text:a xlink:href="http://maps.google.com/?q=51.755199,-0.288769999999999" xlink:type="simple">http://maps.google.com/?q=51.755199,-0.288769999999999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aklands-college-clock/10988" xlink:type="simple">https://www.pokemongomap.info/gym/oaklands-college-clock/10988</text:a></text:p>
          </table:table-cell>
          <table:table-cell table:style-name="ce5" office:value-type="string" calcext:value-type="string">
            <text:p>oaklands-college-clock</text:p>
          </table:table-cell>
          <table:table-cell table:style-name="ce5" office:value-type="float" office:value="10988" calcext:value-type="float">
            <text:p>10988</text:p>
          </table:table-cell>
          <table:table-cell table:style-name="ce5" office:value-type="float" office:value="51.755199" calcext:value-type="float">
            <text:p>51.755199</text:p>
          </table:table-cell>
          <table:table-cell table:style-name="ce5" office:value-type="float" office:value="-0.28877" calcext:value-type="float">
            <text:p>-0.288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electaglaze Crest, Dieu Et Mon Droit</text:p>
          </table:table-cell>
          <table:table-cell table:style-name="ce5" office:value-type="string" calcext:value-type="string">
            <text:p><text:a xlink:href="http://maps.google.com/?q=51.750233,-0.281797999999981" xlink:type="simple">http://maps.google.com/?q=51.750233,-0.281797999999981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electaglaze-crest-dieu-et-mon-droit/55747" xlink:type="simple">https://www.pokemongomap.info/gym/selectaglaze-crest-dieu-et-mon-droit/55747</text:a></text:p>
          </table:table-cell>
          <table:table-cell table:style-name="ce5" office:value-type="string" calcext:value-type="string">
            <text:p>selectaglaze-crest-dieu-et-mon-droit</text:p>
          </table:table-cell>
          <table:table-cell table:style-name="ce5" office:value-type="float" office:value="55747" calcext:value-type="float">
            <text:p>55747</text:p>
          </table:table-cell>
          <table:table-cell table:style-name="ce5" office:value-type="float" office:value="51.750233" calcext:value-type="float">
            <text:p>51.750233</text:p>
          </table:table-cell>
          <table:table-cell table:style-name="ce5" office:value-type="float" office:value="-0.281798" calcext:value-type="float">
            <text:p>-0.2817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utterfly World Gates</text:p>
          </table:table-cell>
          <table:table-cell table:style-name="ce5" office:value-type="string" calcext:value-type="string">
            <text:p><text:a xlink:href="http://maps.google.com/?q=51.720385,-0.367387000000008" xlink:type="simple">http://maps.google.com/?q=51.720385,-0.36738700000000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y-world-gates/712415" xlink:type="simple">https://www.pokemongomap.info/gym/butterfly-world-gates/712415</text:a></text:p>
          </table:table-cell>
          <table:table-cell table:style-name="ce5" office:value-type="string" calcext:value-type="string">
            <text:p>butterfly-world-gates</text:p>
          </table:table-cell>
          <table:table-cell table:style-name="ce5" office:value-type="float" office:value="712415" calcext:value-type="float">
            <text:p>712415</text:p>
          </table:table-cell>
          <table:table-cell table:style-name="ce5" office:value-type="float" office:value="51.720385" calcext:value-type="float">
            <text:p>51.720385</text:p>
          </table:table-cell>
          <table:table-cell table:style-name="ce5" office:value-type="float" office:value="-0.367387" calcext:value-type="float">
            <text:p>-0.36738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ar Memorial</text:p>
          </table:table-cell>
          <table:table-cell table:style-name="ce5" office:value-type="string" calcext:value-type="string">
            <text:p><text:a xlink:href="http://maps.google.com/?q=51.722852,-0.338933999999995" xlink:type="simple">http://maps.google.com/?q=51.722852,-0.338933999999995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r-memorial/1022573" xlink:type="simple">https://www.pokemongomap.info/gym/war-memorial/1022573</text:a></text:p>
          </table:table-cell>
          <table:table-cell table:style-name="ce5" office:value-type="string" calcext:value-type="string">
            <text:p>war-memorial</text:p>
          </table:table-cell>
          <table:table-cell table:style-name="ce5" office:value-type="float" office:value="1022573" calcext:value-type="float">
            <text:p>1022573</text:p>
          </table:table-cell>
          <table:table-cell table:style-name="ce5" office:value-type="float" office:value="51.722852" calcext:value-type="float">
            <text:p>51.722852</text:p>
          </table:table-cell>
          <table:table-cell table:style-name="ce5" office:value-type="float" office:value="-0.338934" calcext:value-type="float">
            <text:p>-0.3389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ark Street Mainline Station</text:p>
          </table:table-cell>
          <table:table-cell table:style-name="ce5" office:value-type="string" calcext:value-type="string">
            <text:p><text:a xlink:href="http://maps.google.com/?q=51.725732,-0.340585000000033" xlink:type="simple">http://maps.google.com/?q=51.725732,-0.340585000000033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ark-street-mainline-station/1100902" xlink:type="simple">https://www.pokemongomap.info/gym/park-street-mainline-station/1100902</text:a></text:p>
          </table:table-cell>
          <table:table-cell table:style-name="ce5" office:value-type="string" calcext:value-type="string">
            <text:p>park-street-mainline-station</text:p>
          </table:table-cell>
          <table:table-cell table:style-name="ce5" office:value-type="float" office:value="1100902" calcext:value-type="float">
            <text:p>1100902</text:p>
          </table:table-cell>
          <table:table-cell table:style-name="ce5" office:value-type="float" office:value="51.725732" calcext:value-type="float">
            <text:p>51.725732</text:p>
          </table:table-cell>
          <table:table-cell table:style-name="ce5" office:value-type="float" office:value="-0.340585" calcext:value-type="float">
            <text:p>-0.34058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ertfordshire Fisheries</text:p>
          </table:table-cell>
          <table:table-cell table:style-name="ce5" office:value-type="string" calcext:value-type="string">
            <text:p><text:a xlink:href="http://maps.google.com/?q=51.72083,-0.360320999999999" xlink:type="simple">http://maps.google.com/?q=51.72083,-0.3603209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ertfordshire-fisheries/648588" xlink:type="simple">https://www.pokemongomap.info/gym/hertfordshire-fisheries/648588</text:a></text:p>
          </table:table-cell>
          <table:table-cell table:style-name="ce5" office:value-type="string" calcext:value-type="string">
            <text:p>hertfordshire-fisheries</text:p>
          </table:table-cell>
          <table:table-cell table:style-name="ce5" office:value-type="float" office:value="648588" calcext:value-type="float">
            <text:p>648588</text:p>
          </table:table-cell>
          <table:table-cell table:style-name="ce5" office:value-type="float" office:value="51.72083" calcext:value-type="float">
            <text:p>51.72083</text:p>
          </table:table-cell>
          <table:table-cell table:style-name="ce5" office:value-type="float" office:value="-0.360321" calcext:value-type="float">
            <text:p>-0.3603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Railway Station</text:p>
          </table:table-cell>
          <table:table-cell table:style-name="ce5" office:value-type="string" calcext:value-type="string">
            <text:p><text:a xlink:href="http://maps.google.com/?q=51.718035,-0.345743999999968" xlink:type="simple">http://maps.google.com/?q=51.718035,-0.34574399999996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railway-station/130170" xlink:type="simple">https://www.pokemongomap.info/gym/how-wood-railway-station/130170</text:a></text:p>
          </table:table-cell>
          <table:table-cell table:style-name="ce5" office:value-type="string" calcext:value-type="string">
            <text:p>how-wood-railway-station</text:p>
          </table:table-cell>
          <table:table-cell table:style-name="ce5" office:value-type="float" office:value="130170" calcext:value-type="float">
            <text:p>130170</text:p>
          </table:table-cell>
          <table:table-cell table:style-name="ce5" office:value-type="float" office:value="51.718035" calcext:value-type="float">
            <text:p>51.718035</text:p>
          </table:table-cell>
          <table:table-cell table:style-name="ce5" office:value-type="float" office:value="-0.345744" calcext:value-type="float">
            <text:p>-0.3457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Fishing Bench</text:p>
          </table:table-cell>
          <table:table-cell table:style-name="ce5" office:value-type="string" calcext:value-type="string">
            <text:p><text:a xlink:href="http://maps.google.com/?q=51.715683,-0.336991000000012" xlink:type="simple">http://maps.google.com/?q=51.715683,-0.336991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fishing-bench/1162666" xlink:type="simple">https://www.pokemongomap.info/gym/river-ver-fishing-bench/1162666</text:a></text:p>
          </table:table-cell>
          <table:table-cell table:style-name="ce5" office:value-type="string" calcext:value-type="string">
            <text:p>river-ver-fishing-bench</text:p>
          </table:table-cell>
          <table:table-cell table:style-name="ce5" office:value-type="float" office:value="1162666" calcext:value-type="float">
            <text:p>1162666</text:p>
          </table:table-cell>
          <table:table-cell table:style-name="ce5" office:value-type="float" office:value="51.715683" calcext:value-type="float">
            <text:p>51.715683</text:p>
          </table:table-cell>
          <table:table-cell table:style-name="ce5" office:value-type="float" office:value="-0.336991" calcext:value-type="float">
            <text:p>-0.3369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Nature Trail</text:p>
          </table:table-cell>
          <table:table-cell table:style-name="ce5" office:value-type="string" calcext:value-type="string">
            <text:p><text:a xlink:href="http://maps.google.com/?q=51.720504,-0.352616000000012" xlink:type="simple">http://maps.google.com/?q=51.720504,-0.352616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nature-trail/236169" xlink:type="simple">https://www.pokemongomap.info/gym/how-wood-nature-trail/236169</text:a></text:p>
          </table:table-cell>
          <table:table-cell table:style-name="ce5" office:value-type="string" calcext:value-type="string">
            <text:p>how-wood-nature-trail</text:p>
          </table:table-cell>
          <table:table-cell table:style-name="ce5" office:value-type="float" office:value="236169" calcext:value-type="float">
            <text:p>236169</text:p>
          </table:table-cell>
          <table:table-cell table:style-name="ce5" office:value-type="float" office:value="51.720504" calcext:value-type="float">
            <text:p>51.720504</text:p>
          </table:table-cell>
          <table:table-cell table:style-name="ce5" office:value-type="float" office:value="-0.352616" calcext:value-type="float">
            <text:p>-0.3526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hiswell Green Post Office</text:p>
          </table:table-cell>
          <table:table-cell table:style-name="ce5" office:value-type="string" calcext:value-type="string">
            <text:p><text:a xlink:href="http://maps.google.com/?q=51.726955,-0.35951399999999" xlink:type="simple">http://maps.google.com/?q=51.726955,-0.359513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iswell-green-post-office/684458" xlink:type="simple">https://www.pokemongomap.info/gym/chiswell-green-post-office/684458</text:a></text:p>
          </table:table-cell>
          <table:table-cell table:style-name="ce5" office:value-type="string" calcext:value-type="string">
            <text:p>chiswell-green-post-office</text:p>
          </table:table-cell>
          <table:table-cell table:style-name="ce5" office:value-type="float" office:value="684458" calcext:value-type="float">
            <text:p>684458</text:p>
          </table:table-cell>
          <table:table-cell table:style-name="ce5" office:value-type="float" office:value="51.726955" calcext:value-type="float">
            <text:p>51.726955</text:p>
          </table:table-cell>
          <table:table-cell table:style-name="ce5" office:value-type="float" office:value="-0.359514" calcext:value-type="float">
            <text:p>-0.35951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Greenwood Park Community Centre</text:p>
          </table:table-cell>
          <table:table-cell table:style-name="ce5" office:value-type="string" calcext:value-type="string">
            <text:p><text:a xlink:href="http://maps.google.com/?q=51.728874,-0.354283000000009" xlink:type="simple">http://maps.google.com/?q=51.728874,-0.35428300000000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community-centre/516477" xlink:type="simple">https://www.pokemongomap.info/gym/greenwood-park-community-centre/516477</text:a></text:p>
          </table:table-cell>
          <table:table-cell table:style-name="ce5" office:value-type="string" calcext:value-type="string">
            <text:p>greenwood-park-community-centre</text:p>
          </table:table-cell>
          <table:table-cell table:style-name="ce5" office:value-type="float" office:value="516477" calcext:value-type="float">
            <text:p>516477</text:p>
          </table:table-cell>
          <table:table-cell table:style-name="ce5" office:value-type="float" office:value="51.728874" calcext:value-type="float">
            <text:p>51.728874</text:p>
          </table:table-cell>
          <table:table-cell table:style-name="ce5" office:value-type="float" office:value="-0.354283" calcext:value-type="float">
            <text:p>-0.3542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reenwood Park and Nature Trail</text:p>
          </table:table-cell>
          <table:table-cell table:style-name="ce5" office:value-type="string" calcext:value-type="string">
            <text:p><text:a xlink:href="http://maps.google.com/?q=51.72715,-0.355643999999984" xlink:type="simple">http://maps.google.com/?q=51.72715,-0.355643999999984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and-nature-trail/1041943" xlink:type="simple">https://www.pokemongomap.info/gym/greenwood-park-and-nature-trail/1041943</text:a></text:p>
          </table:table-cell>
          <table:table-cell table:style-name="ce5" office:value-type="string" calcext:value-type="string">
            <text:p>greenwood-park-and-nature-trail</text:p>
          </table:table-cell>
          <table:table-cell table:style-name="ce5" office:value-type="float" office:value="1041943" calcext:value-type="float">
            <text:p>1041943</text:p>
          </table:table-cell>
          <table:table-cell table:style-name="ce5" office:value-type="float" office:value="51.72715" calcext:value-type="float">
            <text:p>51.72715</text:p>
          </table:table-cell>
          <table:table-cell table:style-name="ce5" office:value-type="float" office:value="-0.355644" calcext:value-type="float">
            <text:p>-0.3556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South Town Marker</text:p>
          </table:table-cell>
          <table:table-cell table:style-name="ce5" office:value-type="string" calcext:value-type="string">
            <text:p><text:a xlink:href="http://maps.google.com/?q=51.734852,-0.355213000000049" xlink:type="simple">http://maps.google.com/?q=51.734852,-0.35521300000004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south-town-marker/490805" xlink:type="simple">https://www.pokemongomap.info/gym/st-albans-south-town-marker/490805</text:a></text:p>
          </table:table-cell>
          <table:table-cell table:style-name="ce5" office:value-type="string" calcext:value-type="string">
            <text:p>st-albans-south-town-marker</text:p>
          </table:table-cell>
          <table:table-cell table:style-name="ce5" office:value-type="float" office:value="490805" calcext:value-type="float">
            <text:p>490805</text:p>
          </table:table-cell>
          <table:table-cell table:style-name="ce5" office:value-type="float" office:value="51.734852" calcext:value-type="float">
            <text:p>51.734852</text:p>
          </table:table-cell>
          <table:table-cell table:style-name="ce5" office:value-type="float" office:value="-0.355213" calcext:value-type="float">
            <text:p>-0.3552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Mary&amp;#039;s Church, Redbourne</text:p>
          </table:table-cell>
          <table:table-cell table:style-name="ce5" office:value-type="string" calcext:value-type="string">
            <text:p><text:a xlink:href="http://maps.google.com/?q=51.792002,-0.40630699999997" xlink:type="simple">http://maps.google.com/?q=51.792002,-0.4063069999999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039-s-church-redbourne/41074" xlink:type="simple">https://www.pokemongomap.info/gym/st-mary-039-s-church-redbourne/41074</text:a></text:p>
          </table:table-cell>
          <table:table-cell table:style-name="ce5" office:value-type="string" calcext:value-type="string">
            <text:p>st-mary-039-s-church-redbourne</text:p>
          </table:table-cell>
          <table:table-cell table:style-name="ce5" office:value-type="float" office:value="41074" calcext:value-type="float">
            <text:p>41074</text:p>
          </table:table-cell>
          <table:table-cell table:style-name="ce5" office:value-type="float" office:value="51.792002" calcext:value-type="float">
            <text:p>51.792002</text:p>
          </table:table-cell>
          <table:table-cell table:style-name="ce5" office:value-type="float" office:value="-0.406307" calcext:value-type="float">
            <text:p>-0.4063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Watermill</text:p>
          </table:table-cell>
          <table:table-cell table:style-name="ce5" office:value-type="string" calcext:value-type="string">
            <text:p><text:a xlink:href="http://maps.google.com/?q=51.784332,-0.379707999999937" xlink:type="simple">http://maps.google.com/?q=51.784332,-0.37970799999993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watermill/321086" xlink:type="simple">https://www.pokemongomap.info/gym/redbourne-watermill/321086</text:a></text:p>
          </table:table-cell>
          <table:table-cell table:style-name="ce5" office:value-type="string" calcext:value-type="string">
            <text:p>redbourne-watermill</text:p>
          </table:table-cell>
          <table:table-cell table:style-name="ce5" office:value-type="float" office:value="321086" calcext:value-type="float">
            <text:p>321086</text:p>
          </table:table-cell>
          <table:table-cell table:style-name="ce5" office:value-type="float" office:value="51.784332" calcext:value-type="float">
            <text:p>51.784332</text:p>
          </table:table-cell>
          <table:table-cell table:style-name="ce5" office:value-type="float" office:value="-0.379708" calcext:value-type="float">
            <text:p>-0.37970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Library</text:p>
          </table:table-cell>
          <table:table-cell table:style-name="ce5" office:value-type="string" calcext:value-type="string">
            <text:p><text:a xlink:href="http://maps.google.com/?q=51.799867,-0.397109999999998" xlink:type="simple">http://maps.google.com/?q=51.799867,-0.397109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library/307762" xlink:type="simple">https://www.pokemongomap.info/gym/redbourne-library/307762</text:a></text:p>
          </table:table-cell>
          <table:table-cell table:style-name="ce5" office:value-type="string" calcext:value-type="string">
            <text:p>redbourne-library</text:p>
          </table:table-cell>
          <table:table-cell table:style-name="ce5" office:value-type="float" office:value="307762" calcext:value-type="float">
            <text:p>307762</text:p>
          </table:table-cell>
          <table:table-cell table:style-name="ce5" office:value-type="float" office:value="51.799867" calcext:value-type="float">
            <text:p>51.799867</text:p>
          </table:table-cell>
          <table:table-cell table:style-name="ce5" office:value-type="float" office:value="-0.39711" calcext:value-type="float">
            <text:p>-0.39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otball Park Redbourn</text:p>
          </table:table-cell>
          <table:table-cell table:style-name="ce5" office:value-type="string" calcext:value-type="string">
            <text:p><text:a xlink:href="http://maps.google.com/?q=51.804484,-0.403448000000026" xlink:type="simple">http://maps.google.com/?q=51.804484,-0.403448000000026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otball-park-redbourn/7947383" xlink:type="simple">https://www.pokemongomap.info/gym/football-park-redbourn/7947383</text:a></text:p>
          </table:table-cell>
          <table:table-cell table:style-name="ce5" office:value-type="string" calcext:value-type="string">
            <text:p>football-park-redbourn</text:p>
          </table:table-cell>
          <table:table-cell table:style-name="ce5" office:value-type="float" office:value="7947383" calcext:value-type="float">
            <text:p>7947383</text:p>
          </table:table-cell>
          <table:table-cell table:style-name="ce5" office:value-type="float" office:value="51.804484" calcext:value-type="float">
            <text:p>51.804484</text:p>
          </table:table-cell>
          <table:table-cell table:style-name="ce5" office:value-type="float" office:value="-0.403448" calcext:value-type="float">
            <text:p>-0.40344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ooke End Play Area</text:p>
          </table:table-cell>
          <table:table-cell table:style-name="ce5" office:value-type="string" calcext:value-type="string">
            <text:p><text:a xlink:href="http://maps.google.com/?q=51.794246,-0.399135999999999" xlink:type="simple">http://maps.google.com/?q=51.794246,-0.399135999999999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ooke-end-play-area/371528" xlink:type="simple">https://www.pokemongomap.info/gym/brooke-end-play-area/371528</text:a></text:p>
          </table:table-cell>
          <table:table-cell table:style-name="ce5" office:value-type="string" calcext:value-type="string">
            <text:p>brooke-end-play-area</text:p>
          </table:table-cell>
          <table:table-cell table:style-name="ce5" office:value-type="float" office:value="371528" calcext:value-type="float">
            <text:p>371528</text:p>
          </table:table-cell>
          <table:table-cell table:style-name="ce5" office:value-type="float" office:value="51.794246" calcext:value-type="float">
            <text:p>51.794246</text:p>
          </table:table-cell>
          <table:table-cell table:style-name="ce5" office:value-type="float" office:value="-0.399136" calcext:value-type="float">
            <text:p>-0.3991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mberland Gardens</text:p>
          </table:table-cell>
          <table:table-cell table:style-name="ce5" office:value-type="string" calcext:value-type="string">
            <text:p><text:a xlink:href="http://maps.google.com/?q=51.798401,-0.395252000000028" xlink:type="simple">http://maps.google.com/?q=51.798401,-0.39525200000002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mberland-gardens/323965" xlink:type="simple">https://www.pokemongomap.info/gym/cumberland-gardens/323965</text:a></text:p>
          </table:table-cell>
          <table:table-cell table:style-name="ce5" office:value-type="string" calcext:value-type="string">
            <text:p>cumberland-gardens</text:p>
          </table:table-cell>
          <table:table-cell table:style-name="ce5" office:value-type="float" office:value="323965" calcext:value-type="float">
            <text:p>323965</text:p>
          </table:table-cell>
          <table:table-cell table:style-name="ce5" office:value-type="float" office:value="51.798401" calcext:value-type="float">
            <text:p>51.798401</text:p>
          </table:table-cell>
          <table:table-cell table:style-name="ce5" office:value-type="float" office:value="-0.395252" calcext:value-type="float">
            <text:p>-0.3952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ricketers of Redbourn Public House</text:p>
          </table:table-cell>
          <table:table-cell table:style-name="ce5" office:value-type="string" calcext:value-type="string">
            <text:p><text:a xlink:href="http://maps.google.com/?q=51.795808,-0.400560000000041" xlink:type="simple">http://maps.google.com/?q=51.795808,-0.400560000000041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ricketers-of-redbourn-public-house/119341" xlink:type="simple">https://www.pokemongomap.info/gym/the-cricketers-of-redbourn-public-house/119341</text:a></text:p>
          </table:table-cell>
          <table:table-cell table:style-name="ce5" office:value-type="string" calcext:value-type="string">
            <text:p>the-cricketers-of-redbourn-public-house</text:p>
          </table:table-cell>
          <table:table-cell table:style-name="ce5" office:value-type="float" office:value="119341" calcext:value-type="float">
            <text:p>119341</text:p>
          </table:table-cell>
          <table:table-cell table:style-name="ce5" office:value-type="float" office:value="51.795808" calcext:value-type="float">
            <text:p>51.795808</text:p>
          </table:table-cell>
          <table:table-cell table:style-name="ce5" office:value-type="float" office:value="-0.40056" calcext:value-type="float">
            <text:p>-0.400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Trail Marker 1</text:p>
          </table:table-cell>
          <table:table-cell table:style-name="ce5" office:value-type="string" calcext:value-type="string">
            <text:p><text:a xlink:href="http://maps.google.com/?q=51.79078,-0.393867999999998" xlink:type="simple">http://maps.google.com/?q=51.79078,-0.393867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trail-marker-1/429998" xlink:type="simple">https://www.pokemongomap.info/gym/river-ver-trail-marker-1/429998</text:a></text:p>
          </table:table-cell>
          <table:table-cell table:style-name="ce5" office:value-type="string" calcext:value-type="string">
            <text:p>river-ver-trail-marker-1</text:p>
          </table:table-cell>
          <table:table-cell table:style-name="ce5" office:value-type="float" office:value="429998" calcext:value-type="float">
            <text:p>429998</text:p>
          </table:table-cell>
          <table:table-cell table:style-name="ce5" office:value-type="float" office:value="51.79078" calcext:value-type="float">
            <text:p>51.79078</text:p>
          </table:table-cell>
          <table:table-cell table:style-name="ce5" office:value-type="float" office:value="-0.393868" calcext:value-type="float">
            <text:p>-0.39386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eonards Church</text:p>
          </table:table-cell>
          <table:table-cell table:style-name="ce5" office:value-type="string" calcext:value-type="string">
            <text:p><text:a xlink:href="http://maps.google.com/?q=51.781404,-0.303794000000039" xlink:type="simple">http://maps.google.com/?q=51.781404,-0.303794000000039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eonards-church/257870" xlink:type="simple">https://www.pokemongomap.info/gym/st-leonards-church/257870</text:a></text:p>
          </table:table-cell>
          <table:table-cell table:style-name="ce5" office:value-type="string" calcext:value-type="string">
            <text:p>st-leonards-church</text:p>
          </table:table-cell>
          <table:table-cell table:style-name="ce5" office:value-type="float" office:value="257870" calcext:value-type="float">
            <text:p>257870</text:p>
          </table:table-cell>
          <table:table-cell table:style-name="ce5" office:value-type="float" office:value="51.781404" calcext:value-type="float">
            <text:p>51.781404</text:p>
          </table:table-cell>
          <table:table-cell table:style-name="ce5" office:value-type="float" office:value="-0.303794" calcext:value-type="float">
            <text:p>-0.30379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Woodland Park</text:p>
          </table:table-cell>
          <table:table-cell table:style-name="ce5" office:value-type="string" calcext:value-type="string">
            <text:p><text:a xlink:href="http://maps.google.com/?q=51.776171,-0.304543999999964" xlink:type="simple">http://maps.google.com/?q=51.776171,-0.304543999999964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woodland-park/70019" xlink:type="simple">https://www.pokemongomap.info/gym/jersey-farm-woodland-park/70019</text:a></text:p>
          </table:table-cell>
          <table:table-cell table:style-name="ce5" office:value-type="string" calcext:value-type="string">
            <text:p>jersey-farm-woodland-park</text:p>
          </table:table-cell>
          <table:table-cell table:style-name="ce5" office:value-type="float" office:value="70019" calcext:value-type="float">
            <text:p>70019</text:p>
          </table:table-cell>
          <table:table-cell table:style-name="ce5" office:value-type="float" office:value="51.776171" calcext:value-type="float">
            <text:p>51.776171</text:p>
          </table:table-cell>
          <table:table-cell table:style-name="ce5" office:value-type="float" office:value="-0.304544" calcext:value-type="float">
            <text:p>-0.3045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eorge Marten&amp;#039;s Cross</text:p>
          </table:table-cell>
          <table:table-cell table:style-name="ce5" office:value-type="string" calcext:value-type="string">
            <text:p><text:a xlink:href="http://maps.google.com/?q=51.781334,-0.302764000000025" xlink:type="simple">http://maps.google.com/?q=51.781334,-0.302764000000025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eorge-marten-039-s-cross/568878" xlink:type="simple">https://www.pokemongomap.info/gym/george-marten-039-s-cross/568878</text:a></text:p>
          </table:table-cell>
          <table:table-cell table:style-name="ce5" office:value-type="string" calcext:value-type="string">
            <text:p>george-marten-039-s-cross</text:p>
          </table:table-cell>
          <table:table-cell table:style-name="ce5" office:value-type="float" office:value="568878" calcext:value-type="float">
            <text:p>568878</text:p>
          </table:table-cell>
          <table:table-cell table:style-name="ce5" office:value-type="float" office:value="51.781334" calcext:value-type="float">
            <text:p>51.781334</text:p>
          </table:table-cell>
          <table:table-cell table:style-name="ce5" office:value-type="float" office:value="-0.302764" calcext:value-type="float">
            <text:p>-0.30276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andridge Centenary of Parish Councils Plaque</text:p>
          </table:table-cell>
          <table:table-cell table:style-name="ce5" office:value-type="string" calcext:value-type="string">
            <text:p><text:a xlink:href="http://maps.google.com/?q=51.774552,-0.30587300000002" xlink:type="simple">http://maps.google.com/?q=51.774552,-0.30587300000002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ndridge-centenary-of-parish-councils-plaque/1037232" xlink:type="simple">https://www.pokemongomap.info/gym/sandridge-centenary-of-parish-councils-plaque/1037232</text:a></text:p>
          </table:table-cell>
          <table:table-cell table:style-name="ce5" office:value-type="string" calcext:value-type="string">
            <text:p>sandridge-centenary-of-parish-councils-plaque</text:p>
          </table:table-cell>
          <table:table-cell table:style-name="ce5" office:value-type="float" office:value="1037232" calcext:value-type="float">
            <text:p>1037232</text:p>
          </table:table-cell>
          <table:table-cell table:style-name="ce5" office:value-type="float" office:value="51.774552" calcext:value-type="float">
            <text:p>51.774552</text:p>
          </table:table-cell>
          <table:table-cell table:style-name="ce5" office:value-type="float" office:value="-0.305873" calcext:value-type="float">
            <text:p>-0.305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Nunnery</text:p>
          </table:table-cell>
          <table:table-cell table:style-name="ce5" office:value-type="string" calcext:value-type="string">
            <text:p><text:a xlink:href="http://maps.google.com/?q=51.744147,-0.334683000000041" xlink:type="simple">http://maps.google.com/?q=51.744147,-0.33468300000004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/282649" xlink:type="simple">https://www.pokemongomap.info/gym/sopwell-nunnery/282649</text:a></text:p>
          </table:table-cell>
          <table:table-cell table:style-name="ce5" office:value-type="string" calcext:value-type="string">
            <text:p>sopwell-nunnery</text:p>
          </table:table-cell>
          <table:table-cell table:style-name="ce5" office:value-type="float" office:value="282649" calcext:value-type="float">
            <text:p>282649</text:p>
          </table:table-cell>
          <table:table-cell table:style-name="ce5" office:value-type="float" office:value="51.744147" calcext:value-type="float">
            <text:p>51.744147</text:p>
          </table:table-cell>
          <table:table-cell table:style-name="ce5" office:value-type="float" office:value="-0.334683" calcext:value-type="float">
            <text:p>-0.3346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reen Space</text:p>
          </table:table-cell>
          <table:table-cell table:style-name="ce5" office:value-type="string" calcext:value-type="string">
            <text:p><text:a xlink:href="http://maps.google.com/?q=51.742905,-0.332026000000042" xlink:type="simple">http://maps.google.com/?q=51.742905,-0.33202600000004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reen-space/628686" xlink:type="simple">https://www.pokemongomap.info/gym/sopwell-green-space/628686</text:a></text:p>
          </table:table-cell>
          <table:table-cell table:style-name="ce5" office:value-type="string" calcext:value-type="string">
            <text:p>sopwell-green-space</text:p>
          </table:table-cell>
          <table:table-cell table:style-name="ce5" office:value-type="float" office:value="628686" calcext:value-type="float">
            <text:p>628686</text:p>
          </table:table-cell>
          <table:table-cell table:style-name="ce5" office:value-type="float" office:value="51.742905" calcext:value-type="float">
            <text:p>51.742905</text:p>
          </table:table-cell>
          <table:table-cell table:style-name="ce5" office:value-type="float" office:value="-0.332026" calcext:value-type="float">
            <text:p>-0.332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opwell Nunnery Green Space</text:p>
          </table:table-cell>
          <table:table-cell table:style-name="ce5" office:value-type="string" calcext:value-type="string">
            <text:p><text:a xlink:href="http://maps.google.com/?q=51.745395,-0.335794999999962" xlink:type="simple">http://maps.google.com/?q=51.745395,-0.33579499999996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-green-space/908216" xlink:type="simple">https://www.pokemongomap.info/gym/sopwell-nunnery-green-space/908216</text:a></text:p>
          </table:table-cell>
          <table:table-cell table:style-name="ce5" office:value-type="string" calcext:value-type="string">
            <text:p>sopwell-nunnery-green-space</text:p>
          </table:table-cell>
          <table:table-cell table:style-name="ce5" office:value-type="float" office:value="908216" calcext:value-type="float">
            <text:p>908216</text:p>
          </table:table-cell>
          <table:table-cell table:style-name="ce5" office:value-type="float" office:value="51.745395" calcext:value-type="float">
            <text:p>51.745395</text:p>
          </table:table-cell>
          <table:table-cell table:style-name="ce5" office:value-type="float" office:value="-0.335795" calcext:value-type="float">
            <text:p>-0.3357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atercress Nature Reserve</text:p>
          </table:table-cell>
          <table:table-cell table:style-name="ce5" office:value-type="string" calcext:value-type="string">
            <text:p><text:a xlink:href="http://maps.google.com/?q=51.743792,-0.331300999999939" xlink:type="simple">http://maps.google.com/?q=51.743792,-0.331300999999939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cress-nature-reserve/901397" xlink:type="simple">https://www.pokemongomap.info/gym/watercress-nature-reserve/901397</text:a></text:p>
          </table:table-cell>
          <table:table-cell table:style-name="ce5" office:value-type="string" calcext:value-type="string">
            <text:p>watercress-nature-reserve</text:p>
          </table:table-cell>
          <table:table-cell table:style-name="ce5" office:value-type="float" office:value="901397" calcext:value-type="float">
            <text:p>901397</text:p>
          </table:table-cell>
          <table:table-cell table:style-name="ce5" office:value-type="float" office:value="51.743792" calcext:value-type="float">
            <text:p>51.743792</text:p>
          </table:table-cell>
          <table:table-cell table:style-name="ce5" office:value-type="float" office:value="-0.331301" calcext:value-type="float">
            <text:p>-0.33130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eoro Gallery</text:p>
          </table:table-cell>
          <table:table-cell table:style-name="ce5" office:value-type="string" calcext:value-type="string">
            <text:p><text:a xlink:href="http://maps.google.com/?q=51.735825,-0.328497999999968" xlink:type="simple">http://maps.google.com/?q=51.735825,-0.328497999999968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eoro-gallery/1149209" xlink:type="simple">https://www.pokemongomap.info/gym/leoro-gallery/1149209</text:a></text:p>
          </table:table-cell>
          <table:table-cell table:style-name="ce5" office:value-type="string" calcext:value-type="string">
            <text:p>leoro-gallery</text:p>
          </table:table-cell>
          <table:table-cell table:style-name="ce5" office:value-type="float" office:value="1149209" calcext:value-type="float">
            <text:p>1149209</text:p>
          </table:table-cell>
          <table:table-cell table:style-name="ce5" office:value-type="float" office:value="51.735825" calcext:value-type="float">
            <text:p>51.735825</text:p>
          </table:table-cell>
          <table:table-cell table:style-name="ce5" office:value-type="float" office:value="-0.328498" calcext:value-type="float">
            <text:p>-0.3284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ate Lodge</text:p>
          </table:table-cell>
          <table:table-cell table:style-name="ce5" office:value-type="string" calcext:value-type="string">
            <text:p><text:a xlink:href="http://maps.google.com/?q=51.735931,-0.324475000000007" xlink:type="simple">http://maps.google.com/?q=51.735931,-0.32447500000000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ate-lodge/665562" xlink:type="simple">https://www.pokemongomap.info/gym/sopwell-gate-lodge/665562</text:a></text:p>
          </table:table-cell>
          <table:table-cell table:style-name="ce5" office:value-type="string" calcext:value-type="string">
            <text:p>sopwell-gate-lodge</text:p>
          </table:table-cell>
          <table:table-cell table:style-name="ce5" office:value-type="float" office:value="665562" calcext:value-type="float">
            <text:p>665562</text:p>
          </table:table-cell>
          <table:table-cell table:style-name="ce5" office:value-type="float" office:value="51.735931" calcext:value-type="float">
            <text:p>51.735931</text:p>
          </table:table-cell>
          <table:table-cell table:style-name="ce5" office:value-type="float" office:value="-0.324475" calcext:value-type="float">
            <text:p>-0.3244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opwell House</text:p>
          </table:table-cell>
          <table:table-cell table:style-name="ce5" office:value-type="string" calcext:value-type="string">
            <text:p><text:a xlink:href="http://maps.google.com/?q=51.735102,-0.327036000000021" xlink:type="simple">http://maps.google.com/?q=51.735102,-0.32703600000002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house/244167" xlink:type="simple">https://www.pokemongomap.info/gym/sopwell-house/244167</text:a></text:p>
          </table:table-cell>
          <table:table-cell table:style-name="ce5" office:value-type="string" calcext:value-type="string">
            <text:p>sopwell-house</text:p>
          </table:table-cell>
          <table:table-cell table:style-name="ce5" office:value-type="float" office:value="244167" calcext:value-type="float">
            <text:p>244167</text:p>
          </table:table-cell>
          <table:table-cell table:style-name="ce5" office:value-type="float" office:value="51.735102" calcext:value-type="float">
            <text:p>51.735102</text:p>
          </table:table-cell>
          <table:table-cell table:style-name="ce5" office:value-type="float" office:value="-0.327036" calcext:value-type="float">
            <text:p>-0.3270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Julian Church</text:p>
          </table:table-cell>
          <table:table-cell table:style-name="ce5" office:value-type="string" calcext:value-type="string">
            <text:p><text:a xlink:href="http://maps.google.com/?q=51.738429,-0.332906999999977" xlink:type="simple">http://maps.google.com/?q=51.738429,-0.33290699999997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julian-church/75905" xlink:type="simple">https://www.pokemongomap.info/gym/st-julian-church/75905</text:a></text:p>
          </table:table-cell>
          <table:table-cell table:style-name="ce5" office:value-type="string" calcext:value-type="string">
            <text:p>st-julian-church</text:p>
          </table:table-cell>
          <table:table-cell table:style-name="ce5" office:value-type="float" office:value="75905" calcext:value-type="float">
            <text:p>75905</text:p>
          </table:table-cell>
          <table:table-cell table:style-name="ce5" office:value-type="float" office:value="51.738429" calcext:value-type="float">
            <text:p>51.738429</text:p>
          </table:table-cell>
          <table:table-cell table:style-name="ce5" office:value-type="float" office:value="-0.332907" calcext:value-type="float">
            <text:p>-0.33290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orton House</text:p>
          </table:table-cell>
          <table:table-cell table:style-name="ce5" office:value-type="string" calcext:value-type="string">
            <text:p><text:a xlink:href="http://maps.google.com/?q=51.750944,-0.333143000000064" xlink:type="simple">http://maps.google.com/?q=51.750944,-0.33314300000006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orton-house/599492" xlink:type="simple">https://www.pokemongomap.info/gym/morton-house/599492</text:a></text:p>
          </table:table-cell>
          <table:table-cell table:style-name="ce5" office:value-type="string" calcext:value-type="string">
            <text:p>morton-house</text:p>
          </table:table-cell>
          <table:table-cell table:style-name="ce5" office:value-type="float" office:value="599492" calcext:value-type="float">
            <text:p>599492</text:p>
          </table:table-cell>
          <table:table-cell table:style-name="ce5" office:value-type="float" office:value="51.750944" calcext:value-type="float">
            <text:p>51.750944</text:p>
          </table:table-cell>
          <table:table-cell table:style-name="ce5" office:value-type="float" office:value="-0.333143" calcext:value-type="float">
            <text:p>-0.3331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Mermaid</text:p>
          </table:table-cell>
          <table:table-cell table:style-name="ce5" office:value-type="string" calcext:value-type="string">
            <text:p><text:a xlink:href="http://maps.google.com/?q=51.753673,-0.332350000000019" xlink:type="simple">http://maps.google.com/?q=51.753673,-0.33235000000001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ermaid/882118" xlink:type="simple">https://www.pokemongomap.info/gym/the-mermaid/882118</text:a></text:p>
          </table:table-cell>
          <table:table-cell table:style-name="ce5" office:value-type="string" calcext:value-type="string">
            <text:p>the-mermaid</text:p>
          </table:table-cell>
          <table:table-cell table:style-name="ce5" office:value-type="float" office:value="882118" calcext:value-type="float">
            <text:p>882118</text:p>
          </table:table-cell>
          <table:table-cell table:style-name="ce5" office:value-type="float" office:value="51.753673" calcext:value-type="float">
            <text:p>51.753673</text:p>
          </table:table-cell>
          <table:table-cell table:style-name="ce5" office:value-type="float" office:value="-0.33235" calcext:value-type="float">
            <text:p>-0.332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ree Kings</text:p>
          </table:table-cell>
          <table:table-cell table:style-name="ce5" office:value-type="string" calcext:value-type="string">
            <text:p><text:a xlink:href="http://maps.google.com/?q=51.74963,-0.331433000000061" xlink:type="simple">http://maps.google.com/?q=51.74963,-0.33143300000006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ree-kings/131086" xlink:type="simple">https://www.pokemongomap.info/gym/three-kings/131086</text:a></text:p>
          </table:table-cell>
          <table:table-cell table:style-name="ce5" office:value-type="string" calcext:value-type="string">
            <text:p>three-kings</text:p>
          </table:table-cell>
          <table:table-cell table:style-name="ce5" office:value-type="float" office:value="131086" calcext:value-type="float">
            <text:p>131086</text:p>
          </table:table-cell>
          <table:table-cell table:style-name="ce5" office:value-type="float" office:value="51.74963" calcext:value-type="float">
            <text:p>51.74963</text:p>
          </table:table-cell>
          <table:table-cell table:style-name="ce5" office:value-type="float" office:value="-0.331433" calcext:value-type="float">
            <text:p>-0.331433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aint Peter&amp;#039;s Anglican Church</text:p>
          </table:table-cell>
          <table:table-cell table:style-name="ce5" office:value-type="string" calcext:value-type="string">
            <text:p><text:a xlink:href="http://maps.google.com/?q=51.755504,-0.334916000000021" xlink:type="simple">http://maps.google.com/?q=51.755504,-0.33491600000002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peter-039-s-anglican-church/257396" xlink:type="simple">https://www.pokemongomap.info/gym/saint-peter-039-s-anglican-church/257396</text:a></text:p>
          </table:table-cell>
          <table:table-cell table:style-name="ce5" office:value-type="string" calcext:value-type="string">
            <text:p>saint-peter-039-s-anglican-church</text:p>
          </table:table-cell>
          <table:table-cell table:style-name="ce5" office:value-type="float" office:value="257396" calcext:value-type="float">
            <text:p>257396</text:p>
          </table:table-cell>
          <table:table-cell table:style-name="ce5" office:value-type="float" office:value="51.755504" calcext:value-type="float">
            <text:p>51.755504</text:p>
          </table:table-cell>
          <table:table-cell table:style-name="ce5" office:value-type="float" office:value="-0.334916" calcext:value-type="float">
            <text:p>-0.33491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eligious Society of Friends (Quakers)</text:p>
          </table:table-cell>
          <table:table-cell table:style-name="ce5" office:value-type="string" calcext:value-type="string">
            <text:p><text:a xlink:href="http://maps.google.com/?q=51.751507,-0.332410999999979" xlink:type="simple">http://maps.google.com/?q=51.751507,-0.33241099999997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ligious-society-of-friends-quakers/416172" xlink:type="simple">https://www.pokemongomap.info/gym/religious-society-of-friends-quakers/416172</text:a></text:p>
          </table:table-cell>
          <table:table-cell table:style-name="ce5" office:value-type="string" calcext:value-type="string">
            <text:p>religious-society-of-friends-quakers</text:p>
          </table:table-cell>
          <table:table-cell table:style-name="ce5" office:value-type="float" office:value="416172" calcext:value-type="float">
            <text:p>416172</text:p>
          </table:table-cell>
          <table:table-cell table:style-name="ce5" office:value-type="float" office:value="51.751507" calcext:value-type="float">
            <text:p>51.751507</text:p>
          </table:table-cell>
          <table:table-cell table:style-name="ce5" office:value-type="float" office:value="-0.332411" calcext:value-type="float">
            <text:p>-0.332411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S Alban and Stephen Catholic Church</text:p>
          </table:table-cell>
          <table:table-cell table:style-name="ce5" office:value-type="string" calcext:value-type="string">
            <text:p><text:a xlink:href="http://maps.google.com/?q=51.751273,-0.328569000000016" xlink:type="simple">http://maps.google.com/?q=51.751273,-0.328569000000016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s-alban-and-stephen-catholic-church/1082584" xlink:type="simple">https://www.pokemongomap.info/gym/ss-alban-and-stephen-catholic-church/1082584</text:a></text:p>
          </table:table-cell>
          <table:table-cell table:style-name="ce5" office:value-type="string" calcext:value-type="string">
            <text:p>ss-alban-and-stephen-catholic-church</text:p>
          </table:table-cell>
          <table:table-cell table:style-name="ce5" office:value-type="float" office:value="1082584" calcext:value-type="float">
            <text:p>1082584</text:p>
          </table:table-cell>
          <table:table-cell table:style-name="ce5" office:value-type="float" office:value="51.751273" calcext:value-type="float">
            <text:p>51.751273</text:p>
          </table:table-cell>
          <table:table-cell table:style-name="ce5" office:value-type="float" office:value="-0.328569" calcext:value-type="float">
            <text:p>-0.3285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d is with us</text:p>
          </table:table-cell>
          <table:table-cell table:style-name="ce5" office:value-type="string" calcext:value-type="string">
            <text:p><text:a xlink:href="http://maps.google.com/?q=51.755313,-0.333879000000024" xlink:type="simple">http://maps.google.com/?q=51.755313,-0.33387900000002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d-is-with-us/1064921" xlink:type="simple">https://www.pokemongomap.info/gym/god-is-with-us/1064921</text:a></text:p>
          </table:table-cell>
          <table:table-cell table:style-name="ce5" office:value-type="string" calcext:value-type="string">
            <text:p>god-is-with-us</text:p>
          </table:table-cell>
          <table:table-cell table:style-name="ce5" office:value-type="float" office:value="1064921" calcext:value-type="float">
            <text:p>1064921</text:p>
          </table:table-cell>
          <table:table-cell table:style-name="ce5" office:value-type="float" office:value="51.755313" calcext:value-type="float">
            <text:p>51.755313</text:p>
          </table:table-cell>
          <table:table-cell table:style-name="ce5" office:value-type="float" office:value="-0.333879" calcext:value-type="float">
            <text:p>-0.33387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ictoria Pub</text:p>
          </table:table-cell>
          <table:table-cell table:style-name="ce5" office:value-type="string" calcext:value-type="string">
            <text:p><text:a xlink:href="http://maps.google.com/?q=51.750819,-0.332568000000037" xlink:type="simple">http://maps.google.com/?q=51.750819,-0.33256800000003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pub/531873" xlink:type="simple">https://www.pokemongomap.info/gym/victoria-pub/531873</text:a></text:p>
          </table:table-cell>
          <table:table-cell table:style-name="ce5" office:value-type="string" calcext:value-type="string">
            <text:p>victoria-pub</text:p>
          </table:table-cell>
          <table:table-cell table:style-name="ce5" office:value-type="float" office:value="531873" calcext:value-type="float">
            <text:p>531873</text:p>
          </table:table-cell>
          <table:table-cell table:style-name="ce5" office:value-type="float" office:value="51.750819" calcext:value-type="float">
            <text:p>51.750819</text:p>
          </table:table-cell>
          <table:table-cell table:style-name="ce5" office:value-type="float" office:value="-0.332568" calcext:value-type="float">
            <text:p>-0.3325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Hat Factory St. Albans</text:p>
          </table:table-cell>
          <table:table-cell table:style-name="ce5" office:value-type="string" calcext:value-type="string">
            <text:p><text:a xlink:href="http://maps.google.com/?q=51.750386,-0.333818999999949" xlink:type="simple">http://maps.google.com/?q=51.750386,-0.33381899999994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hat-factory-st-albans/999549" xlink:type="simple">https://www.pokemongomap.info/gym/the-old-hat-factory-st-albans/999549</text:a></text:p>
          </table:table-cell>
          <table:table-cell table:style-name="ce5" office:value-type="string" calcext:value-type="string">
            <text:p>the-old-hat-factory-st-albans</text:p>
          </table:table-cell>
          <table:table-cell table:style-name="ce5" office:value-type="float" office:value="999549" calcext:value-type="float">
            <text:p>999549</text:p>
          </table:table-cell>
          <table:table-cell table:style-name="ce5" office:value-type="float" office:value="51.750386" calcext:value-type="float">
            <text:p>51.750386</text:p>
          </table:table-cell>
          <table:table-cell table:style-name="ce5" office:value-type="float" office:value="-0.333819" calcext:value-type="float">
            <text:p>-0.333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sus Cross at St Saviours</text:p>
          </table:table-cell>
          <table:table-cell table:style-name="ce5" office:value-type="string" calcext:value-type="string">
            <text:p><text:a xlink:href="http://maps.google.com/?q=51.758846,-0.32687199999998" xlink:type="simple">http://maps.google.com/?q=51.758846,-0.32687199999998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sus-cross-at-st-saviours/227871" xlink:type="simple">https://www.pokemongomap.info/gym/jesus-cross-at-st-saviours/227871</text:a></text:p>
          </table:table-cell>
          <table:table-cell table:style-name="ce5" office:value-type="string" calcext:value-type="string">
            <text:p>jesus-cross-at-st-saviours</text:p>
          </table:table-cell>
          <table:table-cell table:style-name="ce5" office:value-type="float" office:value="227871" calcext:value-type="float">
            <text:p>227871</text:p>
          </table:table-cell>
          <table:table-cell table:style-name="ce5" office:value-type="float" office:value="51.758846" calcext:value-type="float">
            <text:p>51.758846</text:p>
          </table:table-cell>
          <table:table-cell table:style-name="ce5" office:value-type="float" office:value="-0.326872" calcext:value-type="float">
            <text:p>-0.32687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leak House</text:p>
          </table:table-cell>
          <table:table-cell table:style-name="ce5" office:value-type="string" calcext:value-type="string">
            <text:p><text:a xlink:href="http://maps.google.com/?q=51.756229,-0.339961000000017" xlink:type="simple">http://maps.google.com/?q=51.756229,-0.33996100000001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eak-house/801182" xlink:type="simple">https://www.pokemongomap.info/gym/bleak-house/801182</text:a></text:p>
          </table:table-cell>
          <table:table-cell table:style-name="ce5" office:value-type="string" calcext:value-type="string">
            <text:p>bleak-house</text:p>
          </table:table-cell>
          <table:table-cell table:style-name="ce5" office:value-type="float" office:value="801182" calcext:value-type="float">
            <text:p>801182</text:p>
          </table:table-cell>
          <table:table-cell table:style-name="ce5" office:value-type="float" office:value="51.756229" calcext:value-type="float">
            <text:p>51.756229</text:p>
          </table:table-cell>
          <table:table-cell table:style-name="ce5" office:value-type="float" office:value="-0.339961" calcext:value-type="float">
            <text:p>-0.33996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Town Hall</text:p>
          </table:table-cell>
          <table:table-cell table:style-name="ce5" office:value-type="string" calcext:value-type="string">
            <text:p><text:a xlink:href="http://maps.google.com/?q=51.752231,-0.339110000000005" xlink:type="simple">http://maps.google.com/?q=51.752231,-0.339110000000005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town-hall/1196629" xlink:type="simple">https://www.pokemongomap.info/gym/st-albans-town-hall/1196629</text:a></text:p>
          </table:table-cell>
          <table:table-cell table:style-name="ce5" office:value-type="string" calcext:value-type="string">
            <text:p>st-albans-town-hall</text:p>
          </table:table-cell>
          <table:table-cell table:style-name="ce5" office:value-type="float" office:value="1196629" calcext:value-type="float">
            <text:p>1196629</text:p>
          </table:table-cell>
          <table:table-cell table:style-name="ce5" office:value-type="float" office:value="51.752231" calcext:value-type="float">
            <text:p>51.752231</text:p>
          </table:table-cell>
          <table:table-cell table:style-name="ce5" office:value-type="float" office:value="-0.33911" calcext:value-type="float">
            <text:p>-0.339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.Albans Civic Society Award 1988</text:p>
          </table:table-cell>
          <table:table-cell table:style-name="ce5" office:value-type="string" calcext:value-type="string">
            <text:p><text:a xlink:href="http://maps.google.com/?q=51.747471,-0.339653999999996" xlink:type="simple">http://maps.google.com/?q=51.747471,-0.339653999999996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ivic-society-award-1988/947727" xlink:type="simple">https://www.pokemongomap.info/gym/st-albans-civic-society-award-1988/947727</text:a></text:p>
          </table:table-cell>
          <table:table-cell table:style-name="ce5" office:value-type="string" calcext:value-type="string">
            <text:p>st-albans-civic-society-award-1988</text:p>
          </table:table-cell>
          <table:table-cell table:style-name="ce5" office:value-type="float" office:value="947727" calcext:value-type="float">
            <text:p>947727</text:p>
          </table:table-cell>
          <table:table-cell table:style-name="ce5" office:value-type="float" office:value="51.747471" calcext:value-type="float">
            <text:p>51.747471</text:p>
          </table:table-cell>
          <table:table-cell table:style-name="ce5" office:value-type="float" office:value="-0.339654" calcext:value-type="float">
            <text:p>-0.33965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bbey Theatre</text:p>
          </table:table-cell>
          <table:table-cell table:style-name="ce5" office:value-type="string" calcext:value-type="string">
            <text:p><text:a xlink:href="http://maps.google.com/?q=51.745202,-0.344971999999984" xlink:type="simple">http://maps.google.com/?q=51.745202,-0.344971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bbey-theatre/498626" xlink:type="simple">https://www.pokemongomap.info/gym/abbey-theatre/498626</text:a></text:p>
          </table:table-cell>
          <table:table-cell table:style-name="ce5" office:value-type="string" calcext:value-type="string">
            <text:p>abbey-theatre</text:p>
          </table:table-cell>
          <table:table-cell table:style-name="ce5" office:value-type="float" office:value="498626" calcext:value-type="float">
            <text:p>498626</text:p>
          </table:table-cell>
          <table:table-cell table:style-name="ce5" office:value-type="float" office:value="51.745202" calcext:value-type="float">
            <text:p>51.745202</text:p>
          </table:table-cell>
          <table:table-cell table:style-name="ce5" office:value-type="float" office:value="-0.344972" calcext:value-type="float">
            <text:p>-0.3449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nturion&amp;#039;s Statue</text:p>
          </table:table-cell>
          <table:table-cell table:style-name="ce5" office:value-type="string" calcext:value-type="string">
            <text:p><text:a xlink:href="http://maps.google.com/?q=51.744748,-0.343751999999995" xlink:type="simple">http://maps.google.com/?q=51.744748,-0.343751999999995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nturion-039-s-statue/331067" xlink:type="simple">https://www.pokemongomap.info/gym/centurion-039-s-statue/331067</text:a></text:p>
          </table:table-cell>
          <table:table-cell table:style-name="ce5" office:value-type="string" calcext:value-type="string">
            <text:p>centurion-039-s-statue</text:p>
          </table:table-cell>
          <table:table-cell table:style-name="ce5" office:value-type="float" office:value="331067" calcext:value-type="float">
            <text:p>331067</text:p>
          </table:table-cell>
          <table:table-cell table:style-name="ce5" office:value-type="float" office:value="51.744748" calcext:value-type="float">
            <text:p>51.744748</text:p>
          </table:table-cell>
          <table:table-cell table:style-name="ce5" office:value-type="float" office:value="-0.343752" calcext:value-type="float">
            <text:p>-0.3437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int Stephens Church</text:p>
          </table:table-cell>
          <table:table-cell table:style-name="ce5" office:value-type="string" calcext:value-type="string">
            <text:p><text:a xlink:href="http://maps.google.com/?q=51.741742,-0.348507000000041" xlink:type="simple">http://maps.google.com/?q=51.741742,-0.348507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stephens-church/17586" xlink:type="simple">https://www.pokemongomap.info/gym/saint-stephens-church/17586</text:a></text:p>
          </table:table-cell>
          <table:table-cell table:style-name="ce5" office:value-type="string" calcext:value-type="string">
            <text:p>saint-stephens-church</text:p>
          </table:table-cell>
          <table:table-cell table:style-name="ce5" office:value-type="float" office:value="17586" calcext:value-type="float">
            <text:p>17586</text:p>
          </table:table-cell>
          <table:table-cell table:style-name="ce5" office:value-type="float" office:value="51.741742" calcext:value-type="float">
            <text:p>51.741742</text:p>
          </table:table-cell>
          <table:table-cell table:style-name="ce5" office:value-type="float" office:value="-0.348507" calcext:value-type="float">
            <text:p>-0.3485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Stephens Hill Pond</text:p>
          </table:table-cell>
          <table:table-cell table:style-name="ce5" office:value-type="string" calcext:value-type="string">
            <text:p><text:a xlink:href="http://maps.google.com/?q=51.74047,-0.346412999999984" xlink:type="simple">http://maps.google.com/?q=51.74047,-0.346412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tephens-hill-pond/204757" xlink:type="simple">https://www.pokemongomap.info/gym/st-stephens-hill-pond/204757</text:a></text:p>
          </table:table-cell>
          <table:table-cell table:style-name="ce5" office:value-type="string" calcext:value-type="string">
            <text:p>st-stephens-hill-pond</text:p>
          </table:table-cell>
          <table:table-cell table:style-name="ce5" office:value-type="float" office:value="204757" calcext:value-type="float">
            <text:p>204757</text:p>
          </table:table-cell>
          <table:table-cell table:style-name="ce5" office:value-type="float" office:value="51.74047" calcext:value-type="float">
            <text:p>51.74047</text:p>
          </table:table-cell>
          <table:table-cell table:style-name="ce5" office:value-type="float" office:value="-0.346413" calcext:value-type="float">
            <text:p>-0.3464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stle Inn</text:p>
          </table:table-cell>
          <table:table-cell table:style-name="ce5" office:value-type="string" calcext:value-type="string">
            <text:p><text:a xlink:href="http://maps.google.com/?q=51.752203,-0.338429000000019" xlink:type="simple">http://maps.google.com/?q=51.752203,-0.33842900000001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stle-inn/151161" xlink:type="simple">https://www.pokemongomap.info/gym/the-castle-inn/151161</text:a></text:p>
          </table:table-cell>
          <table:table-cell table:style-name="ce5" office:value-type="string" calcext:value-type="string">
            <text:p>the-castle-inn</text:p>
          </table:table-cell>
          <table:table-cell table:style-name="ce5" office:value-type="float" office:value="151161" calcext:value-type="float">
            <text:p>151161</text:p>
          </table:table-cell>
          <table:table-cell table:style-name="ce5" office:value-type="float" office:value="51.752203" calcext:value-type="float">
            <text:p>51.752203</text:p>
          </table:table-cell>
          <table:table-cell table:style-name="ce5" office:value-type="float" office:value="-0.338429" calcext:value-type="float">
            <text:p>-0.3384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West Town Marker</text:p>
          </table:table-cell>
          <table:table-cell table:style-name="ce5" office:value-type="string" calcext:value-type="string">
            <text:p><text:a xlink:href="http://maps.google.com/?q=51.757746,-0.353941999999961" xlink:type="simple">http://maps.google.com/?q=51.757746,-0.35394199999996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west-town-marker/71505" xlink:type="simple">https://www.pokemongomap.info/gym/st-albans-west-town-marker/71505</text:a></text:p>
          </table:table-cell>
          <table:table-cell table:style-name="ce5" office:value-type="string" calcext:value-type="string">
            <text:p>st-albans-west-town-marker</text:p>
          </table:table-cell>
          <table:table-cell table:style-name="ce5" office:value-type="float" office:value="71505" calcext:value-type="float">
            <text:p>71505</text:p>
          </table:table-cell>
          <table:table-cell table:style-name="ce5" office:value-type="float" office:value="51.757746" calcext:value-type="float">
            <text:p>51.757746</text:p>
          </table:table-cell>
          <table:table-cell table:style-name="ce5" office:value-type="float" office:value="-0.353942" calcext:value-type="float">
            <text:p>-0.3539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London Gate and Roman Wall</text:p>
          </table:table-cell>
          <table:table-cell table:style-name="ce5" office:value-type="string" calcext:value-type="string">
            <text:p><text:a xlink:href="http://maps.google.com/?q=51.747484,-0.352233999999953" xlink:type="simple">http://maps.google.com/?q=51.747484,-0.35223399999995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ondon-gate-and-roman-wall/357026" xlink:type="simple">https://www.pokemongomap.info/gym/the-london-gate-and-roman-wall/357026</text:a></text:p>
          </table:table-cell>
          <table:table-cell table:style-name="ce5" office:value-type="string" calcext:value-type="string">
            <text:p>the-london-gate-and-roman-wall</text:p>
          </table:table-cell>
          <table:table-cell table:style-name="ce5" office:value-type="float" office:value="357026" calcext:value-type="float">
            <text:p>357026</text:p>
          </table:table-cell>
          <table:table-cell table:style-name="ce5" office:value-type="float" office:value="51.747484" calcext:value-type="float">
            <text:p>51.747484</text:p>
          </table:table-cell>
          <table:table-cell table:style-name="ce5" office:value-type="float" office:value="-0.352234" calcext:value-type="float">
            <text:p>-0.35223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City Defence Wall</text:p>
          </table:table-cell>
          <table:table-cell table:style-name="ce5" office:value-type="string" calcext:value-type="string">
            <text:p><text:a xlink:href="http://maps.google.com/?q=51.746598,-0.35464300000001" xlink:type="simple">http://maps.google.com/?q=51.746598,-0.3546430000000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city-defence-wall/861156" xlink:type="simple">https://www.pokemongomap.info/gym/roman-city-defence-wall/861156</text:a></text:p>
          </table:table-cell>
          <table:table-cell table:style-name="ce5" office:value-type="string" calcext:value-type="string">
            <text:p>roman-city-defence-wall</text:p>
          </table:table-cell>
          <table:table-cell table:style-name="ce5" office:value-type="float" office:value="861156" calcext:value-type="float">
            <text:p>861156</text:p>
          </table:table-cell>
          <table:table-cell table:style-name="ce5" office:value-type="float" office:value="51.746598" calcext:value-type="float">
            <text:p>51.746598</text:p>
          </table:table-cell>
          <table:table-cell table:style-name="ce5" office:value-type="float" office:value="-0.354643" calcext:value-type="float">
            <text:p>-0.3546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Lioness</text:p>
          </table:table-cell>
          <table:table-cell table:style-name="ce5" office:value-type="string" calcext:value-type="string">
            <text:p><text:a xlink:href="http://maps.google.com/?q=51.743191,-0.352198000000044" xlink:type="simple">http://maps.google.com/?q=51.743191,-0.35219800000004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ioness/967264" xlink:type="simple">https://www.pokemongomap.info/gym/the-lioness/967264</text:a></text:p>
          </table:table-cell>
          <table:table-cell table:style-name="ce5" office:value-type="string" calcext:value-type="string">
            <text:p>the-lioness</text:p>
          </table:table-cell>
          <table:table-cell table:style-name="ce5" office:value-type="float" office:value="967264" calcext:value-type="float">
            <text:p>967264</text:p>
          </table:table-cell>
          <table:table-cell table:style-name="ce5" office:value-type="float" office:value="51.743191" calcext:value-type="float">
            <text:p>51.743191</text:p>
          </table:table-cell>
          <table:table-cell table:style-name="ce5" office:value-type="float" office:value="-0.352198" calcext:value-type="float">
            <text:p>-0.3521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eland House</text:p>
          </table:table-cell>
          <table:table-cell table:style-name="ce5" office:value-type="string" calcext:value-type="string">
            <text:p><text:a xlink:href="http://maps.google.com/?q=51.751813,-0.344337999999993" xlink:type="simple">http://maps.google.com/?q=51.751813,-0.34433799999999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eland-house/1137443" xlink:type="simple">https://www.pokemongomap.info/gym/romeland-house/1137443</text:a></text:p>
          </table:table-cell>
          <table:table-cell table:style-name="ce5" office:value-type="string" calcext:value-type="string">
            <text:p>romeland-house</text:p>
          </table:table-cell>
          <table:table-cell table:style-name="ce5" office:value-type="float" office:value="1137443" calcext:value-type="float">
            <text:p>1137443</text:p>
          </table:table-cell>
          <table:table-cell table:style-name="ce5" office:value-type="float" office:value="51.751813" calcext:value-type="float">
            <text:p>51.751813</text:p>
          </table:table-cell>
          <table:table-cell table:style-name="ce5" office:value-type="float" office:value="-0.344338" calcext:value-type="float">
            <text:p>-0.3443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Boot Inn</text:p>
          </table:table-cell>
          <table:table-cell table:style-name="ce5" office:value-type="string" calcext:value-type="string">
            <text:p><text:a xlink:href="http://maps.google.com/?q=51.751304,-0.340282000000002" xlink:type="simple">http://maps.google.com/?q=51.751304,-0.34028200000000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boot-inn/495384" xlink:type="simple">https://www.pokemongomap.info/gym/the-boot-inn/495384</text:a></text:p>
          </table:table-cell>
          <table:table-cell table:style-name="ce5" office:value-type="string" calcext:value-type="string">
            <text:p>the-boot-inn</text:p>
          </table:table-cell>
          <table:table-cell table:style-name="ce5" office:value-type="float" office:value="495384" calcext:value-type="float">
            <text:p>495384</text:p>
          </table:table-cell>
          <table:table-cell table:style-name="ce5" office:value-type="float" office:value="51.751304" calcext:value-type="float">
            <text:p>51.751304</text:p>
          </table:table-cell>
          <table:table-cell table:style-name="ce5" office:value-type="float" office:value="-0.340282" calcext:value-type="float">
            <text:p>-0.3402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athedral &amp; Abbey Church of Saint Alban</text:p>
          </table:table-cell>
          <table:table-cell table:style-name="ce5" office:value-type="string" calcext:value-type="string">
            <text:p><text:a xlink:href="http://maps.google.com/?q=51.750841,-0.343518000000017" xlink:type="simple">http://maps.google.com/?q=51.750841,-0.34351800000001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thedral-abbey-church-of-saint-alban/43522" xlink:type="simple">https://www.pokemongomap.info/gym/the-cathedral-abbey-church-of-saint-alban/43522</text:a></text:p>
          </table:table-cell>
          <table:table-cell table:style-name="ce5" office:value-type="string" calcext:value-type="string">
            <text:p>the-cathedral-abbey-church-of-saint-alban</text:p>
          </table:table-cell>
          <table:table-cell table:style-name="ce5" office:value-type="float" office:value="43522" calcext:value-type="float">
            <text:p>43522</text:p>
          </table:table-cell>
          <table:table-cell table:style-name="ce5" office:value-type="float" office:value="51.750841" calcext:value-type="float">
            <text:p>51.750841</text:p>
          </table:table-cell>
          <table:table-cell table:style-name="ce5" office:value-type="float" office:value="-0.343518" calcext:value-type="float">
            <text:p>-0.3435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erulamium Park Entrance Map</text:p>
          </table:table-cell>
          <table:table-cell table:style-name="ce5" office:value-type="string" calcext:value-type="string">
            <text:p><text:a xlink:href="http://maps.google.com/?q=51.748795,-0.347970000000032" xlink:type="simple">http://maps.google.com/?q=51.748795,-0.34797000000003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ium-park-entrance-map/370932" xlink:type="simple">https://www.pokemongomap.info/gym/verulamium-park-entrance-map/370932</text:a></text:p>
          </table:table-cell>
          <table:table-cell table:style-name="ce5" office:value-type="string" calcext:value-type="string">
            <text:p>verulamium-park-entrance-map</text:p>
          </table:table-cell>
          <table:table-cell table:style-name="ce5" office:value-type="float" office:value="370932" calcext:value-type="float">
            <text:p>370932</text:p>
          </table:table-cell>
          <table:table-cell table:style-name="ce5" office:value-type="float" office:value="51.748795" calcext:value-type="float">
            <text:p>51.748795</text:p>
          </table:table-cell>
          <table:table-cell table:style-name="ce5" office:value-type="float" office:value="-0.34797" calcext:value-type="float">
            <text:p>-0.347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Ye Olde Fighting Cocks</text:p>
          </table:table-cell>
          <table:table-cell table:style-name="ce5" office:value-type="string" calcext:value-type="string">
            <text:p><text:a xlink:href="http://maps.google.com/?q=51.748925,-0.34693500000003" xlink:type="simple">http://maps.google.com/?q=51.748925,-0.3469350000000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ye-olde-fighting-cocks/403436" xlink:type="simple">https://www.pokemongomap.info/gym/ye-olde-fighting-cocks/403436</text:a></text:p>
          </table:table-cell>
          <table:table-cell table:style-name="ce5" office:value-type="string" calcext:value-type="string">
            <text:p>ye-olde-fighting-cocks</text:p>
          </table:table-cell>
          <table:table-cell table:style-name="ce5" office:value-type="float" office:value="403436" calcext:value-type="float">
            <text:p>403436</text:p>
          </table:table-cell>
          <table:table-cell table:style-name="ce5" office:value-type="float" office:value="51.748925" calcext:value-type="float">
            <text:p>51.748925</text:p>
          </table:table-cell>
          <table:table-cell table:style-name="ce5" office:value-type="float" office:value="-0.346935" calcext:value-type="float">
            <text:p>-0.3469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ower Red Lion</text:p>
          </table:table-cell>
          <table:table-cell table:style-name="ce5" office:value-type="string" calcext:value-type="string">
            <text:p><text:a xlink:href="http://maps.google.com/?q=51.751644,-0.34639500000003" xlink:type="simple">http://maps.google.com/?q=51.751644,-0.3463950000000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ower-red-lion/949362" xlink:type="simple">https://www.pokemongomap.info/gym/lower-red-lion/949362</text:a></text:p>
          </table:table-cell>
          <table:table-cell table:style-name="ce5" office:value-type="string" calcext:value-type="string">
            <text:p>lower-red-lion</text:p>
          </table:table-cell>
          <table:table-cell table:style-name="ce5" office:value-type="float" office:value="949362" calcext:value-type="float">
            <text:p>949362</text:p>
          </table:table-cell>
          <table:table-cell table:style-name="ce5" office:value-type="float" office:value="51.751644" calcext:value-type="float">
            <text:p>51.751644</text:p>
          </table:table-cell>
          <table:table-cell table:style-name="ce5" office:value-type="float" office:value="-0.346395" calcext:value-type="float">
            <text:p>-0.3463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ose and Crown</text:p>
          </table:table-cell>
          <table:table-cell table:style-name="ce5" office:value-type="string" calcext:value-type="string">
            <text:p><text:a xlink:href="http://maps.google.com/?q=51.753906,-0.35352899999998" xlink:type="simple">http://maps.google.com/?q=51.753906,-0.3535289999999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ose-and-crown/520625" xlink:type="simple">https://www.pokemongomap.info/gym/the-rose-and-crown/520625</text:a></text:p>
          </table:table-cell>
          <table:table-cell table:style-name="ce5" office:value-type="string" calcext:value-type="string">
            <text:p>the-rose-and-crown</text:p>
          </table:table-cell>
          <table:table-cell table:style-name="ce5" office:value-type="float" office:value="520625" calcext:value-type="float">
            <text:p>520625</text:p>
          </table:table-cell>
          <table:table-cell table:style-name="ce5" office:value-type="float" office:value="51.753906" calcext:value-type="float">
            <text:p>51.753906</text:p>
          </table:table-cell>
          <table:table-cell table:style-name="ce5" office:value-type="float" office:value="-0.353529" calcext:value-type="float">
            <text:p>-0.3535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ix Bells Public House</text:p>
          </table:table-cell>
          <table:table-cell table:style-name="ce5" office:value-type="string" calcext:value-type="string">
            <text:p><text:a xlink:href="http://maps.google.com/?q=51.753713,-0.354118999999969" xlink:type="simple">http://maps.google.com/?q=51.753713,-0.35411899999996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ix-bells-public-house/509529" xlink:type="simple">https://www.pokemongomap.info/gym/six-bells-public-house/509529</text:a></text:p>
          </table:table-cell>
          <table:table-cell table:style-name="ce5" office:value-type="string" calcext:value-type="string">
            <text:p>six-bells-public-house</text:p>
          </table:table-cell>
          <table:table-cell table:style-name="ce5" office:value-type="float" office:value="509529" calcext:value-type="float">
            <text:p>509529</text:p>
          </table:table-cell>
          <table:table-cell table:style-name="ce5" office:value-type="float" office:value="51.753713" calcext:value-type="float">
            <text:p>51.753713</text:p>
          </table:table-cell>
          <table:table-cell table:style-name="ce5" office:value-type="float" office:value="-0.354119" calcext:value-type="float">
            <text:p>-0.35411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man Mosaic</text:p>
          </table:table-cell>
          <table:table-cell table:style-name="ce5" office:value-type="string" calcext:value-type="string">
            <text:p><text:a xlink:href="http://maps.google.com/?q=51.749192,-0.356321999999977" xlink:type="simple">http://maps.google.com/?q=51.749192,-0.35632199999997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mosaic/422424" xlink:type="simple">https://www.pokemongomap.info/gym/roman-mosaic/422424</text:a></text:p>
          </table:table-cell>
          <table:table-cell table:style-name="ce5" office:value-type="string" calcext:value-type="string">
            <text:p>roman-mosaic</text:p>
          </table:table-cell>
          <table:table-cell table:style-name="ce5" office:value-type="float" office:value="422424" calcext:value-type="float">
            <text:p>422424</text:p>
          </table:table-cell>
          <table:table-cell table:style-name="ce5" office:value-type="float" office:value="51.749192" calcext:value-type="float">
            <text:p>51.749192</text:p>
          </table:table-cell>
          <table:table-cell table:style-name="ce5" office:value-type="float" office:value="-0.356322" calcext:value-type="float">
            <text:p>-0.35632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Theatre of Verulamium</text:p>
          </table:table-cell>
          <table:table-cell table:style-name="ce5" office:value-type="string" calcext:value-type="string">
            <text:p><text:a xlink:href="http://maps.google.com/?q=51.754078,-0.358323000000041" xlink:type="simple">http://maps.google.com/?q=51.754078,-0.358323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theatre-of-verulamium/123264" xlink:type="simple">https://www.pokemongomap.info/gym/roman-theatre-of-verulamium/123264</text:a></text:p>
          </table:table-cell>
          <table:table-cell table:style-name="ce5" office:value-type="string" calcext:value-type="string">
            <text:p>roman-theatre-of-verulamium</text:p>
          </table:table-cell>
          <table:table-cell table:style-name="ce5" office:value-type="float" office:value="123264" calcext:value-type="float">
            <text:p>123264</text:p>
          </table:table-cell>
          <table:table-cell table:style-name="ce5" office:value-type="float" office:value="51.754078" calcext:value-type="float">
            <text:p>51.754078</text:p>
          </table:table-cell>
          <table:table-cell table:style-name="ce5" office:value-type="float" office:value="-0.358323" calcext:value-type="float">
            <text:p>-0.3583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man Theatre of Verulamium</text:p>
          </table:table-cell>
          <table:table-cell table:style-name="ce5" office:value-type="string" calcext:value-type="string">
            <text:p><text:a xlink:href="http://maps.google.com/?q=51.753717,-0.356838000000039" xlink:type="simple">http://maps.google.com/?q=51.753717,-0.35683800000003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man-theatre-of-verulamium/525580" xlink:type="simple">https://www.pokemongomap.info/gym/entrance-to-roman-theatre-of-verulamium/525580</text:a></text:p>
          </table:table-cell>
          <table:table-cell table:style-name="ce5" office:value-type="string" calcext:value-type="string">
            <text:p>entrance-to-roman-theatre-of-verulamium</text:p>
          </table:table-cell>
          <table:table-cell table:style-name="ce5" office:value-type="float" office:value="525580" calcext:value-type="float">
            <text:p>525580</text:p>
          </table:table-cell>
          <table:table-cell table:style-name="ce5" office:value-type="float" office:value="51.753717" calcext:value-type="float">
            <text:p>51.753717</text:p>
          </table:table-cell>
          <table:table-cell table:style-name="ce5" office:value-type="float" office:value="-0.356838" calcext:value-type="float">
            <text:p>-0.3568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rhambury</text:p>
          </table:table-cell>
          <table:table-cell table:style-name="ce5" office:value-type="string" calcext:value-type="string">
            <text:p><text:a xlink:href="http://maps.google.com/?q=51.759758,-0.386772999999948" xlink:type="simple">http://maps.google.com/?q=51.759758,-0.38677299999994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rhambury/657821" xlink:type="simple">https://www.pokemongomap.info/gym/gorhambury/657821</text:a></text:p>
          </table:table-cell>
          <table:table-cell table:style-name="ce5" office:value-type="string" calcext:value-type="string">
            <text:p>gorhambury</text:p>
          </table:table-cell>
          <table:table-cell table:style-name="ce5" office:value-type="float" office:value="657821" calcext:value-type="float">
            <text:p>657821</text:p>
          </table:table-cell>
          <table:table-cell table:style-name="ce5" office:value-type="float" office:value="51.759758" calcext:value-type="float">
            <text:p>51.759758</text:p>
          </table:table-cell>
          <table:table-cell table:style-name="ce5" office:value-type="float" office:value="-0.386773" calcext:value-type="float">
            <text:p>-0.3867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elissa Field 1933</text:p>
          </table:table-cell>
          <table:table-cell table:style-name="ce5" office:value-type="string" calcext:value-type="string">
            <text:p><text:a xlink:href="http://maps.google.com/?q=51.817551,-0.308796000000029" xlink:type="simple">http://maps.google.com/?q=51.817551,-0.308796000000029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elissa-field-1933/7240107" xlink:type="simple">https://www.pokemongomap.info/gym/melissa-field-1933/7240107</text:a></text:p>
          </table:table-cell>
          <table:table-cell table:style-name="ce5" office:value-type="string" calcext:value-type="string">
            <text:p>melissa-field-1933</text:p>
          </table:table-cell>
          <table:table-cell table:style-name="ce5" office:value-type="float" office:value="7240107" calcext:value-type="float">
            <text:p>7240107</text:p>
          </table:table-cell>
          <table:table-cell table:style-name="ce5" office:value-type="float" office:value="51.817551" calcext:value-type="float">
            <text:p>51.817551</text:p>
          </table:table-cell>
          <table:table-cell table:style-name="ce5" office:value-type="float" office:value="-0.308796" calcext:value-type="float">
            <text:p>-0.30879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t Thomas More Roman Catholic Church</text:p>
          </table:table-cell>
          <table:table-cell table:style-name="ce5" office:value-type="string" calcext:value-type="string">
            <text:p><text:a xlink:href="http://maps.google.com/?q=51.811344,-0.292128000000048" xlink:type="simple">http://maps.google.com/?q=51.811344,-0.292128000000048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thomas-more-roman-catholic-church/426101" xlink:type="simple">https://www.pokemongomap.info/gym/st-thomas-more-roman-catholic-church/426101</text:a></text:p>
          </table:table-cell>
          <table:table-cell table:style-name="ce5" office:value-type="string" calcext:value-type="string">
            <text:p>st-thomas-more-roman-catholic-church</text:p>
          </table:table-cell>
          <table:table-cell table:style-name="ce5" office:value-type="float" office:value="426101" calcext:value-type="float">
            <text:p>426101</text:p>
          </table:table-cell>
          <table:table-cell table:style-name="ce5" office:value-type="float" office:value="51.811344" calcext:value-type="float">
            <text:p>51.811344</text:p>
          </table:table-cell>
          <table:table-cell table:style-name="ce5" office:value-type="float" office:value="-0.292128" calcext:value-type="float">
            <text:p>-0.2921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Sign</text:p>
          </table:table-cell>
          <table:table-cell table:style-name="ce5" office:value-type="string" calcext:value-type="string">
            <text:p><text:a xlink:href="http://maps.google.com/?q=51.813842,-0.29311800000005" xlink:type="simple">http://maps.google.com/?q=51.813842,-0.29311800000005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sign/7947447" xlink:type="simple">https://www.pokemongomap.info/gym/wheathampstead-sign/7947447</text:a></text:p>
          </table:table-cell>
          <table:table-cell table:style-name="ce5" office:value-type="string" calcext:value-type="string">
            <text:p>wheathampstead-sign</text:p>
          </table:table-cell>
          <table:table-cell table:style-name="ce5" office:value-type="float" office:value="7947447" calcext:value-type="float">
            <text:p>7947447</text:p>
          </table:table-cell>
          <table:table-cell table:style-name="ce5" office:value-type="float" office:value="51.813842" calcext:value-type="float">
            <text:p>51.813842</text:p>
          </table:table-cell>
          <table:table-cell table:style-name="ce5" office:value-type="float" office:value="-0.293118" calcext:value-type="float">
            <text:p>-0.2931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Cricket Club</text:p>
          </table:table-cell>
          <table:table-cell table:style-name="ce5" office:value-type="string" calcext:value-type="string">
            <text:p><text:a xlink:href="http://maps.google.com/?q=51.800005,-0.29825500000004" xlink:type="simple">http://maps.google.com/?q=51.800005,-0.2982550000000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cricket-club/1022576" xlink:type="simple">https://www.pokemongomap.info/gym/wheathampstead-cricket-club/1022576</text:a></text:p>
          </table:table-cell>
          <table:table-cell table:style-name="ce5" office:value-type="string" calcext:value-type="string">
            <text:p>wheathampstead-cricket-club</text:p>
          </table:table-cell>
          <table:table-cell table:style-name="ce5" office:value-type="float" office:value="1022576" calcext:value-type="float">
            <text:p>1022576</text:p>
          </table:table-cell>
          <table:table-cell table:style-name="ce5" office:value-type="float" office:value="51.800005" calcext:value-type="float">
            <text:p>51.800005</text:p>
          </table:table-cell>
          <table:table-cell table:style-name="ce5" office:value-type="float" office:value="-0.298255" calcext:value-type="float">
            <text:p>-0.2982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ohn Bunyan&amp;#039;s Chimney</text:p>
          </table:table-cell>
          <table:table-cell table:style-name="ce5" office:value-type="string" calcext:value-type="string">
            <text:p><text:a xlink:href="http://maps.google.com/?q=51.799829,-0.275091999999972" xlink:type="simple">http://maps.google.com/?q=51.799829,-0.27509199999997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ohn-bunyan-039-s-chimney/923738" xlink:type="simple">https://www.pokemongomap.info/gym/john-bunyan-039-s-chimney/923738</text:a></text:p>
          </table:table-cell>
          <table:table-cell table:style-name="ce5" office:value-type="string" calcext:value-type="string">
            <text:p>john-bunyan-039-s-chimney</text:p>
          </table:table-cell>
          <table:table-cell table:style-name="ce5" office:value-type="float" office:value="923738" calcext:value-type="float">
            <text:p>923738</text:p>
          </table:table-cell>
          <table:table-cell table:style-name="ce5" office:value-type="float" office:value="51.799829" calcext:value-type="float">
            <text:p>51.799829</text:p>
          </table:table-cell>
          <table:table-cell table:style-name="ce5" office:value-type="float" office:value="-0.275092" calcext:value-type="float">
            <text:p>-0.2750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evil&amp;#039;s Dyke</text:p>
          </table:table-cell>
          <table:table-cell table:style-name="ce5" office:value-type="string" calcext:value-type="string">
            <text:p><text:a xlink:href="http://maps.google.com/?q=51.808633,-0.284500999999977" xlink:type="simple">http://maps.google.com/?q=51.808633,-0.284500999999977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evil-039-s-dyke/717092" xlink:type="simple">https://www.pokemongomap.info/gym/devil-039-s-dyke/717092</text:a></text:p>
          </table:table-cell>
          <table:table-cell table:style-name="ce5" office:value-type="string" calcext:value-type="string">
            <text:p>devil-039-s-dyke</text:p>
          </table:table-cell>
          <table:table-cell table:style-name="ce5" office:value-type="float" office:value="717092" calcext:value-type="float">
            <text:p>717092</text:p>
          </table:table-cell>
          <table:table-cell table:style-name="ce5" office:value-type="float" office:value="51.808633" calcext:value-type="float">
            <text:p>51.808633</text:p>
          </table:table-cell>
          <table:table-cell table:style-name="ce5" office:value-type="float" office:value="-0.284501" calcext:value-type="float">
            <text:p>-0.2845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heathampstead Methodist Chapel</text:p>
          </table:table-cell>
          <table:table-cell table:style-name="ce5" office:value-type="string" calcext:value-type="string">
            <text:p><text:a xlink:href="http://maps.google.com/?q=51.808091,-0.294378000000052" xlink:type="simple">http://maps.google.com/?q=51.808091,-0.29437800000005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methodist-chapel/1099261" xlink:type="simple">https://www.pokemongomap.info/gym/wheathampstead-methodist-chapel/1099261</text:a></text:p>
          </table:table-cell>
          <table:table-cell table:style-name="ce5" office:value-type="string" calcext:value-type="string">
            <text:p>wheathampstead-methodist-chapel</text:p>
          </table:table-cell>
          <table:table-cell table:style-name="ce5" office:value-type="float" office:value="1099261" calcext:value-type="float">
            <text:p>1099261</text:p>
          </table:table-cell>
          <table:table-cell table:style-name="ce5" office:value-type="float" office:value="51.808091" calcext:value-type="float">
            <text:p>51.808091</text:p>
          </table:table-cell>
          <table:table-cell table:style-name="ce5" office:value-type="float" office:value="-0.294378" calcext:value-type="float">
            <text:p>-0.29437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dyke Road Play Area</text:p>
          </table:table-cell>
          <table:table-cell table:style-name="ce5" office:value-type="string" calcext:value-type="string">
            <text:p><text:a xlink:href="http://maps.google.com/?q=51.806228,-0.29117999999994" xlink:type="simple">http://maps.google.com/?q=51.806228,-0.2911799999999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dyke-road-play-area/7946920" xlink:type="simple">https://www.pokemongomap.info/gym/hilldyke-road-play-area/7946920</text:a></text:p>
          </table:table-cell>
          <table:table-cell table:style-name="ce5" office:value-type="string" calcext:value-type="string">
            <text:p>hilldyke-road-play-area</text:p>
          </table:table-cell>
          <table:table-cell table:style-name="ce5" office:value-type="float" office:value="7946920" calcext:value-type="float">
            <text:p>7946920</text:p>
          </table:table-cell>
          <table:table-cell table:style-name="ce5" office:value-type="float" office:value="51.806228" calcext:value-type="float">
            <text:p>51.806228</text:p>
          </table:table-cell>
          <table:table-cell table:style-name="ce5" office:value-type="float" office:value="-0.29118" calcext:value-type="float">
            <text:p>-0.29118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20:21:03.113689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0:40:48.896649634</meta:creation-date>
    <dc:date>2017-08-30T20:32:55.463150781</dc:date>
    <meta:editing-duration>PT6M57S</meta:editing-duration>
    <meta:editing-cycles>3</meta:editing-cycles>
    <meta:generator>LibreOffice/5.3.1.2$Linux_X86_64 LibreOffice_project/30m0$Build-2</meta:generator>
    <meta:document-statistic meta:table-count="1" meta:cell-count="1629" meta:object-count="0"/>
  </office:meta>
</office:document-meta>
</file>